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a43" style:family="table">
      <style:table-properties style:width="15.007cm" fo:margin-left="0cm" table:align="left" style:writing-mode="lr-tb"/>
    </style:style>
    <style:style style:name="Tabla43.A" style:family="table-column">
      <style:table-column-properties style:column-width="2.096cm"/>
    </style:style>
    <style:style style:name="Tabla43.B" style:family="table-column">
      <style:table-column-properties style:column-width="7.514cm"/>
    </style:style>
    <style:style style:name="Tabla43.C" style:family="table-column">
      <style:table-column-properties style:column-width="2.286cm"/>
    </style:style>
    <style:style style:name="Tabla43.D" style:family="table-column">
      <style:table-column-properties style:column-width="3.112cm"/>
    </style:style>
    <style:style style:name="Tabla43.A1" style:family="table-cell">
      <style:table-cell-properties fo:padding="0.097cm" fo:border-left="0.05pt solid #000000" fo:border-right="0.05pt solid #000000" fo:border-top="0.05pt solid #000000" fo:border-bottom="none"/>
    </style:style>
    <style:style style:name="Tabla43.A2" style:family="table-cell">
      <style:table-cell-properties fo:padding="0.097cm" fo:border-left="0.05pt solid #000000" fo:border-right="none" fo:border-top="none" fo:border-bottom="none"/>
    </style:style>
    <style:style style:name="Tabla43.B2" style:family="table-cell">
      <style:table-cell-properties fo:padding="0.097cm" fo:border="none"/>
    </style:style>
    <style:style style:name="Tabla43.D2" style:family="table-cell">
      <style:table-cell-properties fo:padding="0.097cm" fo:border-left="none" fo:border-right="0.05pt solid #000000" fo:border-top="none" fo:border-bottom="none"/>
    </style:style>
    <style:style style:name="Tabla43.A20" style:family="table-cell">
      <style:table-cell-properties fo:padding="0.097cm" fo:border-left="0.05pt solid #000000" fo:border-right="none" fo:border-top="none" fo:border-bottom="0.05pt solid #000000"/>
    </style:style>
    <style:style style:name="Tabla43.B20" style:family="table-cell">
      <style:table-cell-properties fo:padding="0.097cm" fo:border-left="none" fo:border-right="none" fo:border-top="none" fo:border-bottom="0.05pt solid #000000"/>
    </style:style>
    <style:style style:name="Tabla43.D20" style:family="table-cell">
      <style:table-cell-properties fo:padding="0.097cm" fo:border-left="none" fo:border-right="0.05pt solid #000000" fo:border-top="none" fo:border-bottom="0.05pt solid #000000"/>
    </style:style>
    <style:style style:name="Tabla44" style:family="table">
      <style:table-properties style:width="15.007cm" fo:margin-left="0cm" table:align="left" style:writing-mode="lr-tb"/>
    </style:style>
    <style:style style:name="Tabla44.A" style:family="table-column">
      <style:table-column-properties style:column-width="2.096cm"/>
    </style:style>
    <style:style style:name="Tabla44.B" style:family="table-column">
      <style:table-column-properties style:column-width="7.514cm"/>
    </style:style>
    <style:style style:name="Tabla44.C" style:family="table-column">
      <style:table-column-properties style:column-width="2.286cm"/>
    </style:style>
    <style:style style:name="Tabla44.D" style:family="table-column">
      <style:table-column-properties style:column-width="3.112cm"/>
    </style:style>
    <style:style style:name="Tabla44.A1" style:family="table-cell">
      <style:table-cell-properties fo:padding="0.097cm" fo:border-left="0.05pt solid #000000" fo:border-right="0.05pt solid #000000" fo:border-top="0.05pt solid #000000" fo:border-bottom="none"/>
    </style:style>
    <style:style style:name="Tabla44.A2" style:family="table-cell">
      <style:table-cell-properties fo:padding="0.097cm" fo:border-left="0.05pt solid #000000" fo:border-right="none" fo:border-top="none" fo:border-bottom="none"/>
    </style:style>
    <style:style style:name="Tabla44.B2" style:family="table-cell">
      <style:table-cell-properties fo:padding="0.097cm" fo:border="none"/>
    </style:style>
    <style:style style:name="Tabla44.D2" style:family="table-cell">
      <style:table-cell-properties fo:padding="0.097cm" fo:border-left="none" fo:border-right="0.05pt solid #000000" fo:border-top="none" fo:border-bottom="none"/>
    </style:style>
    <style:style style:name="Tabla44.A6" style:family="table-cell">
      <style:table-cell-properties fo:padding="0.097cm" fo:border-left="0.05pt solid #000000" fo:border-right="none" fo:border-top="none" fo:border-bottom="0.05pt solid #000000"/>
    </style:style>
    <style:style style:name="Tabla44.B6" style:family="table-cell">
      <style:table-cell-properties fo:padding="0.097cm" fo:border-left="none" fo:border-right="none" fo:border-top="none" fo:border-bottom="0.05pt solid #000000"/>
    </style:style>
    <style:style style:name="Tabla44.D6" style:family="table-cell">
      <style:table-cell-properties fo:padding="0.097cm" fo:border-left="none" fo:border-right="0.05pt solid #000000" fo:border-top="none" fo:border-bottom="0.05pt solid #000000"/>
    </style:style>
    <style:style style:name="Tabla45" style:family="table">
      <style:table-properties style:width="15.007cm" fo:margin-left="0cm" table:align="left" style:writing-mode="lr-tb"/>
    </style:style>
    <style:style style:name="Tabla45.A" style:family="table-column">
      <style:table-column-properties style:column-width="2.096cm"/>
    </style:style>
    <style:style style:name="Tabla45.B" style:family="table-column">
      <style:table-column-properties style:column-width="7.514cm"/>
    </style:style>
    <style:style style:name="Tabla45.C" style:family="table-column">
      <style:table-column-properties style:column-width="2.286cm"/>
    </style:style>
    <style:style style:name="Tabla45.D" style:family="table-column">
      <style:table-column-properties style:column-width="3.112cm"/>
    </style:style>
    <style:style style:name="Tabla45.A1" style:family="table-cell">
      <style:table-cell-properties fo:padding="0.097cm" fo:border-left="0.05pt solid #000000" fo:border-right="0.05pt solid #000000" fo:border-top="0.05pt solid #000000" fo:border-bottom="none"/>
    </style:style>
    <style:style style:name="Tabla45.A2" style:family="table-cell">
      <style:table-cell-properties fo:padding="0.097cm" fo:border-left="0.05pt solid #000000" fo:border-right="none" fo:border-top="none" fo:border-bottom="none"/>
    </style:style>
    <style:style style:name="Tabla45.B2" style:family="table-cell">
      <style:table-cell-properties fo:padding="0.097cm" fo:border="none"/>
    </style:style>
    <style:style style:name="Tabla45.D2" style:family="table-cell">
      <style:table-cell-properties fo:padding="0.097cm" fo:border-left="none" fo:border-right="0.05pt solid #000000" fo:border-top="none" fo:border-bottom="none"/>
    </style:style>
    <style:style style:name="Tabla45.A13" style:family="table-cell">
      <style:table-cell-properties fo:padding="0.097cm" fo:border-left="0.05pt solid #000000" fo:border-right="none" fo:border-top="none" fo:border-bottom="0.05pt solid #000000"/>
    </style:style>
    <style:style style:name="Tabla45.B13" style:family="table-cell">
      <style:table-cell-properties fo:padding="0.097cm" fo:border-left="none" fo:border-right="none" fo:border-top="none" fo:border-bottom="0.05pt solid #000000"/>
    </style:style>
    <style:style style:name="Tabla45.D13" style:family="table-cell">
      <style:table-cell-properties fo:padding="0.097cm" fo:border-left="none" fo:border-right="0.05pt solid #000000" fo:border-top="none" fo:border-bottom="0.05pt solid #000000"/>
    </style:style>
    <style:style style:name="Tabla46" style:family="table">
      <style:table-properties style:width="15.007cm" fo:margin-left="0cm" table:align="left" style:writing-mode="lr-tb"/>
    </style:style>
    <style:style style:name="Tabla46.A" style:family="table-column">
      <style:table-column-properties style:column-width="2.096cm"/>
    </style:style>
    <style:style style:name="Tabla46.B" style:family="table-column">
      <style:table-column-properties style:column-width="7.514cm"/>
    </style:style>
    <style:style style:name="Tabla46.C" style:family="table-column">
      <style:table-column-properties style:column-width="2.286cm"/>
    </style:style>
    <style:style style:name="Tabla46.D" style:family="table-column">
      <style:table-column-properties style:column-width="3.112cm"/>
    </style:style>
    <style:style style:name="Tabla46.A1" style:family="table-cell">
      <style:table-cell-properties fo:padding="0.097cm" fo:border-left="0.05pt solid #000000" fo:border-right="0.05pt solid #000000" fo:border-top="0.05pt solid #000000" fo:border-bottom="none"/>
    </style:style>
    <style:style style:name="Tabla46.A2" style:family="table-cell">
      <style:table-cell-properties fo:padding="0.097cm" fo:border-left="0.05pt solid #000000" fo:border-right="none" fo:border-top="none" fo:border-bottom="none"/>
    </style:style>
    <style:style style:name="Tabla46.B2" style:family="table-cell">
      <style:table-cell-properties fo:padding="0.097cm" fo:border="none"/>
    </style:style>
    <style:style style:name="Tabla46.D2" style:family="table-cell">
      <style:table-cell-properties fo:padding="0.097cm" fo:border-left="none" fo:border-right="0.05pt solid #000000" fo:border-top="none" fo:border-bottom="none"/>
    </style:style>
    <style:style style:name="Tabla46.4" style:family="table-row">
      <style:table-row-properties style:min-row-height="1.323cm"/>
    </style:style>
    <style:style style:name="Tabla47" style:family="table">
      <style:table-properties style:width="15.007cm" fo:margin-left="0cm" table:align="left" style:writing-mode="lr-tb"/>
    </style:style>
    <style:style style:name="Tabla47.A" style:family="table-column">
      <style:table-column-properties style:column-width="10.499cm"/>
    </style:style>
    <style:style style:name="Tabla47.B" style:family="table-column">
      <style:table-column-properties style:column-width="2.201cm"/>
    </style:style>
    <style:style style:name="Tabla47.C" style:family="table-column">
      <style:table-column-properties style:column-width="2.307cm"/>
    </style:style>
    <style:style style:name="Tabla47.A1" style:family="table-cell">
      <style:table-cell-properties fo:padding="0.097cm" fo:border-left="0.05pt solid #000000" fo:border-right="none" fo:border-top="0.05pt solid #000000" fo:border-bottom="0.05pt solid #000000"/>
    </style:style>
    <style:style style:name="Tabla47.C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C2" style:family="table-cell">
      <style:table-cell-properties fo:padding="0.097cm" fo:border-left="0.05pt solid #000000" fo:border-right="0.05pt solid #000000" fo:border-top="none" fo:border-bottom="0.05pt solid #000000"/>
    </style:style>
    <style:style style:name="Tabla48" style:family="table">
      <style:table-properties style:width="15.007cm" fo:margin-left="0cm" table:align="left" style:writing-mode="lr-tb"/>
    </style:style>
    <style:style style:name="Tabla48.A" style:family="table-column">
      <style:table-column-properties style:column-width="10.499cm"/>
    </style:style>
    <style:style style:name="Tabla48.B" style:family="table-column">
      <style:table-column-properties style:column-width="2.201cm"/>
    </style:style>
    <style:style style:name="Tabla48.C" style:family="table-column">
      <style:table-column-properties style:column-width="2.307cm"/>
    </style:style>
    <style:style style:name="Tabla48.A1" style:family="table-cell">
      <style:table-cell-properties fo:padding="0.097cm" fo:border-left="0.05pt solid #000000" fo:border-right="none" fo:border-top="0.05pt solid #000000" fo:border-bottom="0.05pt solid #000000"/>
    </style:style>
    <style:style style:name="Tabla48.C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C2" style:family="table-cell">
      <style:table-cell-properties fo:padding="0.097cm" fo:border-left="0.05pt solid #000000" fo:border-right="0.05pt solid #000000" fo:border-top="none" fo:border-bottom="0.05pt solid #000000"/>
    </style:style>
    <style:style style:name="Tabla2" style:family="table">
      <style:table-properties style:width="14.982cm" fo:margin-left="0cm" fo:margin-top="0cm" fo:margin-bottom="0cm" table:align="left" style:writing-mode="lr-tb"/>
    </style:style>
    <style:style style:name="Tabla2.A" style:family="table-column">
      <style:table-column-properties style:column-width="7.49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1" style:family="table">
      <style:table-properties style:width="15cm" table:align="margins" style:writing-mode="lr-tb"/>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3.173cm"/>
    </style:style>
    <style:style style:name="Tabla4.B" style:family="table-column">
      <style:table-column-properties style:column-width="11.809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3" style:family="table">
      <style:table-properties style:width="11.411cm" fo:margin-left="0cm" fo:margin-top="0cm" fo:margin-bottom="0cm" table:align="left" style:writing-mode="lr-tb"/>
    </style:style>
    <style:style style:name="Tabla3.A" style:family="table-column">
      <style:table-column-properties style:column-width="0.882cm"/>
    </style:style>
    <style:style style:name="Tabla3.B" style:family="table-column">
      <style:table-column-properties style:column-width="10.529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6" style:family="table">
      <style:table-properties style:width="14.982cm" fo:margin-left="0cm" fo:margin-top="0cm" fo:margin-bottom="0cm" table:align="left" style:writing-mode="lr-tb"/>
    </style:style>
    <style:style style:name="Tabla6.A" style:family="table-column">
      <style:table-column-properties style:column-width="3.173cm"/>
    </style:style>
    <style:style style:name="Tabla6.B" style:family="table-column">
      <style:table-column-properties style:column-width="11.809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5" style:family="table">
      <style:table-properties style:width="11.411cm" fo:margin-left="0cm" fo:margin-top="0cm" fo:margin-bottom="0cm" table:align="left" style:writing-mode="lr-tb"/>
    </style:style>
    <style:style style:name="Tabla5.A" style:family="table-column">
      <style:table-column-properties style:column-width="0.882cm"/>
    </style:style>
    <style:style style:name="Tabla5.B" style:family="table-column">
      <style:table-column-properties style:column-width="10.52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8" style:family="table">
      <style:table-properties style:width="14.982cm" fo:margin-left="0cm" fo:margin-top="0cm" fo:margin-bottom="0cm" table:align="left" style:writing-mode="lr-tb"/>
    </style:style>
    <style:style style:name="Tabla8.A" style:family="table-column">
      <style:table-column-properties style:column-width="3.173cm"/>
    </style:style>
    <style:style style:name="Tabla8.B" style:family="table-column">
      <style:table-column-properties style:column-width="11.809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7" style:family="table">
      <style:table-properties style:width="11.411cm" fo:margin-left="0cm" fo:margin-top="0cm" fo:margin-bottom="0cm" table:align="left" style:writing-mode="lr-tb"/>
    </style:style>
    <style:style style:name="Tabla7.A" style:family="table-column">
      <style:table-column-properties style:column-width="0.882cm"/>
    </style:style>
    <style:style style:name="Tabla7.B" style:family="table-column">
      <style:table-column-properties style:column-width="10.529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style>
    <style:style style:name="Tabla10" style:family="table">
      <style:table-properties style:width="14.982cm" fo:margin-left="0cm" fo:margin-top="0cm" fo:margin-bottom="0cm" table:align="left" style:writing-mode="lr-tb"/>
    </style:style>
    <style:style style:name="Tabla10.A" style:family="table-column">
      <style:table-column-properties style:column-width="3.173cm"/>
    </style:style>
    <style:style style:name="Tabla10.B" style:family="table-column">
      <style:table-column-properties style:column-width="11.809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style>
    <style:style style:name="Tabla9" style:family="table">
      <style:table-properties style:width="11.411cm" fo:margin-left="0cm" fo:margin-top="0cm" fo:margin-bottom="0cm" table:align="left" style:writing-mode="lr-tb"/>
    </style:style>
    <style:style style:name="Tabla9.A" style:family="table-column">
      <style:table-column-properties style:column-width="0.882cm"/>
    </style:style>
    <style:style style:name="Tabla9.B" style:family="table-column">
      <style:table-column-properties style:column-width="10.529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style>
    <style:style style:name="Tabla12" style:family="table">
      <style:table-properties style:width="14.982cm" fo:margin-left="0cm" fo:margin-top="0cm" fo:margin-bottom="0cm" table:align="left" style:writing-mode="lr-tb"/>
    </style:style>
    <style:style style:name="Tabla12.A" style:family="table-column">
      <style:table-column-properties style:column-width="3.173cm"/>
    </style:style>
    <style:style style:name="Tabla12.B" style:family="table-column">
      <style:table-column-properties style:column-width="11.809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style>
    <style:style style:name="Tabla11" style:family="table">
      <style:table-properties style:width="11.411cm" fo:margin-left="0cm" fo:margin-top="0cm" fo:margin-bottom="0cm" table:align="left" style:writing-mode="lr-tb"/>
    </style:style>
    <style:style style:name="Tabla11.A" style:family="table-column">
      <style:table-column-properties style:column-width="0.882cm"/>
    </style:style>
    <style:style style:name="Tabla11.B" style:family="table-column">
      <style:table-column-properties style:column-width="10.529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style>
    <style:style style:name="Tabla14" style:family="table">
      <style:table-properties style:width="14.982cm" fo:margin-left="0cm" fo:margin-top="0cm" fo:margin-bottom="0cm" table:align="left" style:writing-mode="lr-tb"/>
    </style:style>
    <style:style style:name="Tabla14.A" style:family="table-column">
      <style:table-column-properties style:column-width="3.173cm"/>
    </style:style>
    <style:style style:name="Tabla14.B" style:family="table-column">
      <style:table-column-properties style:column-width="11.809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style>
    <style:style style:name="Tabla13" style:family="table">
      <style:table-properties style:width="11.411cm" fo:margin-left="0cm" fo:margin-top="0cm" fo:margin-bottom="0cm" table:align="left" style:writing-mode="lr-tb"/>
    </style:style>
    <style:style style:name="Tabla13.A" style:family="table-column">
      <style:table-column-properties style:column-width="0.882cm"/>
    </style:style>
    <style:style style:name="Tabla13.B" style:family="table-column">
      <style:table-column-properties style:column-width="10.529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style>
    <style:style style:name="Tabla16" style:family="table">
      <style:table-properties style:width="14.982cm" fo:margin-left="0cm" fo:margin-top="0cm" fo:margin-bottom="0cm" table:align="left" style:writing-mode="lr-tb"/>
    </style:style>
    <style:style style:name="Tabla16.A" style:family="table-column">
      <style:table-column-properties style:column-width="3.173cm"/>
    </style:style>
    <style:style style:name="Tabla16.B" style:family="table-column">
      <style:table-column-properties style:column-width="11.809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style>
    <style:style style:name="Tabla15" style:family="table">
      <style:table-properties style:width="11.411cm" fo:margin-left="0cm" fo:margin-top="0cm" fo:margin-bottom="0cm" table:align="left" style:writing-mode="lr-tb"/>
    </style:style>
    <style:style style:name="Tabla15.A" style:family="table-column">
      <style:table-column-properties style:column-width="0.882cm"/>
    </style:style>
    <style:style style:name="Tabla15.B" style:family="table-column">
      <style:table-column-properties style:column-width="10.529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style>
    <style:style style:name="Tabla18" style:family="table">
      <style:table-properties style:width="14.982cm" fo:margin-left="0cm" fo:margin-top="0cm" fo:margin-bottom="0cm" table:align="left" style:writing-mode="lr-tb"/>
    </style:style>
    <style:style style:name="Tabla18.A" style:family="table-column">
      <style:table-column-properties style:column-width="3.173cm"/>
    </style:style>
    <style:style style:name="Tabla18.B" style:family="table-column">
      <style:table-column-properties style:column-width="11.809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style>
    <style:style style:name="Tabla17" style:family="table">
      <style:table-properties style:width="11.411cm" fo:margin-left="0cm" fo:margin-top="0cm" fo:margin-bottom="0cm" table:align="left" style:writing-mode="lr-tb"/>
    </style:style>
    <style:style style:name="Tabla17.A" style:family="table-column">
      <style:table-column-properties style:column-width="0.882cm"/>
    </style:style>
    <style:style style:name="Tabla17.B" style:family="table-column">
      <style:table-column-properties style:column-width="10.529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style>
    <style:style style:name="Tabla20" style:family="table">
      <style:table-properties style:width="14.982cm" fo:margin-left="0cm" fo:margin-top="0cm" fo:margin-bottom="0cm" table:align="left" style:writing-mode="lr-tb"/>
    </style:style>
    <style:style style:name="Tabla20.A" style:family="table-column">
      <style:table-column-properties style:column-width="3.173cm"/>
    </style:style>
    <style:style style:name="Tabla20.B" style:family="table-column">
      <style:table-column-properties style:column-width="11.809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style>
    <style:style style:name="Tabla19" style:family="table">
      <style:table-properties style:width="11.411cm" fo:margin-left="0cm" fo:margin-top="0cm" fo:margin-bottom="0cm" table:align="left" style:writing-mode="lr-tb"/>
    </style:style>
    <style:style style:name="Tabla19.A" style:family="table-column">
      <style:table-column-properties style:column-width="0.882cm"/>
    </style:style>
    <style:style style:name="Tabla19.B" style:family="table-column">
      <style:table-column-properties style:column-width="10.529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style>
    <style:style style:name="Tabla22" style:family="table">
      <style:table-properties style:width="14.982cm" fo:margin-left="0cm" fo:margin-top="0cm" fo:margin-bottom="0cm" table:align="left" style:writing-mode="lr-tb"/>
    </style:style>
    <style:style style:name="Tabla22.A" style:family="table-column">
      <style:table-column-properties style:column-width="3.173cm"/>
    </style:style>
    <style:style style:name="Tabla22.B" style:family="table-column">
      <style:table-column-properties style:column-width="11.809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style>
    <style:style style:name="Tabla21" style:family="table">
      <style:table-properties style:width="11.411cm" fo:margin-left="0cm" fo:margin-top="0cm" fo:margin-bottom="0cm" table:align="left" style:writing-mode="lr-tb"/>
    </style:style>
    <style:style style:name="Tabla21.A" style:family="table-column">
      <style:table-column-properties style:column-width="0.882cm"/>
    </style:style>
    <style:style style:name="Tabla21.B" style:family="table-column">
      <style:table-column-properties style:column-width="10.529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style>
    <style:style style:name="Tabla24" style:family="table">
      <style:table-properties style:width="14.982cm" fo:margin-left="0cm" fo:margin-top="0cm" fo:margin-bottom="0cm" table:align="left" style:writing-mode="lr-tb"/>
    </style:style>
    <style:style style:name="Tabla24.A" style:family="table-column">
      <style:table-column-properties style:column-width="3.173cm"/>
    </style:style>
    <style:style style:name="Tabla24.B" style:family="table-column">
      <style:table-column-properties style:column-width="11.809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style>
    <style:style style:name="Tabla23" style:family="table">
      <style:table-properties style:width="11.411cm" fo:margin-left="0cm" fo:margin-top="0cm" fo:margin-bottom="0cm" table:align="left" style:writing-mode="lr-tb"/>
    </style:style>
    <style:style style:name="Tabla23.A" style:family="table-column">
      <style:table-column-properties style:column-width="0.882cm"/>
    </style:style>
    <style:style style:name="Tabla23.B" style:family="table-column">
      <style:table-column-properties style:column-width="10.529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style>
    <style:style style:name="Tabla26" style:family="table">
      <style:table-properties style:width="14.982cm" fo:margin-left="0cm" fo:margin-top="0cm" fo:margin-bottom="0cm" table:align="left" style:writing-mode="lr-tb"/>
    </style:style>
    <style:style style:name="Tabla26.A" style:family="table-column">
      <style:table-column-properties style:column-width="3.173cm"/>
    </style:style>
    <style:style style:name="Tabla26.B" style:family="table-column">
      <style:table-column-properties style:column-width="11.809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style>
    <style:style style:name="Tabla25" style:family="table">
      <style:table-properties style:width="11.411cm" fo:margin-left="0cm" fo:margin-top="0cm" fo:margin-bottom="0cm" table:align="left" style:writing-mode="lr-tb"/>
    </style:style>
    <style:style style:name="Tabla25.A" style:family="table-column">
      <style:table-column-properties style:column-width="0.882cm"/>
    </style:style>
    <style:style style:name="Tabla25.B" style:family="table-column">
      <style:table-column-properties style:column-width="10.529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style>
    <style:style style:name="Tabla28" style:family="table">
      <style:table-properties style:width="14.982cm" fo:margin-left="0cm" fo:margin-top="0cm" fo:margin-bottom="0cm" table:align="left" style:writing-mode="lr-tb"/>
    </style:style>
    <style:style style:name="Tabla28.A" style:family="table-column">
      <style:table-column-properties style:column-width="3.173cm"/>
    </style:style>
    <style:style style:name="Tabla28.B" style:family="table-column">
      <style:table-column-properties style:column-width="11.809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style>
    <style:style style:name="Tabla27" style:family="table">
      <style:table-properties style:width="11.411cm" fo:margin-left="0cm" fo:margin-top="0cm" fo:margin-bottom="0cm" table:align="left" style:writing-mode="lr-tb"/>
    </style:style>
    <style:style style:name="Tabla27.A" style:family="table-column">
      <style:table-column-properties style:column-width="0.882cm"/>
    </style:style>
    <style:style style:name="Tabla27.B" style:family="table-column">
      <style:table-column-properties style:column-width="10.529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style>
    <style:style style:name="Tabla30" style:family="table">
      <style:table-properties style:width="14.982cm" fo:margin-left="0cm" fo:margin-top="0cm" fo:margin-bottom="0cm" table:align="left" style:writing-mode="lr-tb"/>
    </style:style>
    <style:style style:name="Tabla30.A" style:family="table-column">
      <style:table-column-properties style:column-width="3.173cm"/>
    </style:style>
    <style:style style:name="Tabla30.B" style:family="table-column">
      <style:table-column-properties style:column-width="11.809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style>
    <style:style style:name="Tabla29" style:family="table">
      <style:table-properties style:width="11.411cm" fo:margin-left="0cm" fo:margin-top="0cm" fo:margin-bottom="0cm" table:align="left" style:writing-mode="lr-tb"/>
    </style:style>
    <style:style style:name="Tabla29.A" style:family="table-column">
      <style:table-column-properties style:column-width="0.882cm"/>
    </style:style>
    <style:style style:name="Tabla29.B" style:family="table-column">
      <style:table-column-properties style:column-width="10.529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style>
    <style:style style:name="Tabla32" style:family="table">
      <style:table-properties style:width="14.982cm" fo:margin-left="0cm" fo:margin-top="0cm" fo:margin-bottom="0cm" table:align="left" style:writing-mode="lr-tb"/>
    </style:style>
    <style:style style:name="Tabla32.A" style:family="table-column">
      <style:table-column-properties style:column-width="3.173cm"/>
    </style:style>
    <style:style style:name="Tabla32.B" style:family="table-column">
      <style:table-column-properties style:column-width="11.809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style>
    <style:style style:name="Tabla31" style:family="table">
      <style:table-properties style:width="11.411cm" fo:margin-left="0cm" fo:margin-top="0cm" fo:margin-bottom="0cm" table:align="left" style:writing-mode="lr-tb"/>
    </style:style>
    <style:style style:name="Tabla31.A" style:family="table-column">
      <style:table-column-properties style:column-width="0.882cm"/>
    </style:style>
    <style:style style:name="Tabla31.B" style:family="table-column">
      <style:table-column-properties style:column-width="10.529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style>
    <style:style style:name="Tabla34" style:family="table">
      <style:table-properties style:width="14.982cm" fo:margin-left="0cm" fo:margin-top="0cm" fo:margin-bottom="0cm" table:align="left" style:writing-mode="lr-tb"/>
    </style:style>
    <style:style style:name="Tabla34.A" style:family="table-column">
      <style:table-column-properties style:column-width="3.173cm"/>
    </style:style>
    <style:style style:name="Tabla34.B" style:family="table-column">
      <style:table-column-properties style:column-width="11.809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style>
    <style:style style:name="Tabla33" style:family="table">
      <style:table-properties style:width="11.411cm" fo:margin-left="0cm" fo:margin-top="0cm" fo:margin-bottom="0cm" table:align="left" style:writing-mode="lr-tb"/>
    </style:style>
    <style:style style:name="Tabla33.A" style:family="table-column">
      <style:table-column-properties style:column-width="0.882cm"/>
    </style:style>
    <style:style style:name="Tabla33.B" style:family="table-column">
      <style:table-column-properties style:column-width="10.529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style>
    <style:style style:name="Tabla35" style:family="table">
      <style:table-properties style:width="14.982cm" fo:margin-left="0cm" fo:margin-top="0cm" fo:margin-bottom="0cm" table:align="left" style:writing-mode="lr-tb"/>
    </style:style>
    <style:style style:name="Tabla35.A" style:family="table-column">
      <style:table-column-properties style:column-width="3.173cm"/>
    </style:style>
    <style:style style:name="Tabla35.B" style:family="table-column">
      <style:table-column-properties style:column-width="11.809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style>
    <style:style style:name="Tabla36" style:family="table">
      <style:table-properties style:width="11.425cm" fo:margin-left="-0.014cm" fo:margin-top="0cm" fo:margin-bottom="0cm" table:align="left" style:writing-mode="lr-tb"/>
    </style:style>
    <style:style style:name="Tabla36.A" style:family="table-column">
      <style:table-column-properties style:column-width="0.91cm"/>
    </style:style>
    <style:style style:name="Tabla36.B" style:family="table-column">
      <style:table-column-properties style:column-width="10.515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style>
    <style:style style:name="Tabla37" style:family="table">
      <style:table-properties style:width="14.982cm" fo:margin-left="0cm" fo:margin-top="0cm" fo:margin-bottom="0cm" table:align="left" style:writing-mode="lr-tb"/>
    </style:style>
    <style:style style:name="Tabla37.A" style:family="table-column">
      <style:table-column-properties style:column-width="3.173cm"/>
    </style:style>
    <style:style style:name="Tabla37.B" style:family="table-column">
      <style:table-column-properties style:column-width="11.809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style>
    <style:style style:name="Tabla38" style:family="table">
      <style:table-properties style:width="11.425cm" fo:margin-left="-0.014cm" fo:margin-top="0cm" fo:margin-bottom="0cm" table:align="left" style:writing-mode="lr-tb"/>
    </style:style>
    <style:style style:name="Tabla38.A" style:family="table-column">
      <style:table-column-properties style:column-width="0.91cm"/>
    </style:style>
    <style:style style:name="Tabla38.B" style:family="table-column">
      <style:table-column-properties style:column-width="10.515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style>
    <style:style style:name="Tabla38.A5" style:family="table-cell">
      <style:table-cell-properties fo:padding-left="0.191cm" fo:padding-right="0.191cm" fo:padding-top="0cm" fo:padding-bottom="0cm" fo:border-left="0.5pt solid #000000" fo:border-right="0.5pt solid #000000" fo:border-top="none" fo:border-bottom="0.5pt solid #000000"/>
    </style:style>
    <style:style style:name="Tabla39" style:family="table">
      <style:table-properties style:width="14.982cm" fo:margin-left="0cm" fo:margin-top="0cm" fo:margin-bottom="0cm" table:align="left" style:writing-mode="lr-tb"/>
    </style:style>
    <style:style style:name="Tabla39.A" style:family="table-column">
      <style:table-column-properties style:column-width="3.173cm"/>
    </style:style>
    <style:style style:name="Tabla39.B" style:family="table-column">
      <style:table-column-properties style:column-width="11.809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style>
    <style:style style:name="Tabla40" style:family="table">
      <style:table-properties style:width="11.425cm" fo:margin-left="-0.014cm" fo:margin-top="0cm" fo:margin-bottom="0cm" table:align="left" style:writing-mode="lr-tb"/>
    </style:style>
    <style:style style:name="Tabla40.A" style:family="table-column">
      <style:table-column-properties style:column-width="0.91cm"/>
    </style:style>
    <style:style style:name="Tabla40.B" style:family="table-column">
      <style:table-column-properties style:column-width="10.515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style>
    <style:style style:name="Tabla49" style:family="table">
      <style:table-properties style:width="15.007cm" fo:margin-left="0cm" table:align="left" style:writing-mode="lr-tb"/>
    </style:style>
    <style:style style:name="Tabla49.A" style:family="table-column">
      <style:table-column-properties style:column-width="4.699cm"/>
    </style:style>
    <style:style style:name="Tabla49.B" style:family="table-column">
      <style:table-column-properties style:column-width="10.308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41" style:family="table">
      <style:table-properties style:width="15cm" table:align="margins" style:writing-mode="lr-tb"/>
    </style:style>
    <style:style style:name="Tabla41.A" style:family="table-column">
      <style:table-column-properties style:column-width="7.5cm" style:rel-column-width="32767*"/>
    </style:style>
    <style:style style:name="Tabla41.B" style:family="table-column">
      <style:table-column-properties style:column-width="7.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cm" table:align="margins" style:writing-mode="lr-tb"/>
    </style:style>
    <style:style style:name="Tabla42.A" style:family="table-column">
      <style:table-column-properties style:column-width="7.5cm" style:rel-column-width="32767*"/>
    </style:style>
    <style:style style:name="Tabla42.B" style:family="table-column">
      <style:table-column-properties style:column-width="7.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50" style:family="table">
      <style:table-properties style:width="15.007cm" fo:margin-left="0cm" table:align="left" style:writing-mode="lr-tb"/>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05pt solid #000000" fo:border-right="none" fo:border-top="0.05pt solid #000000" fo:border-bottom="0.05pt solid #000000"/>
    </style:style>
    <style:style style:name="Tabla50.C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paragraph-rsid="0054e939"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paragraph-rsid="0054e939"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paragraph-rsid="005627a5"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officeooo:rsid="005627a5" officeooo:paragraph-rsid="005627a5" style:font-size-asian="12pt" style:font-weight-asian="bold" style:font-size-complex="12pt" style:font-weight-complex="bold"/>
    </style:style>
    <style:style style:name="P11" style:family="paragraph" style:parent-style-name="Standard">
      <style:paragraph-properties fo:margin-top="0cm" fo:margin-bottom="0cm" loext:contextual-spacing="true"/>
      <style:text-properties fo:font-size="12pt" style:font-size-asian="12pt" style:font-name-complex="Calibri1" style:font-size-complex="12pt"/>
    </style:style>
    <style:style style:name="P12" style:family="paragraph" style:parent-style-name="Standard">
      <style:paragraph-properties fo:margin-top="0cm" fo:margin-bottom="0cm" loext:contextual-spacing="true"/>
      <style:text-properties fo:font-size="12pt" officeooo:paragraph-rsid="005f703e" style:font-size-asian="12pt" style:font-name-complex="Calibri1" style:font-size-complex="12pt"/>
    </style:style>
    <style:style style:name="P13" style:family="paragraph" style:parent-style-name="Standard">
      <style:paragraph-properties fo:margin-top="0cm" fo:margin-bottom="0cm" loext:contextual-spacing="true"/>
      <style:text-properties fo:font-size="12pt" officeooo:rsid="005f703e" officeooo:paragraph-rsid="005f703e" style:font-size-asian="12pt" style:font-name-complex="Calibri1" style:font-size-complex="12pt"/>
    </style:style>
    <style:style style:name="P14" style:family="paragraph" style:parent-style-name="Standard">
      <style:paragraph-properties fo:margin-top="0cm" fo:margin-bottom="0cm" loext:contextual-spacing="true" fo:text-align="center" style:justify-single-word="false"/>
      <style:text-properties fo:font-size="12pt" officeooo:rsid="006f9db5" officeooo:paragraph-rsid="007eecde" style:font-size-asian="12pt" style:font-name-complex="Calibri1" style:font-size-complex="12pt"/>
    </style:style>
    <style:style style:name="P15" style:family="paragraph" style:parent-style-name="Standard">
      <style:paragraph-properties fo:margin-top="0cm" fo:margin-bottom="0cm" loext:contextual-spacing="true" fo:text-align="center" style:justify-single-word="false"/>
      <style:text-properties fo:font-size="12pt" officeooo:rsid="00703323" officeooo:paragraph-rsid="007eecde" style:font-size-asian="12pt" style:font-name-complex="Calibri1" style:font-size-complex="12pt"/>
    </style:style>
    <style:style style:name="P16" style:family="paragraph" style:parent-style-name="Standard">
      <style:paragraph-properties fo:margin-top="0cm" fo:margin-bottom="0cm" loext:contextual-spacing="true"/>
      <style:text-properties fo:font-size="12pt" fo:font-weight="bold" officeooo:rsid="005e23e9" officeooo:paragraph-rsid="005e23e9" style:font-size-asian="12pt" style:font-weight-asian="bold" style:font-name-complex="Calibri1" style:font-size-complex="12pt" style:font-weight-complex="bold"/>
    </style:style>
    <style:style style:name="P17" style:family="paragraph" style:parent-style-name="Standard">
      <style:paragraph-properties fo:margin-top="0cm" fo:margin-bottom="0cm" loext:contextual-spacing="true"/>
      <style:text-properties fo:font-size="12pt" fo:font-weight="normal" officeooo:rsid="0044be71" officeooo:paragraph-rsid="0044be71" style:font-size-asian="12pt" style:font-weight-asian="normal" style:font-size-complex="12pt" style:font-weight-complex="normal"/>
    </style:style>
    <style:style style:name="P18" style:family="paragraph" style:parent-style-name="Standard">
      <style:paragraph-properties fo:margin-top="0cm" fo:margin-bottom="0cm" loext:contextual-spacing="true"/>
      <style:text-properties fo:font-size="12pt" fo:font-weight="normal" officeooo:rsid="0040e0ef" officeooo:paragraph-rsid="002a0e44" style:font-size-asian="12pt" style:font-weight-asian="normal" style:font-size-complex="12pt" style:font-weight-complex="normal"/>
    </style:style>
    <style:style style:name="P19" style:family="paragraph" style:parent-style-name="Standard">
      <style:paragraph-properties fo:margin-top="0cm" fo:margin-bottom="0cm" loext:contextual-spacing="true"/>
      <style:text-properties fo:font-size="12pt" fo:font-weight="normal" officeooo:rsid="005e23e9" officeooo:paragraph-rsid="005e23e9" style:font-size-asian="12pt" style:font-weight-asian="normal" style:font-name-complex="Calibri1" style:font-size-complex="12pt" style:font-weight-complex="normal"/>
    </style:style>
    <style:style style:name="P20" style:family="paragraph" style:parent-style-name="Standard">
      <style:paragraph-properties fo:margin-top="0cm" fo:margin-bottom="0cm" loext:contextual-spacing="true"/>
      <style:text-properties fo:font-size="12pt" style:text-underline-style="none" fo:font-weight="bold" style:font-size-asian="12pt" style:font-weight-asian="bold" style:font-name-complex="Calibri1" style:font-size-complex="12pt" style:font-weight-complex="bold"/>
    </style:style>
    <style:style style:name="P21" style:family="paragraph" style:parent-style-name="Standard">
      <style:paragraph-properties fo:margin-top="0cm" fo:margin-bottom="0cm" loext:contextual-spacing="true"/>
      <style:text-properties fo:font-size="12pt" style:text-underline-style="none" fo:font-weight="bold" officeooo:rsid="005f703e" officeooo:paragraph-rsid="005f703e" style:font-size-asian="12pt" style:font-weight-asian="bold" style:font-name-complex="Calibri1" style:font-size-complex="12pt" style:font-weight-complex="bold"/>
    </style:style>
    <style:style style:name="P22" style:family="paragraph" style:parent-style-name="Standard">
      <style:paragraph-properties fo:margin-top="0cm" fo:margin-bottom="0cm" loext:contextual-spacing="true" fo:text-align="start" style:justify-single-word="false"/>
      <style:text-properties fo:font-size="12pt" style:text-underline-style="none" fo:font-weight="bold" officeooo:rsid="00594ec9" officeooo:paragraph-rsid="00594ec9" style:font-size-asian="12pt" style:font-weight-asian="bold" style:font-size-complex="12pt" style:font-weight-complex="bold"/>
    </style:style>
    <style:style style:name="P23" style:family="paragraph" style:parent-style-name="Standard">
      <style:paragraph-properties fo:margin-top="0cm" fo:margin-bottom="0cm" loext:contextual-spacing="true"/>
      <style:text-properties fo:font-size="12pt" style:text-underline-style="none" fo:font-weight="normal" officeooo:rsid="00594ec9" officeooo:paragraph-rsid="00594ec9" style:font-size-asian="12pt" style:font-weight-asian="normal" style:font-size-complex="12pt" style:font-weight-complex="normal"/>
    </style:style>
    <style:style style:name="P24" style:family="paragraph" style:parent-style-name="Standard">
      <style:paragraph-properties fo:margin-top="0cm" fo:margin-bottom="0cm" loext:contextual-spacing="true"/>
      <style:text-properties fo:font-size="12pt" style:text-underline-style="none" fo:font-weight="normal" style:font-size-asian="12pt" style:font-weight-asian="normal" style:font-name-complex="Calibri1" style:font-size-complex="12pt" style:font-weight-complex="normal"/>
    </style:style>
    <style:style style:name="P25" style:family="paragraph" style:parent-style-name="Standard">
      <style:paragraph-properties fo:margin-top="0cm" fo:margin-bottom="0cm" loext:contextual-spacing="true"/>
      <style:text-properties fo:font-size="12pt" style:text-underline-style="none" fo:font-weight="normal" officeooo:rsid="00984a11" officeooo:paragraph-rsid="00984a11" style:font-size-asian="12pt" style:font-weight-asian="normal" style:font-name-complex="Calibri1" style:font-size-complex="12pt" style:font-weight-complex="normal"/>
    </style:style>
    <style:style style:name="P26" style:family="paragraph" style:parent-style-name="Standard">
      <style:paragraph-properties fo:margin-top="0cm" fo:margin-bottom="0cm" loext:contextual-spacing="tru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27" style:family="paragraph" style:parent-style-name="Standard">
      <style:paragraph-properties fo:margin-top="0cm" fo:margin-bottom="0cm" loext:contextual-spacing="tru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28" style:family="paragraph" style:parent-style-name="Standard">
      <style:paragraph-properties fo:margin-top="0cm" fo:margin-bottom="0cm" loext:contextual-spacing="true"/>
      <style:text-properties style:font-name="Calibri" style:font-name-complex="Calibri1"/>
    </style:style>
    <style:style style:name="P29" style:family="paragraph" style:parent-style-name="Standard">
      <style:paragraph-properties fo:margin-top="0cm" fo:margin-bottom="0cm" loext:contextual-spacing="false"/>
      <style:text-properties fo:font-size="12pt" fo:font-weight="bold" officeooo:paragraph-rsid="001eb4c9" style:font-size-asian="12pt" style:font-weight-asian="bold" style:font-name-complex="Calibri1" style:font-size-complex="12pt" style:font-weight-complex="bold"/>
    </style:style>
    <style:style style:name="P30" style:family="paragraph" style:parent-style-name="Standard">
      <style:paragraph-properties fo:margin-top="0cm" fo:margin-bottom="0cm" loext:contextual-spacing="false"/>
      <style:text-properties fo:font-size="12pt" fo:font-weight="bold" officeooo:paragraph-rsid="001f3f4c" style:font-size-asian="12pt" style:font-weight-asian="bold" style:font-name-complex="Calibri1" style:font-size-complex="12pt" style:font-weight-complex="bold"/>
    </style:style>
    <style:style style:name="P31" style:family="paragraph" style:parent-style-name="Standard">
      <style:paragraph-properties fo:margin-top="0cm" fo:margin-bottom="0cm" loext:contextual-spacing="false"/>
      <style:text-properties fo:font-size="12pt" fo:font-weight="bold" officeooo:paragraph-rsid="002219cb" style:font-size-asian="12pt" style:font-weight-asian="bold" style:font-name-complex="Calibri1" style:font-size-complex="12pt" style:font-weight-complex="bold"/>
    </style:style>
    <style:style style:name="P32" style:family="paragraph" style:parent-style-name="Standard">
      <style:paragraph-properties fo:margin-top="0cm" fo:margin-bottom="0cm" loext:contextual-spacing="false" fo:text-align="start" style:justify-single-word="false"/>
      <style:text-properties fo:font-size="12pt" fo:font-weight="bold" officeooo:rsid="00901fd5" officeooo:paragraph-rsid="00901fd5" style:font-size-asian="12pt" style:font-weight-asian="bold" style:font-name-complex="Calibri1" style:font-size-complex="12pt" style:font-weight-complex="bold"/>
    </style:style>
    <style:style style:name="P33" style:family="paragraph" style:parent-style-name="Standard">
      <style:paragraph-properties fo:margin-top="0cm" fo:margin-bottom="0cm" loext:contextual-spacing="false" fo:text-align="start" style:justify-single-word="false"/>
      <style:text-properties fo:font-size="12pt" fo:font-weight="bold" officeooo:rsid="0056ed6d" officeooo:paragraph-rsid="0089e147" style:font-size-asian="12pt" style:font-weight-asian="bold" style:font-name-complex="Calibri1" style:font-size-complex="12pt" style:font-weight-complex="bold"/>
    </style:style>
    <style:style style:name="P34" style:family="paragraph" style:parent-style-name="Standard">
      <style:paragraph-properties fo:margin-top="0cm" fo:margin-bottom="0cm" loext:contextual-spacing="false" fo:text-align="start" style:justify-single-word="false"/>
      <style:text-properties fo:font-size="12pt" fo:font-weight="bold" officeooo:rsid="00c4acef" officeooo:paragraph-rsid="00c4acef" style:font-size-asian="12pt" style:font-weight-asian="bold" style:font-name-complex="Calibri1" style:font-size-complex="12pt" style:font-weight-complex="bold"/>
    </style:style>
    <style:style style:name="P35" style:family="paragraph" style:parent-style-name="Standard">
      <style:paragraph-properties fo:margin-top="0cm" fo:margin-bottom="0cm" loext:contextual-spacing="false" fo:line-height="100%"/>
      <style:text-properties fo:font-size="12pt" fo:font-weight="bold" officeooo:rsid="004a32b6" officeooo:paragraph-rsid="004a32b6" style:font-size-asian="12pt" style:font-weight-asian="bold" style:font-size-complex="12pt" style:font-weight-complex="bold"/>
    </style:style>
    <style:style style:name="P36" style:family="paragraph" style:parent-style-name="Standard">
      <style:paragraph-properties fo:margin-top="0cm" fo:margin-bottom="0cm" loext:contextual-spacing="false" fo:text-align="start" style:justify-single-word="false"/>
      <style:text-properties fo:font-size="12pt" fo:font-weight="bold" officeooo:rsid="00ca6e5a" officeooo:paragraph-rsid="00ca6e5a" style:font-size-asian="12pt" style:font-weight-asian="bold" style:font-size-complex="12pt" style:font-weight-complex="bold"/>
    </style:style>
    <style:style style:name="P37" style:family="paragraph" style:parent-style-name="Standard">
      <style:paragraph-properties fo:margin-top="0cm" fo:margin-bottom="0cm" loext:contextual-spacing="false" fo:line-height="100%" fo:text-align="start" style:justify-single-word="false"/>
      <style:text-properties fo:font-size="12pt" fo:font-weight="bold" officeooo:rsid="00573b9c" officeooo:paragraph-rsid="00d79bf1" style:font-size-asian="12pt" style:font-weight-asian="bold" style:font-size-complex="12pt" style:font-weight-complex="bold"/>
    </style:style>
    <style:style style:name="P38" style:family="paragraph" style:parent-style-name="Standard">
      <style:paragraph-properties fo:margin-top="0cm" fo:margin-bottom="0cm" loext:contextual-spacing="false" fo:line-height="100%"/>
      <style:text-properties fo:font-size="12pt" fo:font-weight="bold" officeooo:rsid="005310fc" officeooo:paragraph-rsid="00d79bf1" style:font-size-asian="12pt" style:font-weight-asian="bold" style:font-size-complex="12pt" style:font-weight-complex="bold"/>
    </style:style>
    <style:style style:name="P39" style:family="paragraph" style:parent-style-name="Standard">
      <style:paragraph-properties fo:margin-top="0cm" fo:margin-bottom="0cm" loext:contextual-spacing="false"/>
      <style:text-properties fo:font-size="12pt" style:font-size-asian="12pt" style:font-name-complex="Calibri1" style:font-size-complex="12pt"/>
    </style:style>
    <style:style style:name="P40" style:family="paragraph" style:parent-style-name="Standard">
      <style:paragraph-properties fo:margin-top="0cm" fo:margin-bottom="0cm" loext:contextual-spacing="false"/>
      <style:text-properties fo:font-size="12pt" officeooo:paragraph-rsid="001eb4c9" style:font-size-asian="12pt" style:font-name-complex="Calibri1" style:font-size-complex="12pt"/>
    </style:style>
    <style:style style:name="P41" style:family="paragraph" style:parent-style-name="Standard">
      <style:paragraph-properties fo:margin-top="0cm" fo:margin-bottom="0cm" loext:contextual-spacing="false"/>
      <style:text-properties fo:font-size="12pt" officeooo:paragraph-rsid="001f3f4c" style:font-size-asian="12pt" style:font-name-complex="Calibri1" style:font-size-complex="12pt"/>
    </style:style>
    <style:style style:name="P42" style:family="paragraph" style:parent-style-name="Standard">
      <style:paragraph-properties fo:margin-top="0cm" fo:margin-bottom="0cm" loext:contextual-spacing="false"/>
      <style:text-properties fo:font-size="12pt" officeooo:paragraph-rsid="002219cb" style:font-size-asian="12pt" style:font-name-complex="Calibri1" style:font-size-complex="12pt"/>
    </style:style>
    <style:style style:name="P43" style:family="paragraph" style:parent-style-name="Standard">
      <style:paragraph-properties fo:margin-top="0cm" fo:margin-bottom="0cm" loext:contextual-spacing="false" fo:line-height="100%"/>
      <style:text-properties fo:font-size="12pt" style:font-size-asian="12pt" style:font-name-complex="Calibri1"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1" style:font-size-complex="12pt"/>
    </style:style>
    <style:style style:name="P45" style:family="paragraph" style:parent-style-name="Standard">
      <style:paragraph-properties fo:margin-top="0cm" fo:margin-bottom="0cm" loext:contextual-spacing="false" fo:line-height="100%" fo:text-align="center" style:justify-single-word="false"/>
      <style:text-properties fo:font-size="12pt" officeooo:paragraph-rsid="001eb4c9" style:font-size-asian="12pt" style:font-name-complex="Calibri1" style:font-size-complex="12pt"/>
    </style:style>
    <style:style style:name="P46" style:family="paragraph" style:parent-style-name="Standard">
      <style:paragraph-properties fo:margin-top="0cm" fo:margin-bottom="0cm" loext:contextual-spacing="false" fo:line-height="100%" fo:text-align="center" style:justify-single-word="false"/>
      <style:text-properties fo:font-size="12pt" officeooo:paragraph-rsid="001f3f4c" style:font-size-asian="12pt" style:font-name-complex="Calibri1" style:font-size-complex="12pt"/>
    </style:style>
    <style:style style:name="P47" style:family="paragraph" style:parent-style-name="Standard">
      <style:paragraph-properties fo:margin-top="0cm" fo:margin-bottom="0cm" loext:contextual-spacing="false" fo:line-height="100%" fo:text-align="center" style:justify-single-word="false"/>
      <style:text-properties fo:font-size="12pt" officeooo:paragraph-rsid="002219cb" style:font-size-asian="12pt" style:font-name-complex="Calibri1"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officeooo:paragraph-rsid="00480d54" style:font-size-asian="12pt" style:font-name-complex="Calibri1"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paragraph-rsid="004838ab" style:font-size-asian="12pt" style:font-name-complex="Calibri1" style:font-size-complex="12pt"/>
    </style:style>
    <style:style style:name="P50" style:family="paragraph" style:parent-style-name="Standard">
      <style:paragraph-properties fo:margin-top="0cm" fo:margin-bottom="0cm" loext:contextual-spacing="false" fo:line-height="100%"/>
      <style:text-properties fo:font-size="12pt" officeooo:paragraph-rsid="001eb4c9" style:font-size-asian="12pt" style:font-name-complex="Calibri1" style:font-size-complex="12pt"/>
    </style:style>
    <style:style style:name="P51" style:family="paragraph" style:parent-style-name="Standard">
      <style:paragraph-properties fo:margin-top="0cm" fo:margin-bottom="0cm" loext:contextual-spacing="false" fo:line-height="100%"/>
      <style:text-properties fo:font-size="12pt" officeooo:paragraph-rsid="001f3f4c" style:font-size-asian="12pt" style:font-name-complex="Calibri1" style:font-size-complex="12pt"/>
    </style:style>
    <style:style style:name="P52" style:family="paragraph" style:parent-style-name="Standard">
      <style:paragraph-properties fo:margin-top="0cm" fo:margin-bottom="0cm" loext:contextual-spacing="false" fo:line-height="100%"/>
      <style:text-properties fo:font-size="12pt" officeooo:paragraph-rsid="002219cb" style:font-size-asian="12pt" style:font-name-complex="Calibri1" style:font-size-complex="12pt"/>
    </style:style>
    <style:style style:name="P53" style:family="paragraph" style:parent-style-name="Standard">
      <style:paragraph-properties fo:margin-top="0cm" fo:margin-bottom="0cm" loext:contextual-spacing="false" fo:line-height="100%"/>
      <style:text-properties fo:font-size="12pt" officeooo:rsid="001eb4c9" officeooo:paragraph-rsid="001eb4c9" style:font-size-asian="12pt" style:font-name-complex="Calibri1"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1eb4c9" officeooo:paragraph-rsid="004838ab" style:font-size-asian="12pt" style:font-name-complex="Calibri1"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rsid="001eb4c9" officeooo:paragraph-rsid="00485846" style:font-size-asian="12pt" style:font-name-complex="Calibri1"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paragraph-rsid="006232d6" style:font-size-asian="12pt" style:font-name-complex="Calibri1"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paragraph-rsid="007eecde" style:font-size-asian="12pt" style:font-name-complex="Calibri1" style:font-size-complex="12pt"/>
    </style:style>
    <style:style style:name="P58" style:family="paragraph" style:parent-style-name="Standard">
      <style:paragraph-properties fo:margin-top="0cm" fo:margin-bottom="0cm" loext:contextual-spacing="false" fo:text-align="start" style:justify-single-word="false"/>
      <style:text-properties fo:font-size="12pt" officeooo:paragraph-rsid="0089e147" style:font-size-asian="12pt" style:font-name-complex="Calibri1" style:font-size-complex="12pt"/>
    </style:style>
    <style:style style:name="P59" style:family="paragraph" style:parent-style-name="Standard">
      <style:paragraph-properties fo:margin-top="0cm" fo:margin-bottom="0cm" loext:contextual-spacing="false" fo:text-align="start" style:justify-single-word="false"/>
      <style:text-properties fo:font-size="12pt" officeooo:paragraph-rsid="00b93a63" style:font-size-asian="12pt" style:font-name-complex="Calibri1" style:font-size-complex="12pt"/>
    </style:style>
    <style:style style:name="P60" style:family="paragraph" style:parent-style-name="Standard">
      <style:paragraph-properties fo:margin-top="0cm" fo:margin-bottom="0cm" loext:contextual-spacing="false" fo:text-align="start" style:justify-single-word="false"/>
      <style:text-properties fo:font-size="12pt" officeooo:rsid="0089e147" officeooo:paragraph-rsid="0089e147" style:font-size-asian="12pt" style:font-name-complex="Calibri1" style:font-size-complex="12pt"/>
    </style:style>
    <style:style style:name="P61" style:family="paragraph" style:parent-style-name="Standard">
      <style:paragraph-properties fo:margin-top="0cm" fo:margin-bottom="0cm" loext:contextual-spacing="false" fo:text-align="start" style:justify-single-word="false"/>
      <style:text-properties fo:font-size="12pt" officeooo:rsid="00912a8c" officeooo:paragraph-rsid="00912a8c" style:font-size-asian="12pt" style:font-name-complex="Calibri1" style:font-size-complex="12pt"/>
    </style:style>
    <style:style style:name="P62" style:family="paragraph" style:parent-style-name="Standard">
      <style:paragraph-properties fo:margin-top="0cm" fo:margin-bottom="0cm" loext:contextual-spacing="false" fo:text-align="start" style:justify-single-word="false"/>
      <style:text-properties fo:font-size="12pt" officeooo:rsid="00912a8c" officeooo:paragraph-rsid="00a0250f" style:font-size-asian="12pt" style:font-name-complex="Calibri1" style:font-size-complex="12pt"/>
    </style:style>
    <style:style style:name="P63" style:family="paragraph" style:parent-style-name="Standard">
      <style:paragraph-properties fo:margin-top="0cm" fo:margin-bottom="0cm" loext:contextual-spacing="false" fo:text-align="start" style:justify-single-word="false"/>
      <style:text-properties fo:font-size="12pt" officeooo:rsid="00984a11" officeooo:paragraph-rsid="00984a11" style:font-size-asian="12pt" style:font-name-complex="Calibri1" style:font-size-complex="12pt"/>
    </style:style>
    <style:style style:name="P64" style:family="paragraph" style:parent-style-name="Standard">
      <style:paragraph-properties fo:margin-top="0cm" fo:margin-bottom="0cm" loext:contextual-spacing="false" fo:text-align="start" style:justify-single-word="false"/>
      <style:text-properties fo:font-size="12pt" officeooo:rsid="00984a11" officeooo:paragraph-rsid="00a0250f" style:font-size-asian="12pt" style:font-name-complex="Calibri1" style:font-size-complex="12pt"/>
    </style:style>
    <style:style style:name="P65" style:family="paragraph" style:parent-style-name="Standard">
      <style:paragraph-properties fo:margin-top="0cm" fo:margin-bottom="0cm" loext:contextual-spacing="false" fo:text-align="start" style:justify-single-word="false"/>
      <style:text-properties fo:font-size="12pt" officeooo:rsid="009cad48" officeooo:paragraph-rsid="009cad48" style:font-size-asian="12pt" style:font-name-complex="Calibri1" style:font-size-complex="12pt"/>
    </style:style>
    <style:style style:name="P66" style:family="paragraph" style:parent-style-name="Standard">
      <style:paragraph-properties fo:margin-top="0cm" fo:margin-bottom="0cm" loext:contextual-spacing="false"/>
      <style:text-properties fo:font-size="12pt" officeooo:paragraph-rsid="00a1b61f" style:font-size-asian="12pt" style:font-name-complex="Calibri1" style:font-size-complex="12pt"/>
    </style:style>
    <style:style style:name="P67" style:family="paragraph" style:parent-style-name="Standard">
      <style:paragraph-properties fo:margin-top="0cm" fo:margin-bottom="0cm" loext:contextual-spacing="false"/>
      <style:text-properties fo:font-size="12pt" officeooo:paragraph-rsid="00aa1fba" style:font-size-asian="12pt" style:font-name-complex="Calibri1" style:font-size-complex="12pt"/>
    </style:style>
    <style:style style:name="P68" style:family="paragraph" style:parent-style-name="Standard">
      <style:paragraph-properties fo:margin-top="0cm" fo:margin-bottom="0cm" loext:contextual-spacing="false" fo:line-height="100%" fo:text-align="center" style:justify-single-word="false"/>
      <style:text-properties fo:font-size="12pt" officeooo:rsid="00b18313" officeooo:paragraph-rsid="00b18313" style:font-size-asian="12pt" style:font-name-complex="Calibri1" style:font-size-complex="12pt"/>
    </style:style>
    <style:style style:name="P69" style:family="paragraph" style:parent-style-name="Standard">
      <style:paragraph-properties fo:margin-top="0cm" fo:margin-bottom="0cm" loext:contextual-spacing="false"/>
      <style:text-properties fo:font-size="12pt" officeooo:rsid="00b7aa70" officeooo:paragraph-rsid="00b7aa70" style:font-size-asian="12pt" style:font-name-complex="Calibri1" style:font-size-complex="12pt"/>
    </style:style>
    <style:style style:name="P70" style:family="paragraph" style:parent-style-name="Standard">
      <style:paragraph-properties fo:margin-top="0cm" fo:margin-bottom="0cm" loext:contextual-spacing="false"/>
      <style:text-properties fo:font-size="12pt" officeooo:rsid="00b7ae7e" officeooo:paragraph-rsid="00b7ae7e" style:font-size-asian="12pt" style:font-name-complex="Calibri1" style:font-size-complex="12pt"/>
    </style:style>
    <style:style style:name="P71" style:family="paragraph" style:parent-style-name="Standard">
      <style:paragraph-properties fo:margin-top="0cm" fo:margin-bottom="0cm" loext:contextual-spacing="false" fo:text-align="center" style:justify-single-word="false"/>
      <style:text-properties fo:font-size="12pt" officeooo:paragraph-rsid="00bb9d71" style:font-size-asian="12pt" style:font-name-complex="Calibri1" style:font-size-complex="12pt"/>
    </style:style>
    <style:style style:name="P72" style:family="paragraph" style:parent-style-name="Standard">
      <style:paragraph-properties fo:margin-top="0cm" fo:margin-bottom="0cm" loext:contextual-spacing="false" fo:line-height="100%" fo:text-align="center" style:justify-single-word="false"/>
      <style:text-properties fo:font-size="12pt" officeooo:rsid="004838ab" officeooo:paragraph-rsid="004838ab" style:font-size-asian="12pt" style:font-name-complex="Calibri1" style:font-size-complex="12pt"/>
    </style:style>
    <style:style style:name="P73" style:family="paragraph" style:parent-style-name="Standard">
      <style:paragraph-properties fo:margin-top="0cm" fo:margin-bottom="0cm" loext:contextual-spacing="false" fo:line-height="100%" fo:text-align="center" style:justify-single-word="false"/>
      <style:text-properties fo:font-size="12pt" officeooo:rsid="001f7dc0" officeooo:paragraph-rsid="001f7dc0" style:font-size-asian="12pt" style:font-size-complex="12pt"/>
    </style:style>
    <style:style style:name="P74" style:family="paragraph" style:parent-style-name="Standard">
      <style:paragraph-properties fo:margin-top="0cm" fo:margin-bottom="0cm" loext:contextual-spacing="false" fo:line-height="100%"/>
      <style:text-properties fo:font-size="12pt" officeooo:rsid="001f7dc0" officeooo:paragraph-rsid="001f7dc0" style:font-size-asian="12pt" style:font-size-complex="12pt"/>
    </style:style>
    <style:style style:name="P75" style:family="paragraph" style:parent-style-name="Standard">
      <style:paragraph-properties fo:margin-top="0cm" fo:margin-bottom="0cm" loext:contextual-spacing="false" fo:line-height="100%"/>
      <style:text-properties fo:font-size="12pt" officeooo:rsid="004a32b6" officeooo:paragraph-rsid="004a32b6" style:font-size-asian="12pt" style:font-size-complex="12pt"/>
    </style:style>
    <style:style style:name="P76" style:family="paragraph" style:parent-style-name="Standard">
      <style:paragraph-properties fo:margin-top="0cm" fo:margin-bottom="0cm" loext:contextual-spacing="false" fo:line-height="100%"/>
      <style:text-properties fo:font-size="12pt" fo:font-weight="normal" officeooo:rsid="004b63a1" officeooo:paragraph-rsid="004b63a1" style:font-size-asian="12pt" style:font-weight-asian="normal" style:font-size-complex="12pt" style:font-weight-complex="normal"/>
    </style:style>
    <style:style style:name="P77" style:family="paragraph" style:parent-style-name="Standard">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78" style:family="paragraph" style:parent-style-name="Standard">
      <style:paragraph-properties fo:margin-top="0cm" fo:margin-bottom="0cm" loext:contextual-spacing="false" fo:line-height="100%"/>
      <style:text-properties fo:font-size="12pt" fo:font-weight="normal" officeooo:rsid="004a32b6" officeooo:paragraph-rsid="004a32b6" style:font-size-asian="12pt" style:font-weight-asian="normal" style:font-size-complex="12pt" style:font-weight-complex="normal"/>
    </style:style>
    <style:style style:name="P79" style:family="paragraph" style:parent-style-name="Standard">
      <style:paragraph-properties fo:margin-top="0cm" fo:margin-bottom="0cm" loext:contextual-spacing="false" fo:text-align="start" style:justify-single-word="false"/>
      <style:text-properties fo:font-size="12pt" fo:font-weight="normal" officeooo:rsid="00903f52" officeooo:paragraph-rsid="00903f52" style:font-size-asian="12pt" style:font-weight-asian="normal" style:font-name-complex="Calibri1" style:font-size-complex="12pt" style:font-weight-complex="normal"/>
    </style:style>
    <style:style style:name="P80" style:family="paragraph" style:parent-style-name="Standard">
      <style:paragraph-properties fo:margin-top="0cm" fo:margin-bottom="0cm" loext:contextual-spacing="false" fo:text-align="start" style:justify-single-word="false"/>
      <style:text-properties fo:font-size="12pt" fo:font-weight="normal" officeooo:rsid="0089e147" officeooo:paragraph-rsid="00aa1fba" style:font-size-asian="12pt" style:font-weight-asian="normal" style:font-name-complex="Calibri1" style:font-size-complex="12pt" style:font-weight-complex="normal"/>
    </style:style>
    <style:style style:name="P81" style:family="paragraph" style:parent-style-name="Standard">
      <style:paragraph-properties fo:margin-top="0cm" fo:margin-bottom="0cm" loext:contextual-spacing="false"/>
      <style:text-properties fo:font-size="12pt" style:text-underline-style="none" fo:font-weight="bold" style:font-size-asian="12pt" style:font-weight-asian="bold" style:font-name-complex="Calibri1" style:font-size-complex="12pt" style:font-weight-complex="bold"/>
    </style:style>
    <style:style style:name="P82" style:family="paragraph" style:parent-style-name="Standard">
      <style:paragraph-properties fo:margin-top="0cm" fo:margin-bottom="0cm" loext:contextual-spacing="false" fo:text-align="start" style:justify-single-word="false"/>
      <style:text-properties fo:font-size="12pt" style:text-underline-style="none" fo:font-weight="bold" officeooo:rsid="00901fd5" officeooo:paragraph-rsid="00a0250f" style:font-size-asian="12pt" style:font-weight-asian="bold" style:font-name-complex="Calibri1" style:font-size-complex="12pt" style:font-weight-complex="bold"/>
    </style:style>
    <style:style style:name="P83" style:family="paragraph" style:parent-style-name="Standard">
      <style:paragraph-properties fo:margin-top="0cm" fo:margin-bottom="0cm" loext:contextual-spacing="false" fo:text-align="start" style:justify-single-word="false"/>
      <style:text-properties fo:font-size="12pt" style:text-underline-style="none" fo:font-weight="bold" officeooo:rsid="00a1b61f" officeooo:paragraph-rsid="00a1b61f" style:font-size-asian="12pt" style:font-weight-asian="bold" style:font-name-complex="Calibri1" style:font-size-complex="12pt" style:font-weight-complex="bold"/>
    </style:style>
    <style:style style:name="P84"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85"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7155fd" style:font-size-asian="12pt" style:font-weight-asian="bold" style:font-name-complex="Calibri1" style:font-size-complex="12pt" style:font-weight-complex="bold"/>
    </style:style>
    <style:style style:name="P86" style:family="paragraph" style:parent-style-name="Standard">
      <style:paragraph-properties fo:margin-top="0cm" fo:margin-bottom="0cm" loext:contextual-spacing="false" fo:text-align="start" style:justify-single-word="false"/>
      <style:text-properties fo:font-size="12pt" style:text-underline-style="none" fo:font-weight="bold" officeooo:rsid="0089e147" officeooo:paragraph-rsid="00aa1fba" style:font-size-asian="12pt" style:font-weight-asian="bold" style:font-name-complex="Calibri1" style:font-size-complex="12pt" style:font-weight-complex="bold"/>
    </style:style>
    <style:style style:name="P87" style:family="paragraph" style:parent-style-name="Standard">
      <style:paragraph-properties fo:margin-top="0cm" fo:margin-bottom="0cm" loext:contextual-spacing="false" fo:text-align="start" style:justify-single-word="false"/>
      <style:text-properties fo:font-size="12pt" style:text-underline-style="none" fo:font-weight="bold" officeooo:rsid="0056ed6d" officeooo:paragraph-rsid="00bfc35a" style:font-size-asian="12pt" style:font-weight-asian="bold" style:font-name-complex="Calibri1" style:font-size-complex="12pt" style:font-weight-complex="bold"/>
    </style:style>
    <style:style style:name="P88" style:family="paragraph" style:parent-style-name="Standard">
      <style:paragraph-properties fo:margin-top="0cm" fo:margin-bottom="0cm" loext:contextual-spacing="false" fo:text-align="start" style:justify-single-word="false"/>
      <style:text-properties fo:font-size="12pt" style:text-underline-style="none" fo:font-weight="bold" officeooo:rsid="0056ed6d" officeooo:paragraph-rsid="00b7aa70" style:font-size-asian="12pt" style:font-weight-asian="bold" style:font-size-complex="12pt" style:font-weight-complex="bold"/>
    </style:style>
    <style:style style:name="P89"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90" style:family="paragraph" style:parent-style-name="Standard">
      <style:paragraph-properties fo:margin-top="0cm" fo:margin-bottom="0cm" loext:contextual-spacing="false"/>
      <style:text-properties fo:font-size="12pt" style:text-underline-style="none" fo:font-weight="normal" officeooo:rsid="00984a11" officeooo:paragraph-rsid="00aa1fba" style:font-size-asian="12pt" style:font-weight-asian="normal" style:font-name-complex="Calibri1" style:font-size-complex="12pt" style:font-weight-complex="normal"/>
    </style:style>
    <style:style style:name="P91"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cad48" officeooo:paragraph-rsid="00a0250f" style:font-size-asian="12pt" style:font-weight-asian="normal" style:font-name-complex="Calibri1" style:font-size-complex="12pt" style:font-weight-complex="normal"/>
    </style:style>
    <style:style style:name="P92" style:family="paragraph" style:parent-style-name="Standard">
      <style:paragraph-properties fo:margin-top="0cm" fo:margin-bottom="0cm" loext:contextual-spacing="false" fo:text-align="start" style:justify-single-word="false"/>
      <style:text-properties fo:font-size="12pt" style:text-underline-style="none" fo:font-weight="normal" officeooo:rsid="00a1b61f" officeooo:paragraph-rsid="00a1b61f" style:font-size-asian="12pt" style:font-weight-asian="normal" style:font-name-complex="Calibri1" style:font-size-complex="12pt" style:font-weight-complex="normal"/>
    </style:style>
    <style:style style:name="P93" style:family="paragraph" style:parent-style-name="Standard">
      <style:paragraph-properties fo:margin-top="0cm" fo:margin-bottom="0cm" loext:contextual-spacing="false"/>
      <style:text-properties fo:font-size="12pt" style:text-underline-style="none" fo:font-weight="normal" style:font-size-asian="12pt" style:font-weight-asian="normal" style:font-size-complex="12pt" style:font-weight-complex="normal"/>
    </style:style>
    <style:style style:name="P94" style:family="paragraph" style:parent-style-name="Standard">
      <style:paragraph-properties fo:margin-top="0cm" fo:margin-bottom="0cm" loext:contextual-spacing="false"/>
      <style:text-properties fo:font-size="12pt" fo:font-style="normal" fo:font-weight="bold" officeooo:rsid="00b7aa70" officeooo:paragraph-rsid="00b7aa70" style:font-size-asian="12pt" style:font-style-asian="normal" style:font-weight-asian="bold" style:font-name-complex="Calibri1" style:font-size-complex="12pt" style:font-style-complex="normal" style:font-weight-complex="bold"/>
    </style:style>
    <style:style style:name="P95" style:family="paragraph" style:parent-style-name="Standard">
      <style:paragraph-properties fo:margin-top="0cm" fo:margin-bottom="0cm"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margin-top="0cm" fo:margin-bottom="0cm" loext:contextual-spacing="false" fo:line-height="100%"/>
    </style:style>
    <style:style style:name="P97" style:family="paragraph" style:parent-style-name="Standard">
      <style:paragraph-properties fo:margin-top="0cm" fo:margin-bottom="0cm" loext:contextual-spacing="false" fo:line-height="100%"/>
      <style:text-properties officeooo:paragraph-rsid="001eb4c9"/>
    </style:style>
    <style:style style:name="P98" style:family="paragraph" style:parent-style-name="Standard">
      <style:paragraph-properties fo:margin-top="0cm" fo:margin-bottom="0cm" loext:contextual-spacing="false" fo:line-height="100%"/>
      <style:text-properties officeooo:paragraph-rsid="001f3f4c"/>
    </style:style>
    <style:style style:name="P99" style:family="paragraph" style:parent-style-name="Standard">
      <style:paragraph-properties fo:margin-top="0cm" fo:margin-bottom="0cm" loext:contextual-spacing="false" fo:line-height="100%"/>
      <style:text-properties officeooo:paragraph-rsid="002219cb"/>
    </style:style>
    <style:style style:name="P100" style:family="paragraph" style:parent-style-name="Standard">
      <style:paragraph-properties fo:margin-top="0cm" fo:margin-bottom="0cm" loext:contextual-spacing="false" fo:line-height="100%"/>
      <style:text-properties officeooo:rsid="001eb4c9" officeooo:paragraph-rsid="001f3f4c"/>
    </style:style>
    <style:style style:name="P101" style:family="paragraph" style:parent-style-name="Standard">
      <style:paragraph-properties fo:margin-top="0cm" fo:margin-bottom="0cm" loext:contextual-spacing="false" fo:line-height="100%"/>
      <style:text-properties officeooo:rsid="001eb4c9" officeooo:paragraph-rsid="002219cb"/>
    </style:style>
    <style:style style:name="P102" style:family="paragraph" style:parent-style-name="Standard">
      <style:paragraph-properties fo:margin-top="0cm" fo:margin-bottom="0cm" loext:contextual-spacing="false" fo:line-height="100%"/>
      <style:text-properties officeooo:rsid="002219cb" officeooo:paragraph-rsid="002219cb"/>
    </style:style>
    <style:style style:name="P103" style:family="paragraph" style:parent-style-name="Standard">
      <style:paragraph-properties fo:margin-top="0cm" fo:margin-bottom="0cm" loext:contextual-spacing="false"/>
      <style:text-properties fo:font-weight="bold" officeooo:rsid="00afce42" officeooo:paragraph-rsid="00afce42" style:font-weight-asian="bold" style:font-weight-complex="bold"/>
    </style:style>
    <style:style style:name="P104" style:family="paragraph" style:parent-style-name="Standard">
      <style:paragraph-properties fo:margin-top="0cm" fo:margin-bottom="0cm" loext:contextual-spacing="false"/>
      <style:text-properties officeooo:paragraph-rsid="00aa1fba"/>
    </style:style>
    <style:style style:name="P105" style:family="paragraph" style:parent-style-name="Standard">
      <style:paragraph-properties fo:margin-top="0cm" fo:margin-bottom="0cm" loext:contextual-spacing="false" fo:text-align="start" style:justify-single-word="false"/>
      <style:text-properties style:text-underline-style="none" officeooo:paragraph-rsid="00b93a63"/>
    </style:style>
    <style:style style:name="P106" style:family="paragraph" style:parent-style-name="Table_20_Contents">
      <style:paragraph-properties fo:margin-top="0cm" fo:margin-bottom="0cm" loext:contextual-spacing="false" fo:text-align="center" style:justify-single-word="false"/>
      <style:text-properties fo:font-size="12pt" officeooo:rsid="004b63a1" officeooo:paragraph-rsid="004b63a1" style:font-size-asian="12pt"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officeooo:rsid="00c4acef" officeooo:paragraph-rsid="00c4acef" style:font-size-asian="12pt"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rsid="00c71ec0" officeooo:paragraph-rsid="00c71ec0" style:font-size-asian="12pt"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rsid="00c8deee" officeooo:paragraph-rsid="00c8deee" style:font-size-asian="12pt"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rsid="00dcb655" officeooo:paragraph-rsid="00dcb655" style:font-size-asian="12pt"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0dcb655" officeooo:paragraph-rsid="00e6a5f8" style:font-size-asian="12pt"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de596b" officeooo:paragraph-rsid="00de596b" style:font-size-asian="12pt"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de596b" officeooo:paragraph-rsid="00df096b" style:font-size-asian="12pt"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de596b" officeooo:paragraph-rsid="00e19859" style:font-size-asian="12pt"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df096b" officeooo:paragraph-rsid="00df096b" style:font-size-asian="12pt"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e0dfa0" officeooo:paragraph-rsid="00e0dfa0" style:font-size-asian="12pt"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e2b6a0" officeooo:paragraph-rsid="00e2b6a0" style:font-size-asian="12pt"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e32575" officeooo:paragraph-rsid="00e32575" style:font-size-asian="12pt"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e5d149" officeooo:paragraph-rsid="00e5d149" style:font-size-asian="12pt"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e6a5f8" officeooo:paragraph-rsid="00e6a5f8"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e6a5f8" officeooo:paragraph-rsid="00e7c570"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e6a5f8" officeooo:paragraph-rsid="00ee9b1e" style:font-size-asian="12pt"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e7c570" officeooo:paragraph-rsid="00e7c570" style:font-size-asian="12pt"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eb71ac" officeooo:paragraph-rsid="00eb71ac" style:font-size-asian="12pt"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eb71ac" officeooo:paragraph-rsid="00ebf6be" style:font-size-asian="12pt"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eb71ac" officeooo:paragraph-rsid="00ed6fe0" style:font-size-asian="12pt"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officeooo:rsid="00eb71ac" officeooo:paragraph-rsid="00ee9b1e" style:font-size-asian="12pt" style:font-size-complex="12pt"/>
    </style:style>
    <style:style style:name="P128" style:family="paragraph" style:parent-style-name="Table_20_Contents">
      <style:paragraph-properties fo:margin-top="0cm" fo:margin-bottom="0cm" loext:contextual-spacing="false" fo:text-align="center" style:justify-single-word="false"/>
      <style:text-properties fo:font-size="12pt" officeooo:rsid="00eb71ac" officeooo:paragraph-rsid="00efcf41" style:font-size-asian="12pt" style:font-size-complex="12pt"/>
    </style:style>
    <style:style style:name="P129" style:family="paragraph" style:parent-style-name="Table_20_Contents">
      <style:paragraph-properties fo:margin-top="0cm" fo:margin-bottom="0cm" loext:contextual-spacing="false" fo:text-align="center" style:justify-single-word="false"/>
      <style:text-properties fo:font-size="12pt" officeooo:rsid="00eb71ac" officeooo:paragraph-rsid="00f12089" style:font-size-asian="12pt" style:font-size-complex="12pt"/>
    </style:style>
    <style:style style:name="P130" style:family="paragraph" style:parent-style-name="Table_20_Contents">
      <style:paragraph-properties fo:margin-top="0cm" fo:margin-bottom="0cm" loext:contextual-spacing="false" fo:text-align="center" style:justify-single-word="false"/>
      <style:text-properties fo:font-size="12pt" officeooo:rsid="00eb71ac" officeooo:paragraph-rsid="00f1d1ac" style:font-size-asian="12pt" style:font-size-complex="12pt"/>
    </style:style>
    <style:style style:name="P131" style:family="paragraph" style:parent-style-name="Table_20_Contents">
      <style:paragraph-properties fo:margin-top="0cm" fo:margin-bottom="0cm" loext:contextual-spacing="false" fo:text-align="center" style:justify-single-word="false"/>
      <style:text-properties fo:font-size="12pt" officeooo:rsid="00ebf6be" officeooo:paragraph-rsid="00ebf6be" style:font-size-asian="12pt" style:font-size-complex="12pt"/>
    </style:style>
    <style:style style:name="P132" style:family="paragraph" style:parent-style-name="Table_20_Contents">
      <style:paragraph-properties fo:margin-top="0cm" fo:margin-bottom="0cm" loext:contextual-spacing="false" fo:text-align="center" style:justify-single-word="false"/>
      <style:text-properties fo:font-size="12pt" officeooo:rsid="00ed6fe0" officeooo:paragraph-rsid="00ed6fe0" style:font-size-asian="12pt" style:font-size-complex="12pt"/>
    </style:style>
    <style:style style:name="P133" style:family="paragraph" style:parent-style-name="Table_20_Contents">
      <style:paragraph-properties fo:margin-top="0cm" fo:margin-bottom="0cm" loext:contextual-spacing="false" fo:text-align="center" style:justify-single-word="false"/>
      <style:text-properties fo:font-size="12pt" officeooo:rsid="00ee9b1e" officeooo:paragraph-rsid="00ee9b1e" style:font-size-asian="12pt" style:font-size-complex="12pt"/>
    </style:style>
    <style:style style:name="P134" style:family="paragraph" style:parent-style-name="Table_20_Contents">
      <style:paragraph-properties fo:margin-top="0cm" fo:margin-bottom="0cm" loext:contextual-spacing="false" fo:text-align="center" style:justify-single-word="false"/>
      <style:text-properties fo:font-size="12pt" officeooo:rsid="00efcf41" officeooo:paragraph-rsid="00efcf41" style:font-size-asian="12pt" style:font-size-complex="12pt"/>
    </style:style>
    <style:style style:name="P135" style:family="paragraph" style:parent-style-name="Table_20_Contents">
      <style:paragraph-properties fo:margin-top="0cm" fo:margin-bottom="0cm" loext:contextual-spacing="false" fo:text-align="center" style:justify-single-word="false"/>
      <style:text-properties fo:font-size="12pt" officeooo:rsid="00f12089" officeooo:paragraph-rsid="00f12089" style:font-size-asian="12pt" style:font-size-complex="12pt"/>
    </style:style>
    <style:style style:name="P136" style:family="paragraph" style:parent-style-name="Table_20_Contents">
      <style:paragraph-properties fo:margin-top="0cm" fo:margin-bottom="0cm" loext:contextual-spacing="false" fo:text-align="center" style:justify-single-word="false"/>
      <style:text-properties fo:font-size="12pt" officeooo:rsid="00f1d1ac" officeooo:paragraph-rsid="00f1d1ac" style:font-size-asian="12pt" style:font-size-complex="12pt"/>
    </style:style>
    <style:style style:name="P137" style:family="paragraph" style:parent-style-name="Table_20_Contents">
      <style:paragraph-properties fo:margin-top="0cm" fo:margin-bottom="0cm" loext:contextual-spacing="false" fo:text-align="center" style:justify-single-word="false"/>
      <style:text-properties fo:font-size="12pt" officeooo:rsid="00f3e78a" officeooo:paragraph-rsid="00f3e78a" style:font-size-asian="12pt" style:font-size-complex="12pt"/>
    </style:style>
    <style:style style:name="P138" style:family="paragraph" style:parent-style-name="Table_20_Contents">
      <style:paragraph-properties fo:margin-top="0cm" fo:margin-bottom="0cm" loext:contextual-spacing="false" fo:text-align="center" style:justify-single-word="false"/>
      <style:text-properties fo:font-size="12pt" officeooo:rsid="00f6bd08" officeooo:paragraph-rsid="00f6bd08" style:font-size-asian="12pt" style:font-size-complex="12pt"/>
    </style:style>
    <style:style style:name="P139" style:family="paragraph" style:parent-style-name="Table_20_Contents">
      <style:paragraph-properties fo:margin-top="0cm" fo:margin-bottom="0cm" loext:contextual-spacing="false" fo:text-align="center" style:justify-single-word="false"/>
      <style:text-properties fo:font-size="12pt" officeooo:rsid="00f6bd08" officeooo:paragraph-rsid="00f7bbd3" style:font-size-asian="12pt" style:font-size-complex="12pt"/>
    </style:style>
    <style:style style:name="P140" style:family="paragraph" style:parent-style-name="Table_20_Contents">
      <style:paragraph-properties fo:margin-top="0cm" fo:margin-bottom="0cm" loext:contextual-spacing="false" fo:text-align="center" style:justify-single-word="false"/>
      <style:text-properties fo:font-size="12pt" officeooo:rsid="00f6bd08" officeooo:paragraph-rsid="00f9b37a" style:font-size-asian="12pt" style:font-size-complex="12pt"/>
    </style:style>
    <style:style style:name="P141" style:family="paragraph" style:parent-style-name="Table_20_Contents">
      <style:paragraph-properties fo:margin-top="0cm" fo:margin-bottom="0cm" loext:contextual-spacing="false" fo:text-align="center" style:justify-single-word="false"/>
      <style:text-properties fo:font-size="12pt" officeooo:rsid="00f6bd08" officeooo:paragraph-rsid="00fc30e2" style:font-size-asian="12pt" style:font-size-complex="12pt"/>
    </style:style>
    <style:style style:name="P142" style:family="paragraph" style:parent-style-name="Table_20_Contents">
      <style:paragraph-properties fo:margin-top="0cm" fo:margin-bottom="0cm" loext:contextual-spacing="false" fo:text-align="center" style:justify-single-word="false"/>
      <style:text-properties fo:font-size="12pt" officeooo:rsid="00f6bd08" officeooo:paragraph-rsid="00fdfc2b" style:font-size-asian="12pt" style:font-size-complex="12pt"/>
    </style:style>
    <style:style style:name="P143" style:family="paragraph" style:parent-style-name="Table_20_Contents">
      <style:paragraph-properties fo:margin-top="0cm" fo:margin-bottom="0cm" loext:contextual-spacing="false" fo:text-align="center" style:justify-single-word="false"/>
      <style:text-properties fo:font-size="12pt" officeooo:rsid="00f7bbd3" officeooo:paragraph-rsid="00f7bbd3" style:font-size-asian="12pt" style:font-size-complex="12pt"/>
    </style:style>
    <style:style style:name="P144" style:family="paragraph" style:parent-style-name="Table_20_Contents">
      <style:paragraph-properties fo:margin-top="0cm" fo:margin-bottom="0cm" loext:contextual-spacing="false" fo:text-align="center" style:justify-single-word="false"/>
      <style:text-properties fo:font-size="12pt" officeooo:rsid="00f9b37a" officeooo:paragraph-rsid="00f9b37a" style:font-size-asian="12pt" style:font-size-complex="12pt"/>
    </style:style>
    <style:style style:name="P145" style:family="paragraph" style:parent-style-name="Table_20_Contents">
      <style:paragraph-properties fo:margin-top="0cm" fo:margin-bottom="0cm" loext:contextual-spacing="false" fo:text-align="center" style:justify-single-word="false"/>
      <style:text-properties fo:font-size="12pt" officeooo:rsid="00fc30e2" officeooo:paragraph-rsid="00fc30e2" style:font-size-asian="12pt" style:font-size-complex="12pt"/>
    </style:style>
    <style:style style:name="P146" style:family="paragraph" style:parent-style-name="Table_20_Contents">
      <style:paragraph-properties fo:margin-top="0cm" fo:margin-bottom="0cm" loext:contextual-spacing="false" fo:text-align="center" style:justify-single-word="false"/>
      <style:text-properties fo:font-size="12pt" officeooo:rsid="00fdfc2b" officeooo:paragraph-rsid="00fdfc2b" style:font-size-asian="12pt" style:font-size-complex="12pt"/>
    </style:style>
    <style:style style:name="P147" style:family="paragraph" style:parent-style-name="Table_20_Contents">
      <style:paragraph-properties fo:margin-top="0cm" fo:margin-bottom="0cm" loext:contextual-spacing="false" fo:text-align="center" style:justify-single-word="false"/>
      <style:text-properties fo:font-size="12pt" officeooo:rsid="006357c7" officeooo:paragraph-rsid="006357c7" style:font-size-asian="12pt" style:font-name-complex="Calibri1" style:font-size-complex="12pt"/>
    </style:style>
    <style:style style:name="P148" style:family="paragraph" style:parent-style-name="Table_20_Contents">
      <style:paragraph-properties fo:margin-top="0cm" fo:margin-bottom="0cm" loext:contextual-spacing="false" fo:text-align="center" style:justify-single-word="false"/>
      <style:text-properties fo:font-size="12pt" officeooo:rsid="006357c7" officeooo:paragraph-rsid="006cf8ac" style:font-size-asian="12pt" style:font-name-complex="Calibri1" style:font-size-complex="12pt"/>
    </style:style>
    <style:style style:name="P149" style:family="paragraph" style:parent-style-name="Table_20_Contents">
      <style:paragraph-properties fo:margin-top="0cm" fo:margin-bottom="0cm" loext:contextual-spacing="false" fo:text-align="center" style:justify-single-word="false"/>
      <style:text-properties fo:font-size="12pt" officeooo:rsid="006357c7" officeooo:paragraph-rsid="007155fd" style:font-size-asian="12pt" style:font-name-complex="Calibri1" style:font-size-complex="12pt"/>
    </style:style>
    <style:style style:name="P150" style:family="paragraph" style:parent-style-name="Table_20_Contents">
      <style:paragraph-properties fo:margin-top="0cm" fo:margin-bottom="0cm" loext:contextual-spacing="false" fo:text-align="center" style:justify-single-word="false"/>
      <style:text-properties fo:font-size="12pt" officeooo:rsid="006357c7" officeooo:paragraph-rsid="007eecde" style:font-size-asian="12pt" style:font-name-complex="Calibri1" style:font-size-complex="12pt"/>
    </style:style>
    <style:style style:name="P151" style:family="paragraph" style:parent-style-name="Table_20_Contents">
      <style:paragraph-properties fo:margin-top="0cm" fo:margin-bottom="0cm" loext:contextual-spacing="false" fo:text-align="center" style:justify-single-word="false"/>
      <style:text-properties fo:font-size="12pt" officeooo:rsid="00654910" officeooo:paragraph-rsid="00654910" style:font-size-asian="12pt" style:font-name-complex="Calibri1" style:font-size-complex="12pt"/>
    </style:style>
    <style:style style:name="P152" style:family="paragraph" style:parent-style-name="Table_20_Contents">
      <style:paragraph-properties fo:margin-top="0cm" fo:margin-bottom="0cm" loext:contextual-spacing="false" fo:text-align="center" style:justify-single-word="false"/>
      <style:text-properties fo:font-size="12pt" officeooo:rsid="00654910" officeooo:paragraph-rsid="0066ac7c" style:font-size-asian="12pt" style:font-name-complex="Calibri1" style:font-size-complex="12pt"/>
    </style:style>
    <style:style style:name="P153" style:family="paragraph" style:parent-style-name="Table_20_Contents">
      <style:paragraph-properties fo:margin-top="0cm" fo:margin-bottom="0cm" loext:contextual-spacing="false" fo:text-align="center" style:justify-single-word="false"/>
      <style:text-properties fo:font-size="12pt" officeooo:rsid="00654910" officeooo:paragraph-rsid="006a785b" style:font-size-asian="12pt" style:font-name-complex="Calibri1" style:font-size-complex="12pt"/>
    </style:style>
    <style:style style:name="P154" style:family="paragraph" style:parent-style-name="Table_20_Contents">
      <style:paragraph-properties fo:margin-top="0cm" fo:margin-bottom="0cm" loext:contextual-spacing="false" fo:text-align="center" style:justify-single-word="false"/>
      <style:text-properties fo:font-size="12pt" officeooo:rsid="0066ac7c" officeooo:paragraph-rsid="0066ac7c" style:font-size-asian="12pt" style:font-name-complex="Calibri1" style:font-size-complex="12pt"/>
    </style:style>
    <style:style style:name="P155" style:family="paragraph" style:parent-style-name="Table_20_Contents">
      <style:paragraph-properties fo:margin-top="0cm" fo:margin-bottom="0cm" loext:contextual-spacing="false" fo:text-align="center" style:justify-single-word="false"/>
      <style:text-properties fo:font-size="12pt" officeooo:rsid="006a785b" officeooo:paragraph-rsid="006a785b" style:font-size-asian="12pt" style:font-name-complex="Calibri1" style:font-size-complex="12pt"/>
    </style:style>
    <style:style style:name="P156" style:family="paragraph" style:parent-style-name="Table_20_Contents">
      <style:paragraph-properties fo:margin-top="0cm" fo:margin-bottom="0cm" loext:contextual-spacing="false" fo:text-align="center" style:justify-single-word="false"/>
      <style:text-properties fo:font-size="12pt" officeooo:rsid="006cf8ac" officeooo:paragraph-rsid="006cf8ac" style:font-size-asian="12pt" style:font-name-complex="Calibri1" style:font-size-complex="12pt"/>
    </style:style>
    <style:style style:name="P157" style:family="paragraph" style:parent-style-name="Table_20_Contents">
      <style:paragraph-properties fo:margin-top="0cm" fo:margin-bottom="0cm" loext:contextual-spacing="false" fo:text-align="center" style:justify-single-word="false"/>
      <style:text-properties fo:font-size="12pt" officeooo:rsid="006cf8ac" officeooo:paragraph-rsid="007155fd" style:font-size-asian="12pt" style:font-name-complex="Calibri1" style:font-size-complex="12pt"/>
    </style:style>
    <style:style style:name="P158" style:family="paragraph" style:parent-style-name="Table_20_Contents">
      <style:paragraph-properties fo:margin-top="0cm" fo:margin-bottom="0cm" loext:contextual-spacing="false" fo:text-align="center" style:justify-single-word="false"/>
      <style:text-properties fo:font-size="12pt" officeooo:rsid="006cf8ac" officeooo:paragraph-rsid="007eecde" style:font-size-asian="12pt" style:font-name-complex="Calibri1" style:font-size-complex="12pt"/>
    </style:style>
    <style:style style:name="P159" style:family="paragraph" style:parent-style-name="Table_20_Contents">
      <style:paragraph-properties fo:margin-top="0cm" fo:margin-bottom="0cm" loext:contextual-spacing="false" fo:text-align="center" style:justify-single-word="false"/>
      <style:text-properties fo:font-size="12pt" officeooo:rsid="006f9db5" officeooo:paragraph-rsid="006f9db5" style:font-size-asian="12pt" style:font-name-complex="Calibri1" style:font-size-complex="12pt"/>
    </style:style>
    <style:style style:name="P160" style:family="paragraph" style:parent-style-name="Table_20_Contents">
      <style:paragraph-properties fo:margin-top="0cm" fo:margin-bottom="0cm" loext:contextual-spacing="false" fo:text-align="center" style:justify-single-word="false"/>
      <style:text-properties fo:font-size="12pt" officeooo:rsid="006f9db5" officeooo:paragraph-rsid="00703323" style:font-size-asian="12pt" style:font-name-complex="Calibri1" style:font-size-complex="12pt"/>
    </style:style>
    <style:style style:name="P161" style:family="paragraph" style:parent-style-name="Table_20_Contents">
      <style:paragraph-properties fo:margin-top="0cm" fo:margin-bottom="0cm" loext:contextual-spacing="false" fo:text-align="center" style:justify-single-word="false"/>
      <style:text-properties fo:font-size="12pt" officeooo:rsid="006f9db5" officeooo:paragraph-rsid="007eecde" style:font-size-asian="12pt" style:font-name-complex="Calibri1" style:font-size-complex="12pt"/>
    </style:style>
    <style:style style:name="P162" style:family="paragraph" style:parent-style-name="Table_20_Contents">
      <style:paragraph-properties fo:margin-top="0cm" fo:margin-bottom="0cm" loext:contextual-spacing="false" fo:text-align="center" style:justify-single-word="false"/>
      <style:text-properties fo:font-size="12pt" officeooo:rsid="00703323" officeooo:paragraph-rsid="00703323" style:font-size-asian="12pt" style:font-name-complex="Calibri1" style:font-size-complex="12pt"/>
    </style:style>
    <style:style style:name="P163" style:family="paragraph" style:parent-style-name="Table_20_Contents">
      <style:paragraph-properties fo:margin-top="0cm" fo:margin-bottom="0cm" loext:contextual-spacing="false" fo:text-align="center" style:justify-single-word="false"/>
      <style:text-properties fo:font-size="12pt" officeooo:rsid="007155fd" officeooo:paragraph-rsid="007155fd" style:font-size-asian="12pt" style:font-name-complex="Calibri1" style:font-size-complex="12pt"/>
    </style:style>
    <style:style style:name="P164" style:family="paragraph" style:parent-style-name="Table_20_Contents">
      <style:paragraph-properties fo:margin-top="0cm" fo:margin-bottom="0cm" loext:contextual-spacing="false" fo:text-align="center" style:justify-single-word="false"/>
      <style:text-properties fo:font-size="12pt" officeooo:rsid="007155fd" officeooo:paragraph-rsid="00726de1" style:font-size-asian="12pt" style:font-name-complex="Calibri1" style:font-size-complex="12pt"/>
    </style:style>
    <style:style style:name="P165" style:family="paragraph" style:parent-style-name="Table_20_Contents">
      <style:paragraph-properties fo:margin-top="0cm" fo:margin-bottom="0cm" loext:contextual-spacing="false" fo:text-align="center" style:justify-single-word="false"/>
      <style:text-properties fo:font-size="12pt" officeooo:rsid="007155fd" officeooo:paragraph-rsid="00731d25" style:font-size-asian="12pt" style:font-name-complex="Calibri1" style:font-size-complex="12pt"/>
    </style:style>
    <style:style style:name="P166" style:family="paragraph" style:parent-style-name="Table_20_Contents">
      <style:paragraph-properties fo:margin-top="0cm" fo:margin-bottom="0cm" loext:contextual-spacing="false" fo:text-align="center" style:justify-single-word="false"/>
      <style:text-properties fo:font-size="12pt" officeooo:rsid="007155fd" officeooo:paragraph-rsid="00772856" style:font-size-asian="12pt" style:font-name-complex="Calibri1" style:font-size-complex="12pt"/>
    </style:style>
    <style:style style:name="P167" style:family="paragraph" style:parent-style-name="Table_20_Contents">
      <style:paragraph-properties fo:margin-top="0cm" fo:margin-bottom="0cm" loext:contextual-spacing="false" fo:text-align="center" style:justify-single-word="false"/>
      <style:text-properties fo:font-size="12pt" officeooo:rsid="007155fd" officeooo:paragraph-rsid="0079e2e6" style:font-size-asian="12pt" style:font-name-complex="Calibri1" style:font-size-complex="12pt"/>
    </style:style>
    <style:style style:name="P168" style:family="paragraph" style:parent-style-name="Table_20_Contents">
      <style:paragraph-properties fo:margin-top="0cm" fo:margin-bottom="0cm" loext:contextual-spacing="false" fo:text-align="center" style:justify-single-word="false"/>
      <style:text-properties fo:font-size="12pt" officeooo:rsid="00726de1" officeooo:paragraph-rsid="00726de1" style:font-size-asian="12pt" style:font-name-complex="Calibri1" style:font-size-complex="12pt"/>
    </style:style>
    <style:style style:name="P169" style:family="paragraph" style:parent-style-name="Table_20_Contents">
      <style:paragraph-properties fo:margin-top="0cm" fo:margin-bottom="0cm" loext:contextual-spacing="false" fo:text-align="center" style:justify-single-word="false"/>
      <style:text-properties fo:font-size="12pt" officeooo:rsid="00731d25" officeooo:paragraph-rsid="00731d25" style:font-size-asian="12pt" style:font-name-complex="Calibri1" style:font-size-complex="12pt"/>
    </style:style>
    <style:style style:name="P170" style:family="paragraph" style:parent-style-name="Table_20_Contents">
      <style:paragraph-properties fo:margin-top="0cm" fo:margin-bottom="0cm" loext:contextual-spacing="false" fo:text-align="center" style:justify-single-word="false"/>
      <style:text-properties fo:font-size="12pt" officeooo:rsid="00760728" officeooo:paragraph-rsid="00760728" style:font-size-asian="12pt" style:font-name-complex="Calibri1" style:font-size-complex="12pt"/>
    </style:style>
    <style:style style:name="P171" style:family="paragraph" style:parent-style-name="Table_20_Contents">
      <style:paragraph-properties fo:margin-top="0cm" fo:margin-bottom="0cm" loext:contextual-spacing="false" fo:text-align="center" style:justify-single-word="false"/>
      <style:text-properties fo:font-size="12pt" officeooo:rsid="00772856" officeooo:paragraph-rsid="00772856" style:font-size-asian="12pt" style:font-name-complex="Calibri1" style:font-size-complex="12pt"/>
    </style:style>
    <style:style style:name="P172" style:family="paragraph" style:parent-style-name="Table_20_Contents">
      <style:paragraph-properties fo:margin-top="0cm" fo:margin-bottom="0cm" loext:contextual-spacing="false" fo:text-align="center" style:justify-single-word="false"/>
      <style:text-properties fo:font-size="12pt" officeooo:rsid="0078136d" officeooo:paragraph-rsid="0078136d" style:font-size-asian="12pt" style:font-name-complex="Calibri1" style:font-size-complex="12pt"/>
    </style:style>
    <style:style style:name="P173" style:family="paragraph" style:parent-style-name="Table_20_Contents">
      <style:paragraph-properties fo:margin-top="0cm" fo:margin-bottom="0cm" loext:contextual-spacing="false" fo:text-align="center" style:justify-single-word="false"/>
      <style:text-properties fo:font-size="12pt" officeooo:rsid="0079e2e6" officeooo:paragraph-rsid="0079e2e6" style:font-size-asian="12pt" style:font-name-complex="Calibri1" style:font-size-complex="12pt"/>
    </style:style>
    <style:style style:name="P174" style:family="paragraph" style:parent-style-name="Table_20_Contents">
      <style:paragraph-properties fo:margin-top="0cm" fo:margin-bottom="0cm" loext:contextual-spacing="false" fo:text-align="center" style:justify-single-word="false"/>
      <style:text-properties fo:font-size="12pt" officeooo:rsid="007c1ce8" officeooo:paragraph-rsid="007c1ce8" style:font-size-asian="12pt" style:font-name-complex="Calibri1" style:font-size-complex="12pt"/>
    </style:style>
    <style:style style:name="P175" style:family="paragraph" style:parent-style-name="Table_20_Contents">
      <style:paragraph-properties fo:margin-top="0cm" fo:margin-bottom="0cm" loext:contextual-spacing="false" fo:text-align="center" style:justify-single-word="false"/>
      <style:text-properties fo:font-size="12pt" officeooo:rsid="007eecde" officeooo:paragraph-rsid="007eecde" style:font-size-asian="12pt" style:font-name-complex="Calibri1" style:font-size-complex="12pt"/>
    </style:style>
    <style:style style:name="P176" style:family="paragraph" style:parent-style-name="Table_20_Contents">
      <style:paragraph-properties fo:margin-top="0cm" fo:margin-bottom="0cm" loext:contextual-spacing="false" fo:text-align="center" style:justify-single-word="false"/>
      <style:text-properties fo:font-size="12pt" officeooo:rsid="009cad48" officeooo:paragraph-rsid="009cad48" style:font-size-asian="12pt" style:font-name-complex="Calibri1" style:font-size-complex="12pt"/>
    </style:style>
    <style:style style:name="P177" style:family="paragraph" style:parent-style-name="Table_20_Contents">
      <style:paragraph-properties fo:margin-top="0cm" fo:margin-bottom="0cm" loext:contextual-spacing="false" fo:text-align="center" style:justify-single-word="false"/>
      <style:text-properties fo:font-size="12pt" officeooo:rsid="009cad48" officeooo:paragraph-rsid="00a0250f" style:font-size-asian="12pt" style:font-name-complex="Calibri1" style:font-size-complex="12pt"/>
    </style:style>
    <style:style style:name="P178" style:family="paragraph" style:parent-style-name="Table_20_Contents">
      <style:paragraph-properties fo:margin-top="0cm" fo:margin-bottom="0cm" loext:contextual-spacing="false" fo:text-align="center" style:justify-single-word="false"/>
      <style:text-properties fo:font-size="12pt" officeooo:rsid="009f40a6" officeooo:paragraph-rsid="009f40a6" style:font-size-asian="12pt" style:font-name-complex="Calibri1" style:font-size-complex="12pt"/>
    </style:style>
    <style:style style:name="P179" style:family="paragraph" style:parent-style-name="Table_20_Contents">
      <style:paragraph-properties fo:margin-top="0cm" fo:margin-bottom="0cm" loext:contextual-spacing="false" fo:text-align="center" style:justify-single-word="false"/>
      <style:text-properties fo:font-size="12pt" officeooo:rsid="009f40a6" officeooo:paragraph-rsid="00a0250f" style:font-size-asian="12pt" style:font-name-complex="Calibri1" style:font-size-complex="12pt"/>
    </style:style>
    <style:style style:name="P180" style:family="paragraph" style:parent-style-name="Table_20_Contents">
      <style:paragraph-properties fo:margin-top="0cm" fo:margin-bottom="0cm" loext:contextual-spacing="false" fo:text-align="center" style:justify-single-word="false"/>
      <style:text-properties fo:font-size="12pt" fo:font-weight="bold" officeooo:rsid="0044be71" officeooo:paragraph-rsid="0044be71" style:font-size-asian="12pt" style:font-weight-asian="bold" style:font-size-complex="12pt" style:font-weight-complex="bold"/>
    </style:style>
    <style:style style:name="P181" style:family="paragraph" style:parent-style-name="Table_20_Contents">
      <style:paragraph-properties fo:margin-top="0cm" fo:margin-bottom="0cm" loext:contextual-spacing="false" fo:text-align="center" style:justify-single-word="false"/>
      <style:text-properties fo:font-size="12pt" fo:font-weight="bold" officeooo:rsid="00c4acef" officeooo:paragraph-rsid="00c4acef" style:font-size-asian="12pt" style:font-weight-asian="bold" style:font-size-complex="12pt" style:font-weight-complex="bold"/>
    </style:style>
    <style:style style:name="P182" style:family="paragraph" style:parent-style-name="Table_20_Contents">
      <style:paragraph-properties fo:margin-top="0cm" fo:margin-bottom="0cm" loext:contextual-spacing="false" fo:text-align="center" style:justify-single-word="false"/>
      <style:text-properties fo:font-size="12pt" fo:font-weight="bold" officeooo:rsid="00dc1d6a" officeooo:paragraph-rsid="00dc1d6a" style:font-size-asian="12pt" style:font-weight-asian="bold" style:font-size-complex="12pt" style:font-weight-complex="bold"/>
    </style:style>
    <style:style style:name="P183" style:family="paragraph" style:parent-style-name="Table_20_Contents">
      <style:paragraph-properties fo:margin-top="0cm" fo:margin-bottom="0cm" loext:contextual-spacing="false" fo:text-align="center" style:justify-single-word="false"/>
      <style:text-properties fo:color="#000000" fo:font-size="12pt" officeooo:rsid="006357c7" officeooo:paragraph-rsid="006357c7" fo:background-color="transparent" style:font-size-asian="12pt" style:font-name-complex="Calibri1" style:font-size-complex="12pt"/>
    </style:style>
    <style:style style:name="P184" style:family="paragraph" style:parent-style-name="Table_20_Contents">
      <style:paragraph-properties fo:margin-top="0cm" fo:margin-bottom="0cm" loext:contextual-spacing="false" fo:text-align="center" style:justify-single-word="false"/>
      <style:text-properties fo:font-weight="bold" officeooo:rsid="00ba43f0" officeooo:paragraph-rsid="00ba43f0" style:font-weight-asian="bold" style:font-weight-complex="bold"/>
    </style:style>
    <style:style style:name="P185" style:family="paragraph" style:parent-style-name="Standard_20__28_user_29_">
      <style:text-properties style:font-name="Calibri" style:font-name-complex="Calibri1"/>
    </style:style>
    <style:style style:name="P186" style:family="paragraph" style:parent-style-name="Standard_20__28_user_29_">
      <style:text-properties style:font-name="Calibri" fo:font-weight="bold" style:font-weight-asian="bold" style:font-name-complex="Calibri1" style:font-weight-complex="bold"/>
    </style:style>
    <style:style style:name="P187" style:family="paragraph" style:parent-style-name="Standard_20__28_user_29_">
      <style:text-properties style:font-name="Calibri" style:text-underline-style="none" fo:font-weight="bold" style:font-weight-asian="bold" style:font-name-complex="Calibri1" style:font-weight-complex="bold"/>
    </style:style>
    <style:style style:name="P188" style:family="paragraph" style:parent-style-name="Table_20_Contents">
      <style:paragraph-properties fo:text-align="start" style:justify-single-word="false"/>
      <style:text-properties fo:font-size="12pt" officeooo:rsid="00480d54" officeooo:paragraph-rsid="004838ab" style:font-size-asian="12pt" style:font-size-complex="12pt"/>
    </style:style>
    <style:style style:name="P189" style:family="paragraph" style:parent-style-name="Table_20_Contents">
      <style:paragraph-properties fo:text-align="start" style:justify-single-word="false"/>
      <style:text-properties fo:font-size="12pt" officeooo:rsid="00480d54" officeooo:paragraph-rsid="00480d54" style:font-size-asian="12pt" style:font-size-complex="12pt"/>
    </style:style>
    <style:style style:name="P190" style:family="paragraph" style:parent-style-name="Table_20_Contents">
      <style:paragraph-properties fo:text-align="start" style:justify-single-word="false"/>
      <style:text-properties fo:font-size="12pt" officeooo:rsid="004838ab" officeooo:paragraph-rsid="004838ab" style:font-size-asian="12pt" style:font-size-complex="12pt"/>
    </style:style>
    <style:style style:name="P191" style:family="paragraph" style:parent-style-name="Table_20_Contents">
      <style:text-properties fo:font-size="12pt" officeooo:rsid="004c86f5" officeooo:paragraph-rsid="004c86f5" style:font-size-asian="12pt" style:font-size-complex="12pt"/>
    </style:style>
    <style:style style:name="P192" style:family="paragraph" style:parent-style-name="Table_20_Contents">
      <style:text-properties fo:font-size="12pt" officeooo:rsid="004e09f9" officeooo:paragraph-rsid="004e09f9" style:font-size-asian="12pt" style:font-size-complex="12pt"/>
    </style:style>
    <style:style style:name="P193"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style>
    <style:style style:name="P194" style:family="paragraph" style:parent-style-name="Standard" style:list-style-name="L1">
      <style:paragraph-properties fo:text-align="start" style:justify-single-word="false"/>
      <style:text-properties fo:font-size="12pt" fo:font-weight="bold" officeooo:rsid="005627a5" officeooo:paragraph-rsid="005627a5" style:font-size-asian="12pt" style:font-weight-asian="bold" style:font-size-complex="12pt" style:font-weight-complex="bold"/>
    </style:style>
    <style:style style:name="P195" style:family="paragraph" style:parent-style-name="Standard" style:list-style-name="L1">
      <style:paragraph-properties fo:text-align="start" style:justify-single-word="false"/>
      <style:text-properties officeooo:paragraph-rsid="0056aa86"/>
    </style:style>
    <style:style style:name="P196" style:family="paragraph" style:parent-style-name="Standard" style:list-style-name="L1">
      <style:paragraph-properties fo:margin-top="0cm" fo:margin-bottom="0cm" loext:contextual-spacing="false" fo:text-align="start" style:justify-single-word="false"/>
      <style:text-properties fo:font-size="12pt" fo:font-weight="normal" officeooo:rsid="005cc4dd" officeooo:paragraph-rsid="005e23e9" style:font-size-asian="12pt" style:font-weight-asian="normal" style:font-size-complex="12pt" style:font-weight-complex="normal"/>
    </style:style>
    <style:style style:name="P197" style:family="paragraph" style:parent-style-name="Standard" style:list-style-name="L1">
      <style:paragraph-properties fo:margin-top="0cm" fo:margin-bottom="0cm" loext:contextual-spacing="false" fo:text-align="start" style:justify-single-word="false"/>
      <style:text-properties fo:font-size="12pt" fo:font-weight="normal" officeooo:rsid="0056aa86" officeooo:paragraph-rsid="0056aa86" style:font-size-asian="12pt" style:font-weight-asian="normal" style:font-size-complex="12pt" style:font-weight-complex="normal"/>
    </style:style>
    <style:style style:name="P198" style:family="paragraph" style:parent-style-name="Standard" style:list-style-name="L1">
      <style:paragraph-properties fo:margin-top="0cm" fo:margin-bottom="0cm" loext:contextual-spacing="false" fo:text-align="start" style:justify-single-word="false"/>
      <style:text-properties fo:font-size="12pt" fo:font-weight="normal" officeooo:rsid="005f703e" officeooo:paragraph-rsid="005f703e" style:font-size-asian="12pt" style:font-weight-asian="normal" style:font-size-complex="12pt" style:font-weight-complex="normal"/>
    </style:style>
    <style:style style:name="P199" style:family="paragraph" style:parent-style-name="Standard" style:list-style-name="L1">
      <style:paragraph-properties fo:margin-top="0cm" fo:margin-bottom="0cm" loext:contextual-spacing="false" fo:text-align="start" style:justify-single-word="false"/>
      <style:text-properties fo:font-size="12pt" fo:font-weight="normal" officeooo:rsid="0061032a" officeooo:paragraph-rsid="0061032a" style:font-size-asian="12pt" style:font-weight-asian="normal" style:font-size-complex="12pt" style:font-weight-complex="normal"/>
    </style:style>
    <style:style style:name="P200" style:family="paragraph" style:parent-style-name="Standard" style:list-style-name="L1">
      <style:paragraph-properties fo:margin-top="0cm" fo:margin-bottom="0cm" loext:contextual-spacing="false" fo:text-align="start" style:justify-single-word="false"/>
      <style:text-properties fo:font-size="12pt" fo:font-weight="normal" officeooo:rsid="0056ed6d" officeooo:paragraph-rsid="0056ed6d" style:font-size-asian="12pt" style:font-weight-asian="normal" style:font-size-complex="12pt" style:font-weight-complex="normal"/>
    </style:style>
    <style:style style:name="P201" style:family="paragraph" style:parent-style-name="Standard" style:list-style-name="L1">
      <style:paragraph-properties fo:margin-top="0cm" fo:margin-bottom="0cm" loext:contextual-spacing="false" fo:text-align="start" style:justify-single-word="false"/>
      <style:text-properties fo:font-size="12pt" fo:font-weight="normal" officeooo:rsid="0089e147" officeooo:paragraph-rsid="0089e147" style:font-size-asian="12pt" style:font-weight-asian="normal" style:font-size-complex="12pt" style:font-weight-complex="normal"/>
    </style:style>
    <style:style style:name="P202" style:family="paragraph" style:parent-style-name="Standard" style:list-style-name="L1">
      <style:paragraph-properties fo:margin-top="0cm" fo:margin-bottom="0cm" loext:contextual-spacing="false" fo:text-align="start" style:justify-single-word="false"/>
      <style:text-properties fo:font-size="12pt" fo:font-weight="normal" officeooo:rsid="00573b9c" officeooo:paragraph-rsid="00573b9c" style:font-size-asian="12pt" style:font-weight-asian="normal" style:font-size-complex="12pt" style:font-weight-complex="normal"/>
    </style:style>
    <style:style style:name="P203" style:family="paragraph" style:parent-style-name="Standard" style:list-style-name="L1">
      <style:paragraph-properties fo:margin-top="0cm" fo:margin-bottom="0cm" loext:contextual-spacing="false" fo:line-height="100%" fo:text-align="start" style:justify-single-word="false"/>
      <style:text-properties fo:font-size="12pt" fo:font-weight="normal" officeooo:rsid="004a32b6" officeooo:paragraph-rsid="00d79bf1" style:font-size-asian="12pt" style:font-weight-asian="normal" style:font-size-complex="12pt" style:font-weight-complex="normal"/>
    </style:style>
    <style:style style:name="P204" style:family="paragraph" style:parent-style-name="Standard" style:list-style-name="L1">
      <style:paragraph-properties fo:margin-top="0cm" fo:margin-bottom="0cm" loext:contextual-spacing="false" fo:line-height="100%" fo:text-align="start" style:justify-single-word="false"/>
      <style:text-properties fo:font-size="12pt" fo:font-weight="normal" officeooo:rsid="005310fc" officeooo:paragraph-rsid="00d79bf1" style:font-size-asian="12pt" style:font-weight-asian="normal" style:font-size-complex="12pt" style:font-weight-complex="normal"/>
    </style:style>
    <style:style style:name="P205" style:family="paragraph" style:parent-style-name="Standard" style:list-style-name="L20">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206" style:family="paragraph" style:parent-style-name="Standard">
      <style:paragraph-properties fo:margin-top="0cm" fo:margin-bottom="0cm" loext:contextual-spacing="false" fo:line-height="100%"/>
      <style:text-properties fo:font-size="12pt" fo:font-weight="normal" officeooo:rsid="00d79bf1" officeooo:paragraph-rsid="00d79bf1" style:font-size-asian="12pt" style:font-weight-asian="normal" style:font-size-complex="12pt" style:font-weight-complex="normal"/>
    </style:style>
    <style:style style:name="P207"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208"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ae7a56" officeooo:paragraph-rsid="00b11b8f" style:font-size-asian="12pt" style:font-weight-asian="bold" style:font-name-complex="Calibri1" style:font-size-complex="12pt" style:font-weight-complex="bold"/>
    </style:style>
    <style:style style:name="P209"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56ed6d" officeooo:paragraph-rsid="00bd82c9" style:font-size-asian="12pt" style:font-weight-asian="bold" style:font-size-complex="12pt" style:font-weight-complex="bold"/>
    </style:style>
    <style:style style:name="P210" style:family="paragraph" style:parent-style-name="Standard" style:list-style-name="L1">
      <style:paragraph-properties fo:margin-top="0cm" fo:margin-bottom="0cm" loext:contextual-spacing="false" fo:text-align="start" style:justify-single-word="false"/>
      <style:text-properties fo:font-size="12pt" style:text-underline-style="none" fo:font-weight="normal" officeooo:rsid="0056ed6d" officeooo:paragraph-rsid="00be9099" style:font-size-asian="12pt" style:font-weight-asian="normal" style:font-size-complex="12pt" style:font-weight-complex="normal"/>
    </style:style>
    <style:style style:name="P211" style:family="paragraph" style:parent-style-name="Standard" style:list-style-name="L1">
      <style:paragraph-properties fo:margin-top="0cm" fo:margin-bottom="0cm" loext:contextual-spacing="false" fo:text-align="start" style:justify-single-word="false"/>
      <style:text-properties fo:font-size="12pt" fo:font-weight="bold" officeooo:rsid="0056ed6d" officeooo:paragraph-rsid="0056ed6d" style:font-size-asian="12pt" style:font-weight-asian="bold" style:font-size-complex="12pt" style:font-weight-complex="bold"/>
    </style:style>
    <style:style style:name="P212" style:family="paragraph" style:parent-style-name="Standard" style:list-style-name="L1">
      <style:paragraph-properties fo:margin-top="0cm" fo:margin-bottom="0cm" loext:contextual-spacing="false" fo:text-align="start" style:justify-single-word="false"/>
      <style:text-properties fo:font-size="12pt" fo:font-weight="bold" officeooo:rsid="00ae7a56" officeooo:paragraph-rsid="00b11b8f" style:font-size-asian="12pt" style:font-weight-asian="bold" style:font-size-complex="12pt" style:font-weight-complex="bold"/>
    </style:style>
    <style:style style:name="P213" style:family="paragraph" style:parent-style-name="Standard" style:list-style-name="L1">
      <style:paragraph-properties fo:margin-top="0cm" fo:margin-bottom="0cm" loext:contextual-spacing="false" fo:text-align="start" style:justify-single-word="false"/>
      <style:text-properties fo:font-size="12pt" fo:font-weight="bold" officeooo:rsid="00c4acef" officeooo:paragraph-rsid="00c4acef" style:font-size-asian="12pt" style:font-weight-asian="bold" style:font-size-complex="12pt" style:font-weight-complex="bold"/>
    </style:style>
    <style:style style:name="P214" style:family="paragraph" style:parent-style-name="Standard" style:list-style-name="L1">
      <style:paragraph-properties fo:margin-top="0cm" fo:margin-bottom="0cm" loext:contextual-spacing="false" fo:text-align="start" style:justify-single-word="false"/>
      <style:text-properties fo:font-size="12pt" fo:font-weight="bold" officeooo:rsid="00ca6e5a" officeooo:paragraph-rsid="00ca6e5a" style:font-size-asian="12pt" style:font-weight-asian="bold" style:font-size-complex="12pt" style:font-weight-complex="bold"/>
    </style:style>
    <style:style style:name="P215" style:family="paragraph" style:parent-style-name="Standard" style:list-style-name="L1">
      <style:paragraph-properties fo:margin-top="0cm" fo:margin-bottom="0cm" loext:contextual-spacing="false" fo:text-align="start" style:justify-single-word="false"/>
      <style:text-properties fo:font-size="12pt" fo:font-weight="bold" officeooo:rsid="00573b9c" officeooo:paragraph-rsid="00573b9c" style:font-size-asian="12pt" style:font-weight-asian="bold" style:font-size-complex="12pt" style:font-weight-complex="bold"/>
    </style:style>
    <style:style style:name="P216" style:family="paragraph" style:parent-style-name="Standard" style:list-style-name="L1">
      <style:paragraph-properties fo:margin-top="0cm" fo:margin-bottom="0cm" loext:contextual-spacing="false" fo:text-align="start" style:justify-single-word="false"/>
      <style:text-properties fo:font-size="12pt" fo:font-style="normal" fo:font-weight="bold" officeooo:rsid="00b7aa70" officeooo:paragraph-rsid="00b89c34" style:font-size-asian="12pt" style:font-style-asian="normal" style:font-weight-asian="bold" style:font-name-complex="Calibri1" style:font-size-complex="12pt" style:font-style-complex="normal" style:font-weight-complex="bold"/>
    </style:style>
    <style:style style:name="P217" style:family="paragraph" style:parent-style-name="Standard" style:list-style-name="L3">
      <style:paragraph-properties fo:margin-top="0cm" fo:margin-bottom="0cm" loext:contextual-spacing="false"/>
      <style:text-properties fo:font-size="12pt" style:font-size-asian="12pt" style:font-name-complex="Calibri1" style:font-size-complex="12pt"/>
    </style:style>
    <style:style style:name="P218" style:family="paragraph" style:parent-style-name="Standard" style:list-style-name="L4">
      <style:paragraph-properties fo:margin-top="0cm" fo:margin-bottom="0cm" loext:contextual-spacing="false"/>
      <style:text-properties fo:font-size="12pt" style:font-size-asian="12pt" style:font-name-complex="Calibri1" style:font-size-complex="12pt"/>
    </style:style>
    <style:style style:name="P219" style:family="paragraph" style:parent-style-name="Standard" style:list-style-name="L4">
      <style:paragraph-properties fo:margin-top="0cm" fo:margin-bottom="0cm" loext:contextual-spacing="false"/>
      <style:text-properties fo:font-size="12pt" officeooo:rsid="00b7ae7e" officeooo:paragraph-rsid="00b7ae7e" style:font-size-asian="12pt" style:font-name-complex="Calibri1" style:font-size-complex="12pt"/>
    </style:style>
    <style:style style:name="P220" style:family="paragraph" style:parent-style-name="Standard" style:list-style-name="L1">
      <style:paragraph-properties fo:margin-top="0cm" fo:margin-bottom="0cm" loext:contextual-spacing="false" fo:text-align="start" style:justify-single-word="false"/>
      <style:text-properties fo:font-weight="normal" officeooo:rsid="005e23e9" officeooo:paragraph-rsid="005e23e9" style:font-weight-asian="normal" style:font-weight-complex="normal"/>
    </style:style>
    <style:style style:name="P221" style:family="paragraph" style:parent-style-name="Standard" style:list-style-name="L1">
      <style:paragraph-properties fo:margin-top="0cm" fo:margin-bottom="0cm" loext:contextual-spacing="false" fo:text-align="start" style:justify-single-word="false"/>
      <style:text-properties officeooo:rsid="0056ed6d" officeooo:paragraph-rsid="0056ed6d"/>
    </style:style>
    <style:style style:name="P222"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94ec9" officeooo:paragraph-rsid="00594ec9" style:font-size-asian="12pt" style:font-weight-asian="normal" style:font-size-complex="12pt" style:font-weight-complex="normal"/>
    </style:style>
    <style:style style:name="P223"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b107f" officeooo:paragraph-rsid="005b107f" style:font-size-asian="12pt" style:font-weight-asian="normal" style:font-size-complex="12pt" style:font-weight-complex="normal"/>
    </style:style>
    <style:style style:name="P224" style:family="paragraph" style:parent-style-name="Standard" style:list-style-name="L5">
      <style:paragraph-properties fo:margin-top="0cm" fo:margin-bottom="0cm" loext:contextual-spacing="true"/>
      <style:text-properties fo:font-size="12pt" fo:font-weight="normal" officeooo:rsid="002a0e44" officeooo:paragraph-rsid="00c4acef" style:font-size-asian="12pt" style:font-weight-asian="normal" style:font-size-complex="12pt" style:font-weight-complex="normal"/>
    </style:style>
    <style:style style:name="P225" style:family="paragraph" style:parent-style-name="Standard" style:list-style-name="L6">
      <style:paragraph-properties fo:margin-top="0cm" fo:margin-bottom="0cm" loext:contextual-spacing="true"/>
      <style:text-properties fo:font-size="12pt" fo:font-weight="normal" officeooo:rsid="002a0e44" officeooo:paragraph-rsid="00c4acef" style:font-size-asian="12pt" style:font-weight-asian="normal" style:font-size-complex="12pt" style:font-weight-complex="normal"/>
    </style:style>
    <style:style style:name="P226" style:family="paragraph" style:parent-style-name="Standard" style:list-style-name="L7">
      <style:paragraph-properties fo:margin-top="0cm" fo:margin-bottom="0cm" loext:contextual-spacing="true"/>
      <style:text-properties fo:font-size="12pt" fo:font-weight="normal" officeooo:rsid="002a0e44" officeooo:paragraph-rsid="00c71ec0" style:font-size-asian="12pt" style:font-weight-asian="normal" style:font-size-complex="12pt" style:font-weight-complex="normal"/>
    </style:style>
    <style:style style:name="P227" style:family="paragraph" style:parent-style-name="Standard" style:list-style-name="L8">
      <style:paragraph-properties fo:margin-top="0cm" fo:margin-bottom="0cm" loext:contextual-spacing="true"/>
      <style:text-properties fo:font-size="12pt" fo:font-weight="normal" officeooo:rsid="002a0e44" officeooo:paragraph-rsid="00c8deee" style:font-size-asian="12pt" style:font-weight-asian="normal" style:font-size-complex="12pt" style:font-weight-complex="normal"/>
    </style:style>
    <style:style style:name="P228" style:family="paragraph" style:parent-style-name="Standard" style:list-style-name="L6">
      <style:paragraph-properties fo:margin-top="0cm" fo:margin-bottom="0cm" loext:contextual-spacing="true"/>
      <style:text-properties fo:font-size="12pt" fo:font-weight="normal" officeooo:rsid="002b56b3" officeooo:paragraph-rsid="00c4acef" style:font-size-asian="12pt" style:font-weight-asian="normal" style:font-size-complex="12pt" style:font-weight-complex="normal"/>
    </style:style>
    <style:style style:name="P229" style:family="paragraph" style:parent-style-name="Standard" style:list-style-name="L6">
      <style:paragraph-properties fo:margin-top="0cm" fo:margin-bottom="0cm" loext:contextual-spacing="true"/>
      <style:text-properties fo:font-size="12pt" fo:font-weight="normal" officeooo:rsid="002e8415" officeooo:paragraph-rsid="00c5fbce" style:font-size-asian="12pt" style:font-weight-asian="normal" style:font-size-complex="12pt" style:font-weight-complex="normal"/>
    </style:style>
    <style:style style:name="P230" style:family="paragraph" style:parent-style-name="Standard" style:list-style-name="L7">
      <style:paragraph-properties fo:margin-top="0cm" fo:margin-bottom="0cm" loext:contextual-spacing="true"/>
      <style:text-properties fo:font-size="12pt" fo:font-weight="normal" officeooo:rsid="003083fa" officeooo:paragraph-rsid="00c71ec0" style:font-size-asian="12pt" style:font-weight-asian="normal" style:font-size-complex="12pt" style:font-weight-complex="normal"/>
    </style:style>
    <style:style style:name="P231" style:family="paragraph" style:parent-style-name="Standard" style:list-style-name="L8">
      <style:paragraph-properties fo:margin-top="0cm" fo:margin-bottom="0cm" loext:contextual-spacing="true"/>
      <style:text-properties fo:font-size="12pt" fo:font-weight="normal" officeooo:rsid="003083fa" officeooo:paragraph-rsid="00c8deee" style:font-size-asian="12pt" style:font-weight-asian="normal" style:font-size-complex="12pt" style:font-weight-complex="normal"/>
    </style:style>
    <style:style style:name="P232" style:family="paragraph" style:parent-style-name="Standard" style:list-style-name="L7">
      <style:paragraph-properties fo:margin-top="0cm" fo:margin-bottom="0cm" loext:contextual-spacing="true"/>
      <style:text-properties fo:font-size="12pt" fo:font-weight="normal" officeooo:rsid="0031f69c" officeooo:paragraph-rsid="00c8deee" style:font-size-asian="12pt" style:font-weight-asian="normal" style:font-size-complex="12pt" style:font-weight-complex="normal"/>
    </style:style>
    <style:style style:name="P233" style:family="paragraph" style:parent-style-name="Standard" style:list-style-name="L8">
      <style:paragraph-properties fo:margin-top="0cm" fo:margin-bottom="0cm" loext:contextual-spacing="true"/>
      <style:text-properties fo:font-size="12pt" fo:font-weight="normal" officeooo:rsid="0031f69c" officeooo:paragraph-rsid="00c8deee" style:font-size-asian="12pt" style:font-weight-asian="normal" style:font-size-complex="12pt" style:font-weight-complex="normal"/>
    </style:style>
    <style:style style:name="P234" style:family="paragraph" style:parent-style-name="Standard" style:list-style-name="L9">
      <style:paragraph-properties fo:margin-top="0cm" fo:margin-bottom="0cm" loext:contextual-spacing="true"/>
      <style:text-properties fo:font-size="12pt" fo:font-weight="normal" officeooo:rsid="0035b908" officeooo:paragraph-rsid="00c8deee" style:font-size-asian="12pt" style:font-weight-asian="normal" style:font-size-complex="12pt" style:font-weight-complex="normal"/>
    </style:style>
    <style:style style:name="P235" style:family="paragraph" style:parent-style-name="Standard" style:list-style-name="L12">
      <style:paragraph-properties fo:margin-top="0cm" fo:margin-bottom="0cm" loext:contextual-spacing="true"/>
      <style:text-properties fo:font-size="12pt" fo:font-weight="normal" officeooo:rsid="0035b908" officeooo:paragraph-rsid="00c8deee" style:font-size-asian="12pt" style:font-weight-asian="normal" style:font-size-complex="12pt" style:font-weight-complex="normal"/>
    </style:style>
    <style:style style:name="P236" style:family="paragraph" style:parent-style-name="Standard" style:list-style-name="L10">
      <style:paragraph-properties fo:margin-top="0cm" fo:margin-bottom="0cm" loext:contextual-spacing="true"/>
      <style:text-properties fo:font-size="12pt" fo:font-weight="normal" officeooo:rsid="0036a70c" officeooo:paragraph-rsid="00c8deee" style:font-size-asian="12pt" style:font-weight-asian="normal" style:font-size-complex="12pt" style:font-weight-complex="normal"/>
    </style:style>
    <style:style style:name="P237" style:family="paragraph" style:parent-style-name="Standard" style:list-style-name="L11">
      <style:paragraph-properties fo:margin-top="0cm" fo:margin-bottom="0cm" loext:contextual-spacing="true"/>
      <style:text-properties fo:font-size="12pt" fo:font-weight="normal" officeooo:rsid="0036a70c" officeooo:paragraph-rsid="00c8deee" style:font-size-asian="12pt" style:font-weight-asian="normal" style:font-size-complex="12pt" style:font-weight-complex="normal"/>
    </style:style>
    <style:style style:name="P238" style:family="paragraph" style:parent-style-name="Standard" style:list-style-name="L12">
      <style:paragraph-properties fo:margin-top="0cm" fo:margin-bottom="0cm" loext:contextual-spacing="true"/>
      <style:text-properties fo:font-size="12pt" fo:font-weight="normal" officeooo:rsid="003b5c86" officeooo:paragraph-rsid="00c8deee" style:font-size-asian="12pt" style:font-weight-asian="normal" style:font-size-complex="12pt" style:font-weight-complex="normal"/>
    </style:style>
    <style:style style:name="P239" style:family="paragraph" style:parent-style-name="Standard" style:list-style-name="L10">
      <style:paragraph-properties fo:margin-top="0cm" fo:margin-bottom="0cm" loext:contextual-spacing="true"/>
      <style:text-properties officeooo:rsid="0036a70c" officeooo:paragraph-rsid="00c8deee"/>
    </style:style>
    <style:style style:name="P240" style:family="paragraph" style:parent-style-name="Standard" style:list-style-name="L11">
      <style:paragraph-properties fo:margin-top="0cm" fo:margin-bottom="0cm" loext:contextual-spacing="true"/>
      <style:text-properties officeooo:rsid="0036a70c" officeooo:paragraph-rsid="00c8deee"/>
    </style:style>
    <style:style style:name="P241" style:family="paragraph" style:parent-style-name="Table_20_Contents" style:list-style-name="L13">
      <style:paragraph-properties fo:text-align="start" style:justify-single-word="false"/>
      <style:text-properties fo:font-size="12pt" officeooo:rsid="004838ab" officeooo:paragraph-rsid="004838ab" style:font-size-asian="12pt" style:font-size-complex="12pt"/>
    </style:style>
    <style:style style:name="P242" style:family="paragraph" style:parent-style-name="Table_20_Contents" style:list-style-name="L14">
      <style:text-properties fo:font-size="12pt" officeooo:rsid="004c86f5" officeooo:paragraph-rsid="004c86f5" style:font-size-asian="12pt" style:font-size-complex="12pt"/>
    </style:style>
    <style:style style:name="P243" style:family="paragraph" style:parent-style-name="Table_20_Contents" style:list-style-name="L15">
      <style:text-properties fo:font-size="12pt" officeooo:rsid="004c86f5" officeooo:paragraph-rsid="004c86f5" style:font-size-asian="12pt" style:font-size-complex="12pt"/>
    </style:style>
    <style:style style:name="P244" style:family="paragraph" style:parent-style-name="Table_20_Contents" style:list-style-name="L17">
      <style:text-properties fo:font-size="12pt" officeooo:rsid="004c86f5" officeooo:paragraph-rsid="004e09f9" style:font-size-asian="12pt" style:font-size-complex="12pt"/>
    </style:style>
    <style:style style:name="P245" style:family="paragraph" style:parent-style-name="Table_20_Contents" style:list-style-name="L16">
      <style:text-properties fo:font-size="12pt" officeooo:rsid="004e09f9" officeooo:paragraph-rsid="004e09f9" style:font-size-asian="12pt" style:font-size-complex="12pt"/>
    </style:style>
    <style:style style:name="P246" style:family="paragraph" style:parent-style-name="Table_20_Contents" style:list-style-name="L17">
      <style:text-properties fo:font-size="12pt" officeooo:rsid="004e09f9" officeooo:paragraph-rsid="004e09f9" style:font-size-asian="12pt" style:font-size-complex="12pt"/>
    </style:style>
    <style:style style:name="P247" style:family="paragraph" style:parent-style-name="Table_20_Contents" style:list-style-name="L18">
      <style:text-properties fo:font-size="12pt" officeooo:rsid="004e09f9" officeooo:paragraph-rsid="004e09f9" style:font-size-asian="12pt" style:font-size-complex="12pt"/>
    </style:style>
    <style:style style:name="P248" style:family="paragraph" style:parent-style-name="Table_20_Contents" style:list-style-name="L19">
      <style:text-properties fo:font-size="12pt" officeooo:rsid="004e09f9" officeooo:paragraph-rsid="004e09f9" style:font-size-asian="12pt" style:font-size-complex="12pt"/>
    </style:style>
    <style:style style:name="P249" style:family="paragraph" style:parent-style-name="Standard_20__28_user_29_" style:list-style-name="WWNum8">
      <style:text-properties style:font-name="Calibri" style:font-name-complex="Calibri1"/>
    </style:style>
    <style:style style:name="P250" style:family="paragraph" style:parent-style-name="Standard_20__28_user_29_" style:list-style-name="WWNum9">
      <style:text-properties style:font-name="Calibri" style:font-name-complex="Calibri1"/>
    </style:style>
    <style:style style:name="P251" style:family="paragraph" style:parent-style-name="Standard_20__28_user_29_" style:list-style-name="WWNum10">
      <style:text-properties style:font-name="Calibri" style:font-name-complex="Calibri1"/>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style:font-size-asian="12pt" style:font-name-complex="Calibri1" style:font-size-complex="12pt"/>
    </style:style>
    <style:style style:name="T4" style:family="text">
      <style:text-properties fo:font-size="12pt" officeooo:rsid="001eb4c9" style:font-size-asian="12pt" style:font-name-complex="Calibri1" style:font-size-complex="12pt"/>
    </style:style>
    <style:style style:name="T5" style:family="text">
      <style:text-properties fo:font-size="12pt" officeooo:rsid="001f3f4c" style:font-size-asian="12pt" style:font-name-complex="Calibri1" style:font-size-complex="12pt"/>
    </style:style>
    <style:style style:name="T6" style:family="text">
      <style:text-properties fo:font-size="12pt" officeooo:rsid="001f7dc0" style:font-size-asian="12pt" style:font-name-complex="Calibri1" style:font-size-complex="12pt"/>
    </style:style>
    <style:style style:name="T7" style:family="text">
      <style:text-properties fo:font-size="12pt" officeooo:rsid="002219cb" style:font-size-asian="12pt" style:font-name-complex="Calibri1" style:font-size-complex="12pt"/>
    </style:style>
    <style:style style:name="T8" style:family="text">
      <style:text-properties fo:font-size="12pt" officeooo:rsid="00aa1fba" style:font-size-asian="12pt" style:font-name-complex="Calibri1" style:font-size-complex="12pt"/>
    </style:style>
    <style:style style:name="T9" style:family="text">
      <style:text-properties fo:font-size="12pt" officeooo:rsid="00b0e0dc" style:font-size-asian="12pt" style:font-name-complex="Calibri1" style:font-size-complex="12pt"/>
    </style:style>
    <style:style style:name="T10" style:family="text">
      <style:text-properties fo:font-size="12pt" style:font-size-asian="12pt" style:font-size-complex="12pt"/>
    </style:style>
    <style:style style:name="T11" style:family="text">
      <style:text-properties fo:font-size="12pt" officeooo:rsid="0056aa86"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388852" style:font-size-asian="12pt" style:font-weight-asian="normal" style:font-size-complex="12pt" style:font-weight-complex="normal"/>
    </style:style>
    <style:style style:name="T14" style:family="text">
      <style:text-properties fo:font-size="12pt" fo:font-weight="normal" officeooo:rsid="003b5180" style:font-size-asian="12pt" style:font-weight-asian="normal" style:font-size-complex="12pt" style:font-weight-complex="normal"/>
    </style:style>
    <style:style style:name="T15" style:family="text">
      <style:text-properties fo:font-size="12pt" fo:font-weight="normal" officeooo:rsid="00c8deee"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officeooo:rsid="005627a5" style:font-size-asian="12pt" style:font-weight-asian="bold" style:font-size-complex="12pt" style:font-weight-complex="bold"/>
    </style:style>
    <style:style style:name="T18" style:family="text">
      <style:text-properties fo:font-size="12pt" fo:font-weight="bold" officeooo:rsid="0056aa86" style:font-size-asian="12pt" style:font-weight-asian="bold" style:font-size-complex="12pt" style:font-weight-complex="bold"/>
    </style:style>
    <style:style style:name="T19" style:family="text">
      <style:text-properties fo:font-size="12pt" fo:font-weight="bold" officeooo:rsid="0056ed6d" style:font-size-asian="12pt" style:font-weight-asian="bold" style:font-size-complex="12pt" style:font-weight-complex="bold"/>
    </style:style>
    <style:style style:name="T20" style:family="text">
      <style:text-properties fo:font-size="12pt" fo:font-weight="bold" officeooo:rsid="00b93a63" style:font-size-asian="12pt" style:font-weight-asian="bold" style:font-size-complex="12pt" style:font-weight-complex="bold"/>
    </style:style>
    <style:style style:name="T21" style:family="text">
      <style:text-properties style:font-name="Wingdings" fo:font-size="12pt" style:font-name-asian="Wingdings2" style:font-size-asian="12pt" style:font-name-complex="Wingdings2" style:font-size-complex="12pt"/>
    </style:style>
    <style:style style:name="T22" style:family="text">
      <style:text-properties style:font-name="Wingdings" style:font-name-asian="Wingdings2" style:font-name-complex="Wingdings2"/>
    </style:style>
    <style:style style:name="T23" style:family="text">
      <style:text-properties style:font-name="Wingdings" style:text-underline-style="none" style:font-name-asian="Wingdings2" style:font-name-complex="Wingdings2"/>
    </style:style>
    <style:style style:name="T24" style:family="text">
      <style:text-properties officeooo:rsid="002be551"/>
    </style:style>
    <style:style style:name="T25" style:family="text">
      <style:text-properties officeooo:rsid="0031f69c"/>
    </style:style>
    <style:style style:name="T26" style:family="text">
      <style:text-properties officeooo:rsid="0039c7e0"/>
    </style:style>
    <style:style style:name="T27" style:family="text">
      <style:text-properties officeooo:rsid="003b5c86"/>
    </style:style>
    <style:style style:name="T28" style:family="text">
      <style:text-properties officeooo:rsid="001f3f4c"/>
    </style:style>
    <style:style style:name="T29" style:family="text">
      <style:text-properties officeooo:rsid="002219cb"/>
    </style:style>
    <style:style style:name="T30" style:family="text">
      <style:text-properties officeooo:rsid="0056ed6d"/>
    </style:style>
    <style:style style:name="T31" style:family="text">
      <style:text-properties officeooo:rsid="005cc4dd"/>
    </style:style>
    <style:style style:name="T32" style:family="text">
      <style:text-properties officeooo:rsid="005e23e9"/>
    </style:style>
    <style:style style:name="T33" style:family="text">
      <style:text-properties officeooo:rsid="005f703e"/>
    </style:style>
    <style:style style:name="T34" style:family="text">
      <style:text-properties fo:font-weight="bold" style:font-weight-asian="bold" style:font-weight-complex="bold"/>
    </style:style>
    <style:style style:name="T35" style:family="text">
      <style:text-properties fo:font-weight="bold" officeooo:rsid="0056aa86" style:font-weight-asian="bold" style:font-weight-complex="bold"/>
    </style:style>
    <style:style style:name="T36" style:family="text">
      <style:text-properties fo:font-weight="bold" officeooo:rsid="0056ed6d" style:font-weight-asian="bold" style:font-weight-complex="bold"/>
    </style:style>
    <style:style style:name="T37" style:family="text">
      <style:text-properties fo:font-weight="bold" officeooo:rsid="006232d6" style:font-weight-asian="bold" style:font-weight-complex="bold"/>
    </style:style>
    <style:style style:name="T38" style:family="text">
      <style:text-properties fo:font-weight="bold" officeooo:rsid="0089e147" style:font-weight-asian="bold" style:font-weight-complex="bold"/>
    </style:style>
    <style:style style:name="T39" style:family="text">
      <style:text-properties officeooo:rsid="0061032a"/>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officeooo:rsid="006232d6" style:font-weight-asian="bold" style:font-weight-complex="bold"/>
    </style:style>
    <style:style style:name="T43" style:family="text">
      <style:text-properties style:text-underline-style="none" officeooo:rsid="00bd82c9"/>
    </style:style>
    <style:style style:name="T44" style:family="text">
      <style:text-properties officeooo:rsid="00654910"/>
    </style:style>
    <style:style style:name="T45" style:family="text">
      <style:text-properties officeooo:rsid="006a785b"/>
    </style:style>
    <style:style style:name="T46" style:family="text">
      <style:text-properties officeooo:rsid="00703323"/>
    </style:style>
    <style:style style:name="T47" style:family="text">
      <style:text-properties officeooo:rsid="007155fd"/>
    </style:style>
    <style:style style:name="T48" style:family="text">
      <style:text-properties officeooo:rsid="00726de1"/>
    </style:style>
    <style:style style:name="T49" style:family="text">
      <style:text-properties officeooo:rsid="00731d25"/>
    </style:style>
    <style:style style:name="T50" style:family="text">
      <style:text-properties officeooo:rsid="00760728"/>
    </style:style>
    <style:style style:name="T51" style:family="text">
      <style:text-properties officeooo:rsid="00772856"/>
    </style:style>
    <style:style style:name="T52" style:family="text">
      <style:text-properties officeooo:rsid="007eecde"/>
    </style:style>
    <style:style style:name="T53" style:family="text">
      <style:text-properties officeooo:rsid="00928c82"/>
    </style:style>
    <style:style style:name="T54" style:family="text">
      <style:text-properties officeooo:rsid="00a0250f"/>
    </style:style>
    <style:style style:name="T55" style:family="text">
      <style:text-properties style:font-weight-complex="bold"/>
    </style:style>
    <style:style style:name="T56" style:family="text">
      <style:text-properties officeooo:rsid="00a0250f" style:font-weight-complex="bold"/>
    </style:style>
    <style:style style:name="T57" style:family="text">
      <style:text-properties officeooo:rsid="00ae7a56"/>
    </style:style>
    <style:style style:name="T58" style:family="text">
      <style:text-properties officeooo:rsid="00b0e0dc"/>
    </style:style>
    <style:style style:name="T59" style:family="text">
      <style:text-properties officeooo:rsid="00b11b8f"/>
    </style:style>
    <style:style style:name="T60" style:family="text">
      <style:text-properties officeooo:rsid="00b18313"/>
    </style:style>
    <style:style style:name="T61" style:family="text">
      <style:text-properties officeooo:rsid="00b7aa70"/>
    </style:style>
    <style:style style:name="T62" style:family="text">
      <style:text-properties officeooo:rsid="00b7ae7e"/>
    </style:style>
    <style:style style:name="T63" style:family="text">
      <style:text-properties officeooo:rsid="00bb9d71"/>
    </style:style>
    <style:style style:name="T64" style:family="text">
      <style:text-properties officeooo:rsid="00bd82c9"/>
    </style:style>
    <style:style style:name="T65" style:family="text">
      <style:text-properties officeooo:rsid="00bfc35a"/>
    </style:style>
    <style:style style:name="T66" style:family="text">
      <style:text-properties officeooo:rsid="00c2859e"/>
    </style:style>
    <style:style style:name="T67" style:family="text">
      <style:text-properties officeooo:rsid="00c4acef"/>
    </style:style>
    <style:style style:name="T68" style:family="text">
      <style:text-properties officeooo:rsid="00c8deee"/>
    </style:style>
    <style:style style:name="T69" style:family="text">
      <style:text-properties officeooo:rsid="00d79bf1"/>
    </style:style>
    <style:style style:name="T70" style:family="text">
      <style:text-properties fo:font-weight="normal" style:font-weight-asian="normal" style:font-weight-complex="normal"/>
    </style:style>
    <style:style style:name="T71" style:family="text">
      <style:text-properties fo:font-weight="normal" officeooo:rsid="00d79bf1" style:font-weight-asian="normal" style:font-weight-complex="normal"/>
    </style:style>
    <style:style style:name="T72" style:family="text">
      <style:text-properties officeooo:rsid="00dae756"/>
    </style:style>
    <style:style style:name="T73" style:family="text">
      <style:text-properties officeooo:rsid="00e19859"/>
    </style:style>
    <style:style style:name="T74" style:family="text">
      <style:text-properties officeooo:rsid="00e6a5f8"/>
    </style:style>
    <style:style style:name="T75" style:family="text">
      <style:text-properties officeooo:rsid="00ee9b1e"/>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
      <text:p text:style-name="P3"/>
      <text:p text:style-name="P5"><text:span text:style-name="T1">IES NERVION, </text:span><text:span text:style-name="T2">Adventure’s Map</text:span></text:p>
      <text:p text:style-name="P4"/>
      <text:p text:style-name="P4"/>
      <text:p text:style-name="P4"/>
      <text:p text:style-name="P4"/>
      <text:p text:style-name="P4"/>
      <text:p text:style-name="P7"/>
      <text:p text:style-name="P7"/>
      <text:p text:style-name="P7"/>
      <text:p text:style-name="P8"><text:soft-page-break/></text:p>
      <text:p text:style-name="P10">INDICE</text:p>
      <text:list xml:id="list169438955" text:style-name="L1">
        <text:list-item>
          <text:p text:style-name="P194">Estudio de viabilidad del sistema</text:p>
          <text:list>
            <text:list-item>
              <text:p text:style-name="P195"><text:span text:style-name="T17">D</text:span><text:span text:style-name="T18">escripción general del sistema</text:span></text:p>
              <text:list>
                <text:list-item>
                  <text:p text:style-name="P196">Objetivo del sistema</text:p>
                </text:list-item>
                <text:list-item>
                  <text:p text:style-name="P197">Diagrama de contexto del sistema</text:p>
                </text:list-item>
                <text:list-item>
                  <text:p text:style-name="P220"><text:span text:style-name="T11">J</text:span><text:span text:style-name="T10">ustificación del proyecto</text:span></text:p>
                </text:list-item>
                <text:list-item>
                  <text:p text:style-name="P198">Alcance del sistema</text:p>
                </text:list-item>
              </text:list>
            </text:list-item>
            <text:list-item>
              <text:p text:style-name="P221"><text:span text:style-name="T18">D</text:span><text:span text:style-name="T16">escripción de los sistemas de localización y rutas actuales</text:span></text:p>
              <text:list>
                <text:list-item>
                  <text:p text:style-name="P199">Wikilock</text:p>
                </text:list-item>
                <text:list-item>
                  <text:p text:style-name="P199">Viewranger</text:p>
                </text:list-item>
                <text:list-item>
                  <text:p text:style-name="P199">Guru maps</text:p>
                </text:list-item>
              </text:list>
            </text:list-item>
            <text:list-item>
              <text:p text:style-name="P207">Definición de requisitos del sistema</text:p>
              <text:list>
                <text:list-item>
                  <text:p text:style-name="P200">Requisitos Funcionales</text:p>
                </text:list-item>
                <text:list-item>
                  <text:p text:style-name="P200">Requisitos de Datos</text:p>
                </text:list-item>
                <text:list-item>
                  <text:p text:style-name="P200">Requisitos de Interfaz</text:p>
                </text:list-item>
                <text:list-item>
                  <text:p text:style-name="P201">Requisitos no Funcionales</text:p>
                </text:list-item>
              </text:list>
            </text:list-item>
            <text:list-item>
              <text:p text:style-name="P211">Alternativas de solución</text:p>
              <text:list>
                <text:list-item>
                  <text:p text:style-name="P200">Alternativa I</text:p>
                </text:list-item>
                <text:list-item>
                  <text:p text:style-name="P200">Alternativa II</text:p>
                </text:list-item>
              </text:list>
            </text:list-item>
            <text:list-item>
              <text:p text:style-name="P211">Justificación de la alternativa seleccionada</text:p>
            </text:list-item>
          </text:list>
        </text:list-item>
        <text:list-item>
          <text:p text:style-name="P211">Gestión del Proyecto</text:p>
          <text:list>
            <text:list-item>
              <text:p text:style-name="P212">Estrategia de desarrollo</text:p>
            </text:list-item>
            <text:list-item>
              <text:p text:style-name="P208">Diagrama de hitos</text:p>
            </text:list-item>
          </text:list>
        </text:list-item>
        <text:list-item>
          <text:p text:style-name="P211">Análisis de sistemas de información</text:p>
          <text:list>
            <text:list-item>
              <text:p text:style-name="P211">Descripción general del entorno tecnológico del sistema</text:p>
            </text:list-item>
            <text:list-item>
              <text:p text:style-name="P216">Alcance del sistema</text:p>
            </text:list-item>
            <text:list-item>
              <text:p text:style-name="P211">Catálogo de usuarios</text:p>
            </text:list-item>
            <text:list-item>
              <text:p text:style-name="P209">Establecimiento de Requisitos</text:p>
              <text:list>
                <text:list-item>
                  <text:p text:style-name="P210">Obtención de requisitos </text:p>
                </text:list-item>
              </text:list>
            </text:list-item>
            <text:list-item>
              <text:p text:style-name="P211">Casos de uso</text:p>
            </text:list-item>
            <text:list-item>
              <text:p text:style-name="P211">Especificación de los casos de uso</text:p>
            </text:list-item>
            <text:list-item>
              <text:p text:style-name="P213">Especificación sobre la interfaz del sistema</text:p>
            </text:list-item>
            <text:list-item>
              <text:p text:style-name="P211">Modelo de clases de análisis</text:p>
            </text:list-item>
            <text:list-item>
              <text:p text:style-name="P214">Clases asociadas a los casos de uso</text:p>
            </text:list-item>
            <text:list-item>
              <text:p text:style-name="P211">Interfaces de usuario</text:p>
              <text:list>
                <text:list-item>
                  <text:p text:style-name="P200">Aspectos comunes de la interfaz de usuario</text:p>
                </text:list-item>
                <text:list-item>
                  <text:p text:style-name="P202">Especificación de pantallas y ventanas</text:p>
                </text:list-item>
              </text:list>
            </text:list-item>
          </text:list>
        </text:list-item>
        <text:list-item>
          <text:p text:style-name="P215">Diseño de sistemas de información</text:p>
          <text:list>
            <text:list-item>
              <text:p text:style-name="P215">Diseño de la arquitectura del sistema</text:p>
              <text:list>
                <text:list-item>
                  <text:p text:style-name="P202">Descripción general del entorno tecnológico del sistema</text:p>
                </text:list-item>
                <text:list-item>
                  <text:p text:style-name="P202">Catálogo de requisitos del diseño</text:p>
                </text:list-item>
              </text:list>
            </text:list-item>
            <text:list-item>
              <text:p text:style-name="P215"><text:soft-page-break/>Modelo de las clases del diseño</text:p>
            </text:list-item>
            <text:list-item>
              <text:p text:style-name="P215">Modelo físico de datos</text:p>
            </text:list-item>
            <text:list-item>
              <text:p text:style-name="P215">Diseño de la interfaz de usuario</text:p>
            </text:list-item>
            <text:list-item>
              <text:p text:style-name="P215">Plan de migración y carga inicial de datos</text:p>
            </text:list-item>
            <text:list-item>
              <text:p text:style-name="P215">Plan de pruebas</text:p>
              <text:list>
                <text:list-item>
                  <text:p text:style-name="P203">Especificación del entorno de pruebas</text:p>
                </text:list-item>
                <text:list-item>
                  <text:p text:style-name="P204">Especificación técnica de niveles de prueba</text:p>
                </text:list-item>
              </text:list>
            </text:list-item>
          </text:list>
        </text:list-item>
      </text:list>
      <text:p text:style-name="P9"/>
      <text:p text:style-name="P22">1. Estudio de viabilidad del sistema</text:p>
      <text:p text:style-name="P22">1.1 Descripción general del sistema</text:p>
      <text:p text:style-name="P23">La aplicación a realizar permite a los usuarios realizar las siguientes acciones:</text:p>
      <text:list xml:id="list2132516314" text:style-name="L2">
        <text:list-item>
          <text:p text:style-name="P222">Los usuarios podrán ver y subir diferentes puntos de localización en un mapa relacionados con actividades naturales y de turismo. </text:p>
          <text:list>
            <text:list-item>
              <text:p text:style-name="P223">Cada localización mostrada en el mapa tendrá una serie de tipos asignados a ella, como puede ser: Paraje natural, Hostal, ZAC, senderismo, camping…</text:p>
            </text:list-item>
            <text:list-item>
              <text:p text:style-name="P223">Cada localización contará con una descripción y con una valoración general aportada por otros usuarios.</text:p>
            </text:list-item>
            <text:list-item>
              <text:p text:style-name="P223">Opcionalmente las localizaciones contarán con imágenes. </text:p>
            </text:list-item>
          </text:list>
        </text:list-item>
        <text:list-item>
          <text:p text:style-name="P223">Los usuarios pueden crear rutas personalizadas para sus viajes.</text:p>
        </text:list-item>
        <text:list-item>
          <text:p text:style-name="P223">La aplicación contará con una zona de descarga de regiones offline. </text:p>
        </text:list-item>
      </text:list>
      <text:p text:style-name="P11"/>
      <text:p text:style-name="P20"><text:span text:style-name="T31">1.1.1 </text:span>Objetivo <text:span text:style-name="T31">del sistema</text:span></text:p>
      <text:p text:style-name="P11">El objetivo de la aplicación se basa en que los usuarios puedan planificar sus próximas escapadas, tomando información de las diferentes ubicaciones mostradas en el mapa, <text:span text:style-name="T31">teniendo la posibilidad de crear</text:span> sus propias rutas de viaje y <text:span text:style-name="T31">además permitir que estos se orienten</text:span> gracias al mapa online (u offline <text:span text:style-name="T31">previamente descargado</text:span>), filtrando <text:span text:style-name="T31">las localizaciones según su tipo deseado</text:span>.</text:p>
      <text:p text:style-name="P11"/>
      <text:p text:style-name="P16">1.1.2 Diagrama de contexto del sistema</text:p>
      <text:p text:style-name="P19">TODO</text:p>
      <text:p text:style-name="P11"/>
      <text:p text:style-name="P20"><text:span text:style-name="T32">1.1.3 </text:span>Justificación del proyecto</text:p>
      <text:p text:style-name="P11">En el mercado actual <text:span text:style-name="T32">existe</text:span> una gran cantidad de aplicaciones basadas <text:span text:style-name="T32">en el</text:span> senderismo <text:span text:style-name="T32">y el ciclismo</text:span>, pero no tantas orientadas al camping o al vivaqueo. La aplicación toma como punto fuerte la posibilidad de obtener la localización de las zonas ZAC o <text:span text:style-name="T32">de </text:span>vivaqueo. Además de disponer de filtros útiles según las necesidades del usuario (Zonas de abastecimiento, <text:span text:style-name="T32">zonas culturales, </text:span>pernoct<text:span text:style-name="T32">a... </text:span>).</text:p>
      <text:p text:style-name="P11"/>
      <text:p text:style-name="P21">1.1.4 Alcance del sistema</text:p>
      <text:p text:style-name="P12"><text:span text:style-name="T33">La aplicación no solo</text:span> va dirigida a habituales de la acampada y <text:span text:style-name="T33">a</text:span>l vivaqueo, <text:span text:style-name="T33">también está dirigida al turismo natural o de ciudad</text:span>. <text:span text:style-name="T33">Diferentes usuarios pueden marcar puntos culturales en el mapa.</text:span></text:p>
      <text:p text:style-name="P12"/>
      <text:p text:style-name="P13"><text:span text:style-name="T34">1.2 </text:span><text:span text:style-name="T35">D</text:span><text:span text:style-name="T36">escripción de los sistemas de localización y rutas actuales</text:span></text:p>
      <text:p text:style-name="P12"><text:soft-page-break/>En la actualidad existen aplicaciones como ViewRanger <text:span text:style-name="T33">y</text:span> Guru Map<text:span text:style-name="T33">s,</text:span> <text:span text:style-name="T33">q</text:span>ue permiten obtener ubicaciones de interés relacionadas con el senderismo y con la posibilidad de crear rutas.</text:p>
      <text:p text:style-name="P12"/>
      <text:p text:style-name="P28"><draw:frame draw:style-name="fr1" draw:name="1" text:anchor-type="char" svg:width="13.501cm" svg:height="8.1cm" draw:z-index="0"><draw:object xlink:href="./Object 3" xlink:type="simple" xlink:show="embed" xlink:actuate="onLoad"/><draw:image xlink:href="./ObjectReplacements/Object 3" xlink:type="simple" xlink:show="embed" xlink:actuate="onLoad"/></draw:frame></text:p>
      <text:p text:style-name="P187"><text:span text:style-name="T39">1.2.1 </text:span>Wikiloc</text:p>
      <text:list xml:id="list1009480263" text:style-name="WWNum8">
        <text:list-item>
          <text:p text:style-name="P249">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249">Posee un indicador de ruta, brújula y alertas sonoras por si el usuario se aleja de la ruta marcada que funcionan offline.</text:p>
        </text:list-item>
        <text:list-item>
          <text:p text:style-name="P249">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249">Permite compartir la localización del usuario en la ruta a otras personas mediante su seguimiento en vivo (requiere Wikiloc Premium y conexión a Internet).</text:p>
        </text:list-item>
        <text:list-item>
          <text:p text:style-name="P249">Cuenta con una gran cantidad de mapas offline gratuitos.</text:p>
        </text:list-item>
        <text:list-item>
          <text:p text:style-name="P249">Da la opción de compartir las rutas con los usuarios que le acompañasen en la ruta y en redes sociales como Facebook o Twitter.</text:p>
        </text:list-item>
        <text:list-item>
          <text:p text:style-name="P249">Puede conectarse tanto a un Apple Watch como a un Garmin para descargar las rutas en estos dispositivos.</text:p>
        </text:list-item>
        <text:list-item>
          <text:p text:style-name="P249">Disponible en 9 idiomas.</text:p>
        </text:list-item>
      </text:list>
      <text:p text:style-name="P185"/>
      <text:p text:style-name="P187"><text:span text:style-name="T39">1.2.2 </text:span>Viewranger</text:p>
      <text:list xml:id="list2431606018" text:style-name="WWNum9">
        <text:list-item>
          <text:p text:style-name="P250">Cuenta con Skyline, una tecnología de realidad aumentada que permite identificar elementos clave en los alrededores de las rutas.</text:p>
        </text:list-item>
        <text:list-item>
          <text:p text:style-name="P250">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250">Da la posibilidad tanto de crear rutas como de descargar rutas de senderismo y ciclismo creadas por otros usuarios, agencias de turismo, editoriales de guía, etc.</text:p>
        </text:list-item>
        <text:list-item>
          <text:p text:style-name="P250">Al guardar los mapas en el teléfono, no necesita conexión a Internet ni cobertura.</text:p>
        </text:list-item>
        <text:list-item>
          <text:p text:style-name="P250">Se puede grabar la ruta para compartirla con amigos, familiares y contactos, añadiendo fotos a ésta desde Instagram o Flickr y permite mirar estadísticas del trayecto, como velocidad, distancia, altitud, etc.</text:p>
        </text:list-item>
        <text:list-item>
          <text:p text:style-name="P250">Con BuddyBeacon es posible compartir la ubicación actual con amigos y familia.</text:p>
        </text:list-item>
        <text:list-item>
          <text:p text:style-name="P250">Compatible con Android Wear.</text:p>
        </text:list-item>
      </text:list>
      <text:p text:style-name="P185"/>
      <text:p text:style-name="P186"><text:span text:style-name="T39">1.2.3 </text:span>Guru Maps</text:p>
      <text:list xml:id="list308209318" text:style-name="WWNum10">
        <text:list-item>
          <text:p text:style-name="P251">Mapas offline de todos los países del mundo detallados y que ocupan poco espacio, con datos abiertos basados en el proyecto OpenStreetMap.</text:p>
        </text:list-item>
        <text:list-item>
          <text:p text:style-name="P251">Búsqueda offline rápida, que funciona por nombre, categoría o coordenadas.</text:p>
        </text:list-item>
        <text:list-item>
          <text:p text:style-name="P251">Sincronización con otros dispositivos, entre plataformas Android e iOs y copia de seguridad en servidor.</text:p>
        </text:list-item>
        <text:list-item>
          <text:p text:style-name="P251">Registra los viajes incluso en segundo plano y permite obtener estadísticas en tiempo real como la velocidad, distancia, altitud, etc. Permite compartir las rutas vía email, Facebook o Twitter y exportar en formato KML y GPX.</text:p>
        </text:list-item>
        <text:list-item>
          <text:p text:style-name="P251">Permite guardar localizaciones con distintos iconos.</text:p>
        </text:list-item>
        <text:list-item>
          <text:p text:style-name="P251">Disponible en 11 idiomas.</text:p>
        </text:list-item>
      </text:list>
      <text:p text:style-name="P11"/>
      <text:p text:style-name="P56"><text:span text:style-name="T37">1.3 </text:span><text:span text:style-name="T42">Definición de requisitos del sistema</text:span></text:p>
      <text:p text:style-name="P84"/>
      <text:p text:style-name="P60"><text:span text:style-name="T42">1.</text:span><text:span text:style-name="T41">3.1 Requisitos Funcionales</text:span></text:p>
      <text:p text:style-name="P67">Cada riesgo tendrá un indicador de importancia, cuanto más grave sea dicho riesgo menor será su indicador:</text:p>
      <text:p text:style-name="P104"><text:span text:style-name="T3">1 </text:span><text:span text:style-name="T21"></text:span><text:span text:style-name="T3"> Catastrófico (Puede poner en peligro la realización del proyecto)</text:span></text:p>
      <text:p text:style-name="P104"><text:span text:style-name="T3">2 </text:span><text:span text:style-name="T21"></text:span><text:span text:style-name="T3"> Crítica (El rendimiento del sistema se degrada)</text:span></text:p>
      <text:p text:style-name="P104"><text:span text:style-name="T3">3 </text:span><text:span text:style-name="T21"></text:span><text:span text:style-name="T3"> Marginal (La aplicación no cumple plenamente un objetivo)</text:span></text:p>
      <text:p text:style-name="P80"><text:span text:style-name="T40">4 </text:span><text:span text:style-name="T23"></text:span><text:span text:style-name="T40"> Despreciable (Sufrimos inconvenientes)</text:span></text:p>
      <text:p text:style-name="P86"/>
      <table:table table:name="Tabla43" table:style-name="Tabla43">
        <table:table-column table:style-name="Tabla43.A"/>
        <table:table-column table:style-name="Tabla43.B"/>
        <table:table-column table:style-name="Tabla43.C"/>
        <table:table-column table:style-name="Tabla43.D"/>
        <table:table-row>
          <table:table-cell table:style-name="Tabla43.A1" table:number-columns-spanned="4" office:value-type="string">
            <text:p text:style-name="P183">Requisitos Funcionales</text:p>
          </table:table-cell>
          <table:covered-table-cell/>
          <table:covered-table-cell/>
          <table:covered-table-cell/>
        </table:table-row>
        <table:table-row>
          <table:table-cell table:style-name="Tabla43.A2" office:value-type="string">
            <text:p text:style-name="P147">Código</text:p>
          </table:table-cell>
          <table:table-cell table:style-name="Tabla43.B2" office:value-type="string">
            <text:p text:style-name="P147">Descripción</text:p>
          </table:table-cell>
          <table:table-cell table:style-name="Tabla43.B2" office:value-type="string">
            <text:p text:style-name="P147">Prioridad</text:p>
          </table:table-cell>
          <table:table-cell table:style-name="Tabla43.D2" office:value-type="string">
            <text:p text:style-name="P147">Fecha</text:p>
          </table:table-cell>
        </table:table-row>
        <table:table-row>
          <table:table-cell table:style-name="Tabla43.A2" office:value-type="string">
            <text:p text:style-name="P147">RQF1</text:p>
          </table:table-cell>
          <table:table-cell table:style-name="Tabla43.B2" office:value-type="string">
            <text:p text:style-name="P147">Debe registrar usuarios y validar el inicio de sesión de estos</text:p>
          </table:table-cell>
          <table:table-cell table:style-name="Tabla43.B2" office:value-type="string">
            <text:p text:style-name="P147">1</text:p>
          </table:table-cell>
          <table:table-cell table:style-name="Tabla43.D2" office:value-type="string">
            <text:p text:style-name="P147">No se que fecha final poner...</text:p>
          </table:table-cell>
        </table:table-row>
        <table:table-row>
          <table:table-cell table:style-name="Tabla43.A2" office:value-type="string">
            <text:p text:style-name="P147">RQF2</text:p>
          </table:table-cell>
          <table:table-cell table:style-name="Tabla43.B2" office:value-type="string">
            <text:p text:style-name="P147">Un usuario puede recuperar su contraseña a través del correo que registro en la aplicación</text:p>
          </table:table-cell>
          <table:table-cell table:style-name="Tabla43.B2" office:value-type="string">
            <text:p text:style-name="P147">2</text:p>
          </table:table-cell>
          <table:table-cell table:style-name="Tabla43.D2" office:value-type="string">
            <text:p text:style-name="P147"/>
          </table:table-cell>
        </table:table-row>
        <table:table-row>
          <table:table-cell table:style-name="Tabla43.A2" office:value-type="string">
            <text:p text:style-name="P147">RQF3</text:p>
          </table:table-cell>
          <table:table-cell table:style-name="Tabla43.B2" office:value-type="string">
            <text:p text:style-name="P147">Debe permitir a los usuarios el cambio de contraseña</text:p>
          </table:table-cell>
          <table:table-cell table:style-name="Tabla43.B2" office:value-type="string">
            <text:p text:style-name="P147">3</text:p>
          </table:table-cell>
          <table:table-cell table:style-name="Tabla43.D2" office:value-type="string">
            <text:p text:style-name="P147"/>
          </table:table-cell>
        </table:table-row>
        <text:soft-page-break/>
        <table:table-row>
          <table:table-cell table:style-name="Tabla43.A2" office:value-type="string">
            <text:p text:style-name="P147">RQF4</text:p>
          </table:table-cell>
          <table:table-cell table:style-name="Tabla43.B2" office:value-type="string">
            <text:p text:style-name="P147">El usuario debe poder navegar entre las diferentes secciones de la aplicación</text:p>
          </table:table-cell>
          <table:table-cell table:style-name="Tabla43.B2" office:value-type="string">
            <text:p text:style-name="P147">1</text:p>
          </table:table-cell>
          <table:table-cell table:style-name="Tabla43.D2" office:value-type="string">
            <text:p text:style-name="P147"/>
          </table:table-cell>
        </table:table-row>
        <table:table-row>
          <table:table-cell table:style-name="Tabla43.A2" office:value-type="string">
            <text:p text:style-name="P147">RQF5</text:p>
          </table:table-cell>
          <table:table-cell table:style-name="Tabla43.B2" office:value-type="string">
            <text:p text:style-name="P147">El usuario debe poder visualizar el mapa actual junto con los puntos de localización más cercanos.</text:p>
          </table:table-cell>
          <table:table-cell table:style-name="Tabla43.B2" office:value-type="string">
            <text:p text:style-name="P147">1</text:p>
          </table:table-cell>
          <table:table-cell table:style-name="Tabla43.D2" office:value-type="string">
            <text:p text:style-name="P147"/>
          </table:table-cell>
        </table:table-row>
        <table:table-row>
          <table:table-cell table:style-name="Tabla43.A2" office:value-type="string">
            <text:p text:style-name="P147">RQF6</text:p>
          </table:table-cell>
          <table:table-cell table:style-name="Tabla43.B2" office:value-type="string">
            <text:p text:style-name="P147">El usuario debe poder crear un punto de localización.</text:p>
          </table:table-cell>
          <table:table-cell table:style-name="Tabla43.B2" office:value-type="string">
            <text:p text:style-name="P147">1</text:p>
          </table:table-cell>
          <table:table-cell table:style-name="Tabla43.D2" office:value-type="string">
            <text:p text:style-name="P147"/>
          </table:table-cell>
        </table:table-row>
        <table:table-row>
          <table:table-cell table:style-name="Tabla43.A2" office:value-type="string">
            <text:p text:style-name="P147">RQF<text:span text:style-name="T44">7</text:span></text:p>
          </table:table-cell>
          <table:table-cell table:style-name="Tabla43.B2" office:value-type="string">
            <text:p text:style-name="P147">El usuario debe poder editar un punto de localización propio.</text:p>
          </table:table-cell>
          <table:table-cell table:style-name="Tabla43.B2" office:value-type="string">
            <text:p text:style-name="P147">2</text:p>
          </table:table-cell>
          <table:table-cell table:style-name="Tabla43.D2" office:value-type="string">
            <text:p text:style-name="P147"/>
          </table:table-cell>
        </table:table-row>
        <table:table-row>
          <table:table-cell table:style-name="Tabla43.A2" office:value-type="string">
            <text:p text:style-name="P147">RQF<text:span text:style-name="T44">8</text:span></text:p>
          </table:table-cell>
          <table:table-cell table:style-name="Tabla43.B2" office:value-type="string">
            <text:p text:style-name="P147">El usuario debe poder eliminar un punto de localización propio.</text:p>
          </table:table-cell>
          <table:table-cell table:style-name="Tabla43.B2" office:value-type="string">
            <text:p text:style-name="P147">1</text:p>
          </table:table-cell>
          <table:table-cell table:style-name="Tabla43.D2" office:value-type="string">
            <text:p text:style-name="P147"/>
          </table:table-cell>
        </table:table-row>
        <table:table-row>
          <table:table-cell table:style-name="Tabla43.A2" office:value-type="string">
            <text:p text:style-name="P151">RQF9</text:p>
          </table:table-cell>
          <table:table-cell table:style-name="Tabla43.B2" office:value-type="string">
            <text:p text:style-name="P151">El usuario debe poder compartir un punto de localización.</text:p>
          </table:table-cell>
          <table:table-cell table:style-name="Tabla43.B2" office:value-type="string">
            <text:p text:style-name="P151">2</text:p>
          </table:table-cell>
          <table:table-cell table:style-name="Tabla43.D2" office:value-type="string">
            <text:p text:style-name="P147"/>
          </table:table-cell>
        </table:table-row>
        <table:table-row>
          <table:table-cell table:style-name="Tabla43.A2" office:value-type="string">
            <text:p text:style-name="P151">RQF10</text:p>
          </table:table-cell>
          <table:table-cell table:style-name="Tabla43.B2" office:value-type="string">
            <text:p text:style-name="P151">El usuario debe poder crear un ruta personalizada.</text:p>
          </table:table-cell>
          <table:table-cell table:style-name="Tabla43.B2" office:value-type="string">
            <text:p text:style-name="P151">1</text:p>
          </table:table-cell>
          <table:table-cell table:style-name="Tabla43.D2" office:value-type="string">
            <text:p text:style-name="P147"/>
          </table:table-cell>
        </table:table-row>
        <table:table-row>
          <table:table-cell table:style-name="Tabla43.A2" office:value-type="string">
            <text:p text:style-name="P151">RQF11</text:p>
          </table:table-cell>
          <table:table-cell table:style-name="Tabla43.B2" office:value-type="string">
            <text:p text:style-name="P151">El usuario debe poder eliminar una de sus rutas.</text:p>
          </table:table-cell>
          <table:table-cell table:style-name="Tabla43.B2" office:value-type="string">
            <text:p text:style-name="P151">1</text:p>
          </table:table-cell>
          <table:table-cell table:style-name="Tabla43.D2" office:value-type="string">
            <text:p text:style-name="P147"/>
          </table:table-cell>
        </table:table-row>
        <table:table-row>
          <table:table-cell table:style-name="Tabla43.A2" office:value-type="string">
            <text:p text:style-name="P151">RQF12</text:p>
          </table:table-cell>
          <table:table-cell table:style-name="Tabla43.B2" office:value-type="string">
            <text:p text:style-name="P151">El usuario debe poder modificar la descripción de una de sus rutas.</text:p>
          </table:table-cell>
          <table:table-cell table:style-name="Tabla43.B2" office:value-type="string">
            <text:p text:style-name="P151">3</text:p>
          </table:table-cell>
          <table:table-cell table:style-name="Tabla43.D2" office:value-type="string">
            <text:p text:style-name="P147"/>
          </table:table-cell>
        </table:table-row>
        <table:table-row>
          <table:table-cell table:style-name="Tabla43.A2" office:value-type="string">
            <text:p text:style-name="P151">RQF13</text:p>
          </table:table-cell>
          <table:table-cell table:style-name="Tabla43.B2" office:value-type="string">
            <text:p text:style-name="P151">El usuario debe poder <text:s/>marcar como favorito un punto de localización.</text:p>
          </table:table-cell>
          <table:table-cell table:style-name="Tabla43.B2" office:value-type="string">
            <text:p text:style-name="P151">3</text:p>
          </table:table-cell>
          <table:table-cell table:style-name="Tabla43.D2" office:value-type="string">
            <text:p text:style-name="P147"/>
          </table:table-cell>
        </table:table-row>
        <table:table-row>
          <table:table-cell table:style-name="Tabla43.A2" office:value-type="string">
            <text:p text:style-name="P153">RQF14</text:p>
          </table:table-cell>
          <table:table-cell table:style-name="Tabla43.B2" office:value-type="string">
            <text:p text:style-name="P155">El usuario debe poder valorar un punto de localización.</text:p>
          </table:table-cell>
          <table:table-cell table:style-name="Tabla43.B2" office:value-type="string">
            <text:p text:style-name="P155">3</text:p>
          </table:table-cell>
          <table:table-cell table:style-name="Tabla43.D2" office:value-type="string">
            <text:p text:style-name="P147"/>
          </table:table-cell>
        </table:table-row>
        <table:table-row>
          <table:table-cell table:style-name="Tabla43.A2" office:value-type="string">
            <text:p text:style-name="P151">RQF1<text:span text:style-name="T45">5</text:span></text:p>
          </table:table-cell>
          <table:table-cell table:style-name="Tabla43.B2" office:value-type="string">
            <text:p text:style-name="P151">El usuario debe poder marcar como favorita una de sus rutas.</text:p>
          </table:table-cell>
          <table:table-cell table:style-name="Tabla43.B2" office:value-type="string">
            <text:p text:style-name="P151">4</text:p>
          </table:table-cell>
          <table:table-cell table:style-name="Tabla43.D2" office:value-type="string">
            <text:p text:style-name="P147"/>
          </table:table-cell>
        </table:table-row>
        <table:table-row>
          <table:table-cell table:style-name="Tabla43.A2" office:value-type="string">
            <text:p text:style-name="P152">RQF1<text:span text:style-name="T45">6</text:span></text:p>
          </table:table-cell>
          <table:table-cell table:style-name="Tabla43.B2" office:value-type="string">
            <text:p text:style-name="P154">El usuario debe poder descargar una región offline.</text:p>
          </table:table-cell>
          <table:table-cell table:style-name="Tabla43.B2" office:value-type="string">
            <text:p text:style-name="P154">1</text:p>
          </table:table-cell>
          <table:table-cell table:style-name="Tabla43.D2" office:value-type="string">
            <text:p text:style-name="P147"/>
          </table:table-cell>
        </table:table-row>
        <table:table-row>
          <table:table-cell table:style-name="Tabla43.A2" office:value-type="string">
            <text:p text:style-name="P152">RQF1<text:span text:style-name="T45">7</text:span></text:p>
          </table:table-cell>
          <table:table-cell table:style-name="Tabla43.B2" office:value-type="string">
            <text:p text:style-name="P154">El usuario debe poder <text:s/>eliminar una región offline.</text:p>
          </table:table-cell>
          <table:table-cell table:style-name="Tabla43.B2" office:value-type="string">
            <text:p text:style-name="P154">1</text:p>
          </table:table-cell>
          <table:table-cell table:style-name="Tabla43.D2" office:value-type="string">
            <text:p text:style-name="P147"/>
          </table:table-cell>
        </table:table-row>
        <table:table-row>
          <table:table-cell table:style-name="Tabla43.A20" office:value-type="string">
            <text:p text:style-name="P152">RQF1<text:span text:style-name="T45">8</text:span></text:p>
          </table:table-cell>
          <table:table-cell table:style-name="Tabla43.B20" office:value-type="string">
            <text:p text:style-name="P154">El usuario debe poder desplazarse entre todas sus regiones offline a través de una lista.</text:p>
          </table:table-cell>
          <table:table-cell table:style-name="Tabla43.B20" office:value-type="string">
            <text:p text:style-name="P154">2</text:p>
          </table:table-cell>
          <table:table-cell table:style-name="Tabla43.D20" office:value-type="string">
            <text:p text:style-name="P147"/>
          </table:table-cell>
        </table:table-row>
      </table:table>
      <text:p text:style-name="P84"/>
      <text:p text:style-name="P60"><text:span text:style-name="T42">1.3.</text:span><text:span text:style-name="T41">2</text:span><text:span text:style-name="T42"> Requisitos </text:span><text:span text:style-name="T41">de Datos</text:span></text:p>
      <table:table table:name="Tabla44" table:style-name="Tabla44">
        <table:table-column table:style-name="Tabla44.A"/>
        <table:table-column table:style-name="Tabla44.B"/>
        <table:table-column table:style-name="Tabla44.C"/>
        <table:table-column table:style-name="Tabla44.D"/>
        <table:table-row>
          <table:table-cell table:style-name="Tabla44.A1" table:number-columns-spanned="4" office:value-type="string">
            <text:p text:style-name="P156">Requisitos de Datos</text:p>
          </table:table-cell>
          <table:covered-table-cell/>
          <table:covered-table-cell/>
          <table:covered-table-cell/>
        </table:table-row>
        <table:table-row>
          <table:table-cell table:style-name="Tabla44.A2" office:value-type="string">
            <text:p text:style-name="P148">Código</text:p>
          </table:table-cell>
          <table:table-cell table:style-name="Tabla44.B2" office:value-type="string">
            <text:p text:style-name="P148">Descripción</text:p>
          </table:table-cell>
          <table:table-cell table:style-name="Tabla44.B2" office:value-type="string">
            <text:p text:style-name="P148">Prioridad</text:p>
          </table:table-cell>
          <table:table-cell table:style-name="Tabla44.D2" office:value-type="string">
            <text:p text:style-name="P148">Fecha</text:p>
          </table:table-cell>
        </table:table-row>
        <table:table-row>
          <table:table-cell table:style-name="Tabla44.A2" office:value-type="string">
            <text:p text:style-name="P159">RQD1</text:p>
          </table:table-cell>
          <table:table-cell table:style-name="Tabla44.B2" office:value-type="string">
            <text:p text:style-name="P159">Deben poder guardarse los puntos de localización de cada usuario.</text:p>
          </table:table-cell>
          <table:table-cell table:style-name="Tabla44.B2" office:value-type="string">
            <text:p text:style-name="P159">1</text:p>
          </table:table-cell>
          <table:table-cell table:style-name="Tabla44.D2" office:value-type="string">
            <text:p text:style-name="P148"/>
          </table:table-cell>
        </table:table-row>
        <table:table-row>
          <table:table-cell table:style-name="Tabla44.A2" office:value-type="string">
            <text:p text:style-name="P159">RQD<text:span text:style-name="T46">2</text:span></text:p>
          </table:table-cell>
          <table:table-cell table:style-name="Tabla44.B2" office:value-type="string">
            <text:p text:style-name="P162">Deben poder guardarse la rutas de cada <text:soft-page-break/>usuario.</text:p>
          </table:table-cell>
          <table:table-cell table:style-name="Tabla44.B2" office:value-type="string">
            <text:p text:style-name="P162">1</text:p>
          </table:table-cell>
          <table:table-cell table:style-name="Tabla44.D2" office:value-type="string">
            <text:p text:style-name="P148"/>
          </table:table-cell>
        </table:table-row>
        <table:table-row>
          <table:table-cell table:style-name="Tabla44.A2" office:value-type="string">
            <text:p text:style-name="P160">RQD<text:span text:style-name="T46">3</text:span></text:p>
          </table:table-cell>
          <table:table-cell table:style-name="Tabla44.B2" office:value-type="string">
            <text:p text:style-name="P162">Deben poder guardarse las regiones offline de cada usuario.</text:p>
          </table:table-cell>
          <table:table-cell table:style-name="Tabla44.B2" office:value-type="string">
            <text:p text:style-name="P162">1</text:p>
          </table:table-cell>
          <table:table-cell table:style-name="Tabla44.D2" office:value-type="string">
            <text:p text:style-name="P148"/>
          </table:table-cell>
        </table:table-row>
        <table:table-row>
          <table:table-cell table:style-name="Tabla44.A6" office:value-type="string">
            <text:p text:style-name="P160">RQD<text:span text:style-name="T46">4</text:span></text:p>
          </table:table-cell>
          <table:table-cell table:style-name="Tabla44.B6" office:value-type="string">
            <text:p text:style-name="P162">Deben poder guardarse las localizaciones favoritas de cada usuario.</text:p>
          </table:table-cell>
          <table:table-cell table:style-name="Tabla44.B6" office:value-type="string">
            <text:p text:style-name="P162">2</text:p>
          </table:table-cell>
          <table:table-cell table:style-name="Tabla44.D6" office:value-type="string">
            <text:p text:style-name="P148"/>
          </table:table-cell>
        </table:table-row>
      </table:table>
      <text:p text:style-name="P84"/>
      <text:p text:style-name="P60"><text:span text:style-name="T42">1.3.</text:span><text:span text:style-name="T41">3</text:span><text:span text:style-name="T42"> Requisitos </text:span><text:span text:style-name="T41">de Interfaz</text:span></text:p>
      <table:table table:name="Tabla45" table:style-name="Tabla45">
        <table:table-column table:style-name="Tabla45.A"/>
        <table:table-column table:style-name="Tabla45.B"/>
        <table:table-column table:style-name="Tabla45.C"/>
        <table:table-column table:style-name="Tabla45.D"/>
        <table:table-row>
          <table:table-cell table:style-name="Tabla45.A1" table:number-columns-spanned="4" office:value-type="string">
            <text:p text:style-name="P157">Requisitos de <text:span text:style-name="T47">Interfaz</text:span></text:p>
          </table:table-cell>
          <table:covered-table-cell/>
          <table:covered-table-cell/>
          <table:covered-table-cell/>
        </table:table-row>
        <table:table-row>
          <table:table-cell table:style-name="Tabla45.A2" office:value-type="string">
            <text:p text:style-name="P149">Código</text:p>
          </table:table-cell>
          <table:table-cell table:style-name="Tabla45.B2" office:value-type="string">
            <text:p text:style-name="P149">Descripción</text:p>
          </table:table-cell>
          <table:table-cell table:style-name="Tabla45.B2" office:value-type="string">
            <text:p text:style-name="P149">Prioridad</text:p>
          </table:table-cell>
          <table:table-cell table:style-name="Tabla45.D2" office:value-type="string">
            <text:p text:style-name="P149">Fecha</text:p>
          </table:table-cell>
        </table:table-row>
        <table:table-row>
          <table:table-cell table:style-name="Tabla45.A2" office:value-type="string">
            <text:p text:style-name="P163">RQI1</text:p>
          </table:table-cell>
          <table:table-cell table:style-name="Tabla45.B2" office:value-type="string">
            <text:p text:style-name="P163">Se debe mostrar el mapa actual en la pantalla de inicio.</text:p>
          </table:table-cell>
          <table:table-cell table:style-name="Tabla45.B2" office:value-type="string">
            <text:p text:style-name="P163">1</text:p>
          </table:table-cell>
          <table:table-cell table:style-name="Tabla45.D2" office:value-type="string">
            <text:p text:style-name="P149"/>
          </table:table-cell>
        </table:table-row>
        <table:table-row>
          <table:table-cell table:style-name="Tabla45.A2" office:value-type="string">
            <text:p text:style-name="P163">RQI2</text:p>
          </table:table-cell>
          <table:table-cell table:style-name="Tabla45.B2" office:value-type="string">
            <text:p text:style-name="P163">Se deben mostrar todas las localizaciones cercanas en el mapa de inicio.</text:p>
          </table:table-cell>
          <table:table-cell table:style-name="Tabla45.B2" office:value-type="string">
            <text:p text:style-name="P163">1</text:p>
          </table:table-cell>
          <table:table-cell table:style-name="Tabla45.D2" office:value-type="string">
            <text:p text:style-name="P149"/>
          </table:table-cell>
        </table:table-row>
        <table:table-row>
          <table:table-cell table:style-name="Tabla45.A2" office:value-type="string">
            <text:p text:style-name="P163">RQI3</text:p>
          </table:table-cell>
          <table:table-cell table:style-name="Tabla45.B2" office:value-type="string">
            <text:p text:style-name="P163">Se debe mostrar una brújula en el mapa de inicio</text:p>
          </table:table-cell>
          <table:table-cell table:style-name="Tabla45.B2" office:value-type="string">
            <text:p text:style-name="P163">3</text:p>
          </table:table-cell>
          <table:table-cell table:style-name="Tabla45.D2" office:value-type="string">
            <text:p text:style-name="P149"/>
          </table:table-cell>
        </table:table-row>
        <table:table-row>
          <table:table-cell table:style-name="Tabla45.A2" office:value-type="string">
            <text:p text:style-name="P164">RQI<text:span text:style-name="T48">4</text:span></text:p>
          </table:table-cell>
          <table:table-cell table:style-name="Tabla45.B2" office:value-type="string">
            <text:p text:style-name="P168">Todos los listados de la aplicación deben contener una zona inferior de filtrado <text:span text:style-name="T49">y eliminación</text:span>.</text:p>
          </table:table-cell>
          <table:table-cell table:style-name="Tabla45.B2" office:value-type="string">
            <text:p text:style-name="P168">2</text:p>
          </table:table-cell>
          <table:table-cell table:style-name="Tabla45.D2" office:value-type="string">
            <text:p text:style-name="P149"/>
          </table:table-cell>
        </table:table-row>
        <table:table-row>
          <table:table-cell table:style-name="Tabla45.A2" office:value-type="string">
            <text:p text:style-name="P164">RQI<text:span text:style-name="T48">5</text:span></text:p>
          </table:table-cell>
          <table:table-cell table:style-name="Tabla45.B2" office:value-type="string">
            <text:p text:style-name="P168">Se debe mostrar la lista de puntos de localización que el usuario tiene almacenados, en su respectiva pantalla.</text:p>
            <text:p text:style-name="P170">Esta pantalla contendrá un botón propio para compartir un punto de localización.</text:p>
          </table:table-cell>
          <table:table-cell table:style-name="Tabla45.B2" office:value-type="string">
            <text:p text:style-name="P168">1</text:p>
          </table:table-cell>
          <table:table-cell table:style-name="Tabla45.D2" office:value-type="string">
            <text:p text:style-name="P149"/>
          </table:table-cell>
        </table:table-row>
        <table:table-row>
          <table:table-cell table:style-name="Tabla45.A2" office:value-type="string">
            <text:p text:style-name="P164">RQI<text:span text:style-name="T48">6</text:span></text:p>
          </table:table-cell>
          <table:table-cell table:style-name="Tabla45.B2" office:value-type="string">
            <text:p text:style-name="P168">Se debe mostrar la lista de rutas del usuario en su respectiva pantalla. <text:span text:style-name="T50">Esta pantalla contendrá un botón propio para crear una nueva ruta.</text:span></text:p>
          </table:table-cell>
          <table:table-cell table:style-name="Tabla45.B2" office:value-type="string">
            <text:p text:style-name="P168">1</text:p>
          </table:table-cell>
          <table:table-cell table:style-name="Tabla45.D2" office:value-type="string">
            <text:p text:style-name="P149"/>
          </table:table-cell>
        </table:table-row>
        <table:table-row>
          <table:table-cell table:style-name="Tabla45.A2" office:value-type="string">
            <text:p text:style-name="P165">RQI<text:span text:style-name="T49">7</text:span></text:p>
          </table:table-cell>
          <table:table-cell table:style-name="Tabla45.B2" office:value-type="string">
            <text:p text:style-name="P169">Se debe mostrar el mapa de la sección de descarga offline.</text:p>
          </table:table-cell>
          <table:table-cell table:style-name="Tabla45.B2" office:value-type="string">
            <text:p text:style-name="P169">1</text:p>
          </table:table-cell>
          <table:table-cell table:style-name="Tabla45.D2" office:value-type="string">
            <text:p text:style-name="P149"/>
          </table:table-cell>
        </table:table-row>
        <table:table-row>
          <table:table-cell table:style-name="Tabla45.A2" office:value-type="string">
            <text:p text:style-name="P165">RQI<text:span text:style-name="T49">8</text:span></text:p>
          </table:table-cell>
          <table:table-cell table:style-name="Tabla45.B2" office:value-type="string">
            <text:p text:style-name="P169">La sección offline debe mostrar un botón para descargar la zona actual y otro para mostrar la lista de regiones descargadas.</text:p>
          </table:table-cell>
          <table:table-cell table:style-name="Tabla45.B2" office:value-type="string">
            <text:p text:style-name="P169">1</text:p>
          </table:table-cell>
          <table:table-cell table:style-name="Tabla45.D2" office:value-type="string">
            <text:p text:style-name="P149"/>
          </table:table-cell>
        </table:table-row>
        <table:table-row>
          <table:table-cell table:style-name="Tabla45.A2" office:value-type="string">
            <text:p text:style-name="P166">RQI<text:span text:style-name="T51">9</text:span></text:p>
          </table:table-cell>
          <table:table-cell table:style-name="Tabla45.B2" office:value-type="string">
            <text:p text:style-name="P171">Cuando el usuario quiera crear una nueva ruta, debe aparecer una nueva pantalla con un mapa donde el usuario podrá generar la nueva ruta.</text:p>
          </table:table-cell>
          <table:table-cell table:style-name="Tabla45.B2" office:value-type="string">
            <text:p text:style-name="P171">1</text:p>
          </table:table-cell>
          <table:table-cell table:style-name="Tabla45.D2" office:value-type="string">
            <text:p text:style-name="P149"/>
          </table:table-cell>
        </table:table-row>
        <table:table-row>
          <table:table-cell table:style-name="Tabla45.A2" office:value-type="string">
            <text:p text:style-name="P166">RQI<text:span text:style-name="T51">10</text:span></text:p>
          </table:table-cell>
          <table:table-cell table:style-name="Tabla45.B2" office:value-type="string">
            <text:p text:style-name="P172">Debe aparecer una pantalla de login. Tendrá un input para el nick de usuario y otro para la contraseña. Además tendrá un hiperenlace para recuperar la <text:soft-page-break/>contraseña.</text:p>
          </table:table-cell>
          <table:table-cell table:style-name="Tabla45.B2" office:value-type="string">
            <text:p text:style-name="P173">1</text:p>
          </table:table-cell>
          <table:table-cell table:style-name="Tabla45.D2" office:value-type="string">
            <text:p text:style-name="P149"/>
          </table:table-cell>
        </table:table-row>
        <table:table-row>
          <table:table-cell table:style-name="Tabla45.A13" office:value-type="string">
            <text:p text:style-name="P167">RQI<text:span text:style-name="T51">11</text:span></text:p>
          </table:table-cell>
          <table:table-cell table:style-name="Tabla45.B13" office:value-type="string">
            <text:p text:style-name="P173">Debe aparecer una pantalla con información del usuario. Además contendrá un botón para cambiar la contraseña de la cuenta.</text:p>
          </table:table-cell>
          <table:table-cell table:style-name="Tabla45.B13" office:value-type="string">
            <text:p text:style-name="P174">3</text:p>
          </table:table-cell>
          <table:table-cell table:style-name="Tabla45.D13" office:value-type="string">
            <text:p text:style-name="P149"/>
          </table:table-cell>
        </table:table-row>
      </table:table>
      <text:p text:style-name="P85"/>
      <text:p text:style-name="P60"><text:span text:style-name="T42">1.3.</text:span><text:span text:style-name="T41">4</text:span><text:span text:style-name="T42"> Requisitos </text:span><text:span text:style-name="T41">no </text:span><text:span text:style-name="T42">Funcionales</text:span></text:p>
      <table:table table:name="Tabla46" table:style-name="Tabla46">
        <table:table-column table:style-name="Tabla46.A"/>
        <table:table-column table:style-name="Tabla46.B"/>
        <table:table-column table:style-name="Tabla46.C"/>
        <table:table-column table:style-name="Tabla46.D"/>
        <table:table-row>
          <table:table-cell table:style-name="Tabla46.A1" table:number-columns-spanned="4" office:value-type="string">
            <text:p text:style-name="P158">Requisitos <text:span text:style-name="T52">no Funcionales</text:span></text:p>
          </table:table-cell>
          <table:covered-table-cell/>
          <table:covered-table-cell/>
          <table:covered-table-cell/>
        </table:table-row>
        <table:table-row>
          <table:table-cell table:style-name="Tabla46.A2" office:value-type="string">
            <text:p text:style-name="P150">Código</text:p>
          </table:table-cell>
          <table:table-cell table:style-name="Tabla46.B2" office:value-type="string">
            <text:p text:style-name="P150">Descripción</text:p>
          </table:table-cell>
          <table:table-cell table:style-name="Tabla46.B2" office:value-type="string">
            <text:p text:style-name="P150">Prioridad</text:p>
          </table:table-cell>
          <table:table-cell table:style-name="Tabla46.D2" office:value-type="string">
            <text:p text:style-name="P150">Fecha</text:p>
          </table:table-cell>
        </table:table-row>
        <table:table-row>
          <table:table-cell table:style-name="Tabla46.A2" office:value-type="string">
            <text:p text:style-name="P161">RQD1</text:p>
          </table:table-cell>
          <table:table-cell table:style-name="Tabla46.B2" office:value-type="string">
            <text:p text:style-name="P14">La aplicación debe consumir los menos recursos posibles.</text:p>
          </table:table-cell>
          <table:table-cell table:style-name="Tabla46.B2" office:value-type="string">
            <text:p text:style-name="P175">2</text:p>
          </table:table-cell>
          <table:table-cell table:style-name="Tabla46.D2" office:value-type="string">
            <text:p text:style-name="P150"/>
          </table:table-cell>
        </table:table-row>
        <table:table-row table:style-name="Tabla46.4">
          <table:table-cell table:style-name="Tabla46.A2" office:value-type="string">
            <text:p text:style-name="P161">RQD<text:span text:style-name="T46">2</text:span></text:p>
          </table:table-cell>
          <table:table-cell table:style-name="Tabla46.B2" office:value-type="string">
            <text:p text:style-name="P15">Debe ocupar lo mínimo posible en memoria.</text:p>
          </table:table-cell>
          <table:table-cell table:style-name="Tabla46.B2" office:value-type="string">
            <text:p text:style-name="P175">2</text:p>
          </table:table-cell>
          <table:table-cell table:style-name="Tabla46.D2" office:value-type="string">
            <text:p text:style-name="P150"/>
          </table:table-cell>
        </table:table-row>
      </table:table>
      <text:p text:style-name="P33"/>
      <text:p text:style-name="P58"><text:span text:style-name="T38">1.4 </text:span><text:span text:style-name="T36">Alternativas de solución</text:span></text:p>
      <text:p text:style-name="P79">Debido al carácter de la aplicación quedan descartadas todas las posibles soluciones para plataformas no móviles.</text:p>
      <text:p text:style-name="P33"/>
      <text:p text:style-name="P32">1.4.1 Alternativa I</text:p>
      <text:p text:style-name="P61">La primera alternativa consiste en desarrollar la aplicación para dispositivos móviles, en este caso son sistemas Android. <text:span text:style-name="T53">Se almacenarán los datos utilizando la plataforma FireBase y accederemos a estos a través de una Api de este misma plataforma. </text:span><text:s/></text:p>
      <text:p text:style-name="P57"/>
      <text:p text:style-name="P63">1.4.1.1 Hardware</text:p>
      <text:p text:style-name="P63">Se utilizará un servidor de la plataforma FireBase para almacenar los datos.</text:p>
      <text:p text:style-name="P63"/>
      <text:p text:style-name="P63">1.4.1.2 Requisitos</text:p>
      <text:p text:style-name="P63">La aplicación solo puede ser desplegada en dispositivos móviles.</text:p>
      <text:p text:style-name="P63"/>
      <text:p text:style-name="P63">1.4.1.3 Tecnologías</text:p>
      <text:p text:style-name="P63">Servidor de base de datos y Api de FireBase, programación en Java. Front en xml.</text:p>
      <text:p text:style-name="P65">Además también se trabajaran con librerías externas para la configuración de los mapas, en este caso se utilizará una combinación de Google Maps y Mapbox.</text:p>
      <text:p text:style-name="P24"/>
      <text:p text:style-name="P25">1.4.1.4 Estudio de Riesgos</text:p>
      <text:p text:style-name="P67">Cada riesgo tendrá un indicador de importancia, cuanto más grave sea dicho riesgo menor será su indicador:</text:p>
      <text:p text:style-name="P104"><text:span text:style-name="T3">1 </text:span><text:span text:style-name="T21"></text:span><text:span text:style-name="T3"> Catastrófic</text:span><text:span text:style-name="T8">a</text:span><text:span text:style-name="T3"> (Puede poner en peligro la realización del proyecto)</text:span></text:p>
      <text:p text:style-name="P104"><text:span text:style-name="T3">2 </text:span><text:span text:style-name="T21"></text:span><text:span text:style-name="T3"> Crítica (El rendimiento del sistema se degrada)</text:span></text:p>
      <text:p text:style-name="P104"><text:span text:style-name="T3">3 </text:span><text:span text:style-name="T21"></text:span><text:span text:style-name="T3"> Marginal (La aplicación no cumple plenamente un objetivo)</text:span></text:p>
      <text:p text:style-name="P90">4 <text:span text:style-name="T22"></text:span> Despreciable (Sufrimos inconvenientes)</text:p>
      <text:p text:style-name="P90"/>
      <table:table table:name="Tabla47" table:style-name="Tabla47">
        <table:table-column table:style-name="Tabla47.A"/>
        <table:table-column table:style-name="Tabla47.B"/>
        <table:table-column table:style-name="Tabla47.C"/>
        <text:soft-page-break/>
        <table:table-row>
          <table:table-cell table:style-name="Tabla47.A1" office:value-type="string">
            <text:p text:style-name="P176">Riesgo</text:p>
          </table:table-cell>
          <table:table-cell table:style-name="Tabla47.A1" office:value-type="string">
            <text:p text:style-name="P176">Porcentaje</text:p>
          </table:table-cell>
          <table:table-cell table:style-name="Tabla47.C1" office:value-type="string">
            <text:p text:style-name="P176">Importancia</text:p>
          </table:table-cell>
        </table:table-row>
        <table:table-row>
          <table:table-cell table:style-name="Tabla47.A2" office:value-type="string">
            <text:p text:style-name="P176">Utilización de tecnologías desconocidas para los desarrolladores.</text:p>
          </table:table-cell>
          <table:table-cell table:style-name="Tabla47.A2" office:value-type="string">
            <text:p text:style-name="P176">20%</text:p>
          </table:table-cell>
          <table:table-cell table:style-name="Tabla47.C2" office:value-type="string">
            <text:p text:style-name="P176">1</text:p>
          </table:table-cell>
        </table:table-row>
        <table:table-row>
          <table:table-cell table:style-name="Tabla47.A2" office:value-type="string">
            <text:p text:style-name="P176">Incumplimiento de los plazos</text:p>
          </table:table-cell>
          <table:table-cell table:style-name="Tabla47.A2" office:value-type="string">
            <text:p text:style-name="P176">10%</text:p>
          </table:table-cell>
          <table:table-cell table:style-name="Tabla47.C2" office:value-type="string">
            <text:p text:style-name="P176">1</text:p>
          </table:table-cell>
        </table:table-row>
        <table:table-row>
          <table:table-cell table:style-name="Tabla47.A2" office:value-type="string">
            <text:p text:style-name="P178">Poca estabilidad en los plazos de desarrollo</text:p>
          </table:table-cell>
          <table:table-cell table:style-name="Tabla47.A2" office:value-type="string">
            <text:p text:style-name="P178">15%</text:p>
          </table:table-cell>
          <table:table-cell table:style-name="Tabla47.C2" office:value-type="string">
            <text:p text:style-name="P178">2</text:p>
          </table:table-cell>
        </table:table-row>
        <table:table-row>
          <table:table-cell table:style-name="Tabla47.A2" office:value-type="string">
            <text:p text:style-name="P176">Limitación de recursos por las plataformas</text:p>
          </table:table-cell>
          <table:table-cell table:style-name="Tabla47.A2" office:value-type="string">
            <text:p text:style-name="P176">20%</text:p>
          </table:table-cell>
          <table:table-cell table:style-name="Tabla47.C2" office:value-type="string">
            <text:p text:style-name="P176">3</text:p>
          </table:table-cell>
        </table:table-row>
        <table:table-row>
          <table:table-cell table:style-name="Tabla47.A2" office:value-type="string">
            <text:p text:style-name="P176">Problemas para soportar un número elevado de usuarios</text:p>
          </table:table-cell>
          <table:table-cell table:style-name="Tabla47.A2" office:value-type="string">
            <text:p text:style-name="P176">15%</text:p>
          </table:table-cell>
          <table:table-cell table:style-name="Tabla47.C2" office:value-type="string">
            <text:p text:style-name="P176">3</text:p>
          </table:table-cell>
        </table:table-row>
        <table:table-row>
          <table:table-cell table:style-name="Tabla47.A2" office:value-type="string">
            <text:p text:style-name="P176">Compatibilidad entre dispositivos</text:p>
          </table:table-cell>
          <table:table-cell table:style-name="Tabla47.A2" office:value-type="string">
            <text:p text:style-name="P176">10%</text:p>
          </table:table-cell>
          <table:table-cell table:style-name="Tabla47.C2" office:value-type="string">
            <text:p text:style-name="P176">1</text:p>
          </table:table-cell>
        </table:table-row>
        <table:table-row>
          <table:table-cell table:style-name="Tabla47.A2" office:value-type="string">
            <text:p text:style-name="P178">Elevado tiempo de formación en las nuevas tecnologías</text:p>
          </table:table-cell>
          <table:table-cell table:style-name="Tabla47.A2" office:value-type="string">
            <text:p text:style-name="P178">10%</text:p>
          </table:table-cell>
          <table:table-cell table:style-name="Tabla47.C2" office:value-type="string">
            <text:p text:style-name="P178">2</text:p>
          </table:table-cell>
        </table:table-row>
      </table:table>
      <text:p text:style-name="P25"/>
      <text:p text:style-name="P82">1.4.<text:span text:style-name="T54">2</text:span> Alternativa I<text:span text:style-name="T54">I</text:span></text:p>
      <text:p text:style-name="P62">La <text:span text:style-name="T54">segunda</text:span> alternativa consiste en desarrollar la aplicación para dispositivos móviles <text:span text:style-name="T54">como teléfonos y</text:span> <text:span text:style-name="T54">S</text:span><text:span text:style-name="T55">martWath’s,</text:span> en este caso <text:span text:style-name="T54">para sistemas Android e IOS.</text:span> <text:span text:style-name="T53">Se almacenarán los datos utilizando la plataforma FireBase y accederemos a estos a través de una Api de este misma plataforma. </text:span><text:s/></text:p>
      <text:p text:style-name="P64">1.4.1.1 Hardware</text:p>
      <text:p text:style-name="P89">Se utilizará un servidor de la plataforma FireBase para almacenar los datos.</text:p>
      <text:p text:style-name="P89"/>
      <text:p text:style-name="P64">1.4.1.2 Requisitos</text:p>
      <text:p text:style-name="P89">La aplicación solo puede ser desplegada en <text:span text:style-name="T54">teléfonos</text:span> móviles <text:span text:style-name="T54">y S</text:span><text:span text:style-name="T56">martWath’s</text:span>.</text:p>
      <text:p text:style-name="P89"/>
      <text:p text:style-name="P64">1.4.1.3 Tecnologías</text:p>
      <text:p text:style-name="P64">Servidor de base de datos y Api de FireBase, programación en <text:span text:style-name="T54">F</text:span>lutter. Front en xml.</text:p>
      <text:p text:style-name="P91">Además también se trabajaran con librerías externas para la configuración de los mapas, en este caso se utilizará una combinación de Google Maps y Mapbox.</text:p>
      <text:p text:style-name="P82"/>
      <text:p text:style-name="P27">1.4.1.4 Estudio de Riesgos</text:p>
      <text:p text:style-name="P67">Cada riesgo tendrá un indicador de importancia, cuanto más grave sea dicho riesgo menor será su indicador:</text:p>
      <text:p text:style-name="P104"><text:span text:style-name="T3">1 </text:span><text:span text:style-name="T21"></text:span><text:span text:style-name="T3"> Catastrófic</text:span><text:span text:style-name="T8">a</text:span><text:span text:style-name="T3"> (Puede poner en peligro la realización del proyecto)</text:span></text:p>
      <text:p text:style-name="P104"><text:span text:style-name="T3">2 </text:span><text:span text:style-name="T21"></text:span><text:span text:style-name="T3"> Crítica (El rendimiento del sistema se degrada)</text:span></text:p>
      <text:p text:style-name="P104"><text:span text:style-name="T3">3 </text:span><text:span text:style-name="T21"></text:span><text:span text:style-name="T3"> Marginal (La aplicación no cumple plenamente un objetivo)</text:span></text:p>
      <text:p text:style-name="P90">4 <text:span text:style-name="T22"></text:span> Despreciable (Sufrimos inconvenientes)</text:p>
      <text:p text:style-name="P90"/>
      <table:table table:name="Tabla48" table:style-name="Tabla48">
        <table:table-column table:style-name="Tabla48.A"/>
        <table:table-column table:style-name="Tabla48.B"/>
        <table:table-column table:style-name="Tabla48.C"/>
        <table:table-row>
          <table:table-cell table:style-name="Tabla48.A1" office:value-type="string">
            <text:p text:style-name="P177">Riesgo</text:p>
          </table:table-cell>
          <table:table-cell table:style-name="Tabla48.A1" office:value-type="string">
            <text:p text:style-name="P177">Porcentaje</text:p>
          </table:table-cell>
          <table:table-cell table:style-name="Tabla48.C1" office:value-type="string">
            <text:p text:style-name="P177">Importancia</text:p>
          </table:table-cell>
        </table:table-row>
        <table:table-row>
          <table:table-cell table:style-name="Tabla48.A2" office:value-type="string">
            <text:p text:style-name="P177">Utilización de tecnologías desconocidas para los desarrolladores.</text:p>
          </table:table-cell>
          <table:table-cell table:style-name="Tabla48.A2" office:value-type="string">
            <text:p text:style-name="P177"><text:span text:style-name="T54">3</text:span>0%</text:p>
          </table:table-cell>
          <table:table-cell table:style-name="Tabla48.C2" office:value-type="string">
            <text:p text:style-name="P177">1</text:p>
          </table:table-cell>
        </table:table-row>
        <table:table-row>
          <table:table-cell table:style-name="Tabla48.A2" office:value-type="string">
            <text:p text:style-name="P177">Incumplimiento de los plazos</text:p>
          </table:table-cell>
          <table:table-cell table:style-name="Tabla48.A2" office:value-type="string">
            <text:p text:style-name="P177">10%</text:p>
          </table:table-cell>
          <table:table-cell table:style-name="Tabla48.C2" office:value-type="string">
            <text:p text:style-name="P177">1</text:p>
          </table:table-cell>
        </table:table-row>
        <table:table-row>
          <table:table-cell table:style-name="Tabla48.A2" office:value-type="string">
            <text:p text:style-name="P179">Poca estabilidad en los plazos de desarrollo</text:p>
          </table:table-cell>
          <table:table-cell table:style-name="Tabla48.A2" office:value-type="string">
            <text:p text:style-name="P179"><text:span text:style-name="T54">20</text:span>%</text:p>
          </table:table-cell>
          <table:table-cell table:style-name="Tabla48.C2" office:value-type="string">
            <text:p text:style-name="P179">2</text:p>
          </table:table-cell>
        </table:table-row>
        <table:table-row>
          <table:table-cell table:style-name="Tabla48.A2" office:value-type="string">
            <text:p text:style-name="P177">Limitación de recursos por las plataformas</text:p>
          </table:table-cell>
          <table:table-cell table:style-name="Tabla48.A2" office:value-type="string">
            <text:p text:style-name="P177">20%</text:p>
          </table:table-cell>
          <table:table-cell table:style-name="Tabla48.C2" office:value-type="string">
            <text:p text:style-name="P177">3</text:p>
          </table:table-cell>
        </table:table-row>
        <text:soft-page-break/>
        <table:table-row>
          <table:table-cell table:style-name="Tabla48.A2" office:value-type="string">
            <text:p text:style-name="P177">Problemas para soportar un número elevado de usuarios</text:p>
          </table:table-cell>
          <table:table-cell table:style-name="Tabla48.A2" office:value-type="string">
            <text:p text:style-name="P177">1<text:span text:style-name="T54">0</text:span>%</text:p>
          </table:table-cell>
          <table:table-cell table:style-name="Tabla48.C2" office:value-type="string">
            <text:p text:style-name="P177">3</text:p>
          </table:table-cell>
        </table:table-row>
        <table:table-row>
          <table:table-cell table:style-name="Tabla48.A2" office:value-type="string">
            <text:p text:style-name="P179">Elevado tiempo de formación en las nuevas tecnologías</text:p>
          </table:table-cell>
          <table:table-cell table:style-name="Tabla48.A2" office:value-type="string">
            <text:p text:style-name="P179">10%</text:p>
          </table:table-cell>
          <table:table-cell table:style-name="Tabla48.C2" office:value-type="string">
            <text:p text:style-name="P179">2</text:p>
          </table:table-cell>
        </table:table-row>
      </table:table>
      <text:p text:style-name="P26"/>
      <text:p text:style-name="P83">1.5 <text:span text:style-name="T30">Justificación de la alternativa seleccionada</text:span></text:p>
      <text:p text:style-name="P92">Escogeremos la primera alternativa para llevar a cabo la aplicación.</text:p>
      <text:p text:style-name="P66">La aplicación será realizada para dispositivos Android. Es la solución más versátil y con más salidas de mercado, debido a la gran popularidad de este sistema. El hecho de que trabajemos con un sistema de software libre nos permite reducir costes.</text:p>
      <text:p text:style-name="P92">La idea de adaptar la aplicación para las plataformas SmartWatch queda eliminada, ya que supondría un aumento en el tiempo de desarrollo, además de evitarnos posibles licencias de pago como sucede con Apple.</text:p>
      <text:p text:style-name="P39"/>
      <text:p text:style-name="P103"><text:span text:style-name="T3">2. Gestión del </text:span><text:span text:style-name="T9">P</text:span><text:span text:style-name="T3">royecto</text:span></text:p>
      <text:p text:style-name="P81"><text:span text:style-name="T57">2.1 </text:span>Estrategia de desarrollo</text:p>
      <text:p text:style-name="P39">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text:span text:style-name="T58">y</text:span> tomando un análisis más específico sobre los riesgos que pueden ocurrir en dicha fase para luego comenzar su desarrollo y prueba de errores. <text:s/></text:p>
      <text:p text:style-name="P39"/>
      <text:p text:style-name="P81"><text:span text:style-name="T59">2.2 </text:span>Diagrama de hitos</text:p>
      <table:table table:name="Tabla2" table:style-name="Tabla2">
        <table:table-column table:style-name="Tabla2.A" table:number-columns-repeated="2"/>
        <table:table-row table:style-name="Tabla2.1">
          <table:table-cell table:style-name="Tabla2.A1" office:value-type="string">
            <text:p text:style-name="P44">Actividad</text:p>
          </table:table-cell>
          <table:table-cell table:style-name="Tabla2.A1" office:value-type="string">
            <text:p text:style-name="P44">Finalización <text:span text:style-name="T60">(Días)</text:span></text:p>
          </table:table-cell>
        </table:table-row>
        <table:table-row table:style-name="Tabla2.1">
          <table:table-cell table:style-name="Tabla2.A1" office:value-type="string">
            <text:p text:style-name="P43">Creación del esqueleto completo de la aplicación (Layouts)</text:p>
          </table:table-cell>
          <table:table-cell table:style-name="Tabla2.A1" office:value-type="string">
            <text:p text:style-name="P68">2</text:p>
          </table:table-cell>
        </table:table-row>
        <table:table-row table:style-name="Tabla2.1">
          <table:table-cell table:style-name="Tabla2.A1" office:value-type="string">
            <text:p text:style-name="P43">Almacenador y visualizador de mapas sin conexión. (Aquí podrás descargar mapas y visualizarlos)</text:p>
          </table:table-cell>
          <table:table-cell table:style-name="Tabla2.A1" office:value-type="string">
            <text:p text:style-name="P68">16</text:p>
          </table:table-cell>
        </table:table-row>
        <table:table-row table:style-name="Tabla2.1">
          <table:table-cell table:style-name="Tabla2.A1" office:value-type="string">
            <text:p text:style-name="P43">Creador de rutas</text:p>
          </table:table-cell>
          <table:table-cell table:style-name="Tabla2.A1" office:value-type="string">
            <text:p text:style-name="P68">16</text:p>
          </table:table-cell>
        </table:table-row>
        <table:table-row table:style-name="Tabla2.1">
          <table:table-cell table:style-name="Tabla2.A1" office:value-type="string">
            <text:p text:style-name="P43">Creación de la base de datos con todas sus funciones y procedimientos</text:p>
          </table:table-cell>
          <table:table-cell table:style-name="Tabla2.A1" office:value-type="string">
            <text:p text:style-name="P68">14</text:p>
          </table:table-cell>
        </table:table-row>
        <table:table-row table:style-name="Tabla2.1">
          <table:table-cell table:style-name="Tabla2.A1" office:value-type="string">
            <text:p text:style-name="P43">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a2.A1" office:value-type="string">
            <text:p text:style-name="P68">7</text:p>
          </table:table-cell>
        </table:table-row>
        <table:table-row table:style-name="Tabla2.1">
          <table:table-cell table:style-name="Tabla2.A1" office:value-type="string">
            <text:p text:style-name="P43">Listado de Rutas </text:p>
          </table:table-cell>
          <table:table-cell table:style-name="Tabla2.A1" office:value-type="string">
            <text:p text:style-name="P44">1 </text:p>
          </table:table-cell>
        </table:table-row>
        <table:table-row table:style-name="Tabla2.1">
          <table:table-cell table:style-name="Tabla2.A1" office:value-type="string">
            <text:p text:style-name="P43">Listado de puntos de localización propios</text:p>
          </table:table-cell>
          <table:table-cell table:style-name="Tabla2.A1" office:value-type="string">
            <text:p text:style-name="P44">1</text:p>
          </table:table-cell>
        </table:table-row>
        <table:table-row table:style-name="Tabla2.1">
          <table:table-cell table:style-name="Tabla2.A1" office:value-type="string">
            <text:p text:style-name="P43">Listado de puntos de localización favoritos</text:p>
          </table:table-cell>
          <table:table-cell table:style-name="Tabla2.A1" office:value-type="string">
            <text:p text:style-name="P44">1</text:p>
          </table:table-cell>
        </table:table-row>
        <table:table-row table:style-name="Tabla2.1">
          <table:table-cell table:style-name="Tabla2.A1" office:value-type="string">
            <text:p text:style-name="P43">Mapa principal según la posición actual o por defecto si no tienes conexión (En este solo aparecerán los puntos de <text:soft-page-break/>localización ya almacenados)</text:p>
          </table:table-cell>
          <table:table-cell table:style-name="Tabla2.A1" office:value-type="string">
            <text:p text:style-name="P68">14</text:p>
          </table:table-cell>
        </table:table-row>
        <table:table-row table:style-name="Tabla2.1">
          <table:table-cell table:style-name="Tabla2.A1" office:value-type="string">
            <text:p text:style-name="P43">Traspaso de datos de la base de datos online a la local de nuestra aplicación</text:p>
          </table:table-cell>
          <table:table-cell table:style-name="Tabla2.A1" office:value-type="string">
            <text:p text:style-name="P44">2</text:p>
          </table:table-cell>
        </table:table-row>
        <table:table-row table:style-name="Tabla2.1">
          <table:table-cell table:style-name="Tabla2.A1" office:value-type="string">
            <text:p text:style-name="P43">Creación de un login screen</text:p>
          </table:table-cell>
          <table:table-cell table:style-name="Tabla2.A1" office:value-type="string">
            <text:p text:style-name="P44">3</text:p>
          </table:table-cell>
        </table:table-row>
      </table:table>
      <text:p text:style-name="P39"/>
      <text:p text:style-name="P88"><text:span text:style-name="T61">3 </text:span>Análisis de sistemas de información</text:p>
      <text:p text:style-name="P88"><text:span text:style-name="T61">3.1 </text:span>Descripción general del entorno tecnológico del sistema</text:p>
      <text:p text:style-name="P69">El sistema se va a implementar para los dispositivos Android, utilizando java como lenguaje de programación. </text:p>
      <text:p text:style-name="P70">Se utilizará el framework de Android Studio para la para mayor parte del desarrollo de la aplicación y FireBase tanto para la base de datos como para la Api.</text:p>
      <text:p text:style-name="P39"/>
      <text:p text:style-name="P94">3.2 Alcance del sistema</text:p>
      <text:p text:style-name="P39">El sistema debe ser capaz de: </text:p>
      <text:list xml:id="list2263321609" text:style-name="L3">
        <text:list-item>
          <text:p text:style-name="P217">Crear, almacenar y visualizar rutas de senderismo.</text:p>
        </text:list-item>
        <text:list-item>
          <text:p text:style-name="P217">Crear, almacenar y visualizar puntos de interés, con la opción extra de compartirlos a los demás usuarios de la aplicación. </text:p>
        </text:list-item>
        <text:list-item>
          <text:p text:style-name="P217">Descargar, almacenar y visualizar mapas sin conexión.</text:p>
        </text:list-item>
        <text:list-item>
          <text:p text:style-name="P217">Realizar filtrados específicos en el mapa principal.</text:p>
        </text:list-item>
      </text:list>
      <text:p text:style-name="P39">El sistema se comunicará con lo siguiente:</text:p>
      <text:list xml:id="list687849256" text:style-name="L4">
        <text:list-item>
          <text:p text:style-name="P218"><text:span text:style-name="T62">La</text:span> A<text:span text:style-name="T62">pi</text:span> de Google Maps.</text:p>
        </text:list-item>
        <text:list-item>
          <text:p text:style-name="P218">Una base de datos alojada en <text:span text:style-name="T62">FireBase</text:span>.</text:p>
        </text:list-item>
        <text:list-item>
          <text:p text:style-name="P219">Una Api alojada en FireBase.</text:p>
        </text:list-item>
      </text:list>
      <text:p text:style-name="P39"/>
      <text:p text:style-name="P105"><text:span text:style-name="T20">3.3 </text:span><text:span text:style-name="T19">Catálogo de usuarios</text:span></text:p>
      <table:table table:name="Tabla1" table:style-name="Tabla1">
        <table:table-column table:style-name="Tabla1.A"/>
        <table:table-column table:style-name="Tabla1.B"/>
        <table:table-row>
          <table:table-cell table:style-name="Tabla1.A1" office:value-type="string">
            <text:p text:style-name="P184">Tipos de Usuario</text:p>
          </table:table-cell>
          <table:table-cell table:style-name="Tabla1.B1" office:value-type="string">
            <text:p text:style-name="P184">Especificación</text:p>
          </table:table-cell>
        </table:table-row>
        <table:table-row>
          <table:table-cell table:style-name="Tabla1.A2" office:value-type="string">
            <text:p text:style-name="P71"><text:span text:style-name="T63">P</text:span>articipantes anónimos</text:p>
          </table:table-cell>
          <table:table-cell table:style-name="Tabla1.B2" office:value-type="string">
            <text:p text:style-name="P71"><text:span text:style-name="T63">P</text:span>robarán la aplicación durante una semana en diferentes localizaciones, <text:span text:style-name="T63">es decir, se encargarán de testear la alpha</text:span>.</text:p>
          </table:table-cell>
        </table:table-row>
        <table:table-row>
          <table:table-cell table:style-name="Tabla1.A2" office:value-type="string">
            <text:p text:style-name="P71"><text:span text:style-name="T63">U</text:span>suarios finales</text:p>
          </table:table-cell>
          <table:table-cell table:style-name="Tabla1.B2" office:value-type="string">
            <text:p text:style-name="P71"><text:span text:style-name="T63">P</text:span>ersonas familiarizadas con el senderismo, la acampada, el vivaqueo o <text:span text:style-name="T63">el turismo.</text:span></text:p>
          </table:table-cell>
        </table:table-row>
      </table:table>
      <text:p text:style-name="P59"/>
      <text:p text:style-name="P95"><text:span text:style-name="T43">3.4</text:span><text:span text:style-name="T40"> Establecimiento de Requisitos</text:span></text:p>
      <text:p text:style-name="P93"><text:span text:style-name="T64">3.4.1</text:span> Obtención de requisitos </text:p>
      <text:p text:style-name="P39">Se adjunta a este documento una serie de formularios rellenados por futuros <text:span text:style-name="T64">posibles </text:span>clientes de la aplicación.</text:p>
      <text:p text:style-name="P93"/>
      <text:p text:style-name="P87"><text:span text:style-name="T65">3.5 </text:span>Casos de uso <text:span text:style-name="T66">TODO (Falta el gráfico!!!!!!!!!!!)</text:span></text:p>
      <table:table table:name="Tabla4" table:style-name="Tabla4">
        <table:table-column table:style-name="Tabla4.A"/>
        <table:table-column table:style-name="Tabla4.B"/>
        <table:table-row table:style-name="Tabla4.1">
          <table:table-cell table:style-name="Tabla4.A1" office:value-type="string">
            <text:p text:style-name="P43">Nombre</text:p>
          </table:table-cell>
          <table:table-cell table:style-name="Tabla4.A1" office:value-type="string">
            <text:p text:style-name="P43">Loguearse en la aplicación</text:p>
          </table:table-cell>
        </table:table-row>
        <table:table-row table:style-name="Tabla4.1">
          <table:table-cell table:style-name="Tabla4.A1" office:value-type="string">
            <text:p text:style-name="P43">Descripción</text:p>
          </table:table-cell>
          <table:table-cell table:style-name="Tabla4.A1" office:value-type="string">
            <text:p text:style-name="P43">El usuario desea loguearse en la aplicación con su cuenta.</text:p>
          </table:table-cell>
        </table:table-row>
        <table:table-row table:style-name="Tabla4.1">
          <table:table-cell table:style-name="Tabla4.A1" office:value-type="string">
            <text:p text:style-name="P43">Precondición</text:p>
          </table:table-cell>
          <table:table-cell table:style-name="Tabla4.A1" office:value-type="string">
            <text:p text:style-name="P43">El usuario debe tener una cuenta en la aplicación.</text:p>
          </table:table-cell>
        </table:table-row>
        <table:table-row table:style-name="Tabla4.1">
          <table:table-cell table:style-name="Tabla4.A1" office:value-type="string">
            <text:p text:style-name="P43">Secuencia <text:soft-page-break/>principal</text:p>
          </table:table-cell>
          <table:table-cell table:style-name="Tabla4.A1" office:value-type="string">
            <table:table table:name="Tabla3" table:style-name="Tabla3">
              <table:table-column table:style-name="Tabla3.A"/>
              <table:table-column table:style-name="Tabla3.B"/>
              <table:table-row table:style-name="Tabla3.1">
                <table:table-cell table:style-name="Tabla3.A1" office:value-type="string">
                  <text:p text:style-name="P44">1</text:p>
                </table:table-cell>
                <table:table-cell table:style-name="Tabla3.A1" office:value-type="string">
                  <text:p text:style-name="P43">El usuario inserta su nombre de usuario y contraseña.</text:p>
                </table:table-cell>
              </table:table-row>
              <table:table-row table:style-name="Tabla3.1">
                <table:table-cell table:style-name="Tabla3.A1" office:value-type="string">
                  <text:p text:style-name="P44"><text:soft-page-break/>2</text:p>
                </table:table-cell>
                <table:table-cell table:style-name="Tabla3.A1" office:value-type="string">
                  <text:p text:style-name="P43">Si el nombre de usuario y contraseña son correctos el sistema carga la primera pantalla de inicio de la aplicación.</text:p>
                </table:table-cell>
              </table:table-row>
            </table:table>
            <text:p text:style-name="P39"/>
          </table:table-cell>
        </table:table-row>
        <table:table-row table:style-name="Tabla4.1">
          <table:table-cell table:style-name="Tabla4.A1" office:value-type="string">
            <text:p text:style-name="P43">Errores / Alternativas</text:p>
          </table:table-cell>
          <table:table-cell table:style-name="Tabla4.A1" office:value-type="string">
            <text:p text:style-name="P43">Si el usuario o contraseña es incorrecto, el sistema mostrará un mensaje de error por pantalla. </text:p>
          </table:table-cell>
        </table:table-row>
        <table:table-row table:style-name="Tabla4.1">
          <table:table-cell table:style-name="Tabla4.A1" office:value-type="string">
            <text:p text:style-name="P43">Postcondiciones</text:p>
          </table:table-cell>
          <table:table-cell table:style-name="Tabla4.A1" office:value-type="string">
            <text:p text:style-name="P43">Usuario logueado.</text:p>
          </table:table-cell>
        </table:table-row>
        <table:table-row table:style-name="Tabla4.1">
          <table:table-cell table:style-name="Tabla4.A1" office:value-type="string">
            <text:p text:style-name="P43">Notas</text:p>
          </table:table-cell>
          <table:table-cell table:style-name="Tabla4.A1" office:value-type="string">
            <text:p text:style-name="P43">No</text:p>
          </table:table-cell>
        </table:table-row>
      </table:table>
      <text:p text:style-name="P39"/>
      <table:table table:name="Tabla6" table:style-name="Tabla6">
        <table:table-column table:style-name="Tabla6.A"/>
        <table:table-column table:style-name="Tabla6.B"/>
        <table:table-row table:style-name="Tabla6.1">
          <table:table-cell table:style-name="Tabla6.A1" office:value-type="string">
            <text:p text:style-name="P43">Nombre</text:p>
          </table:table-cell>
          <table:table-cell table:style-name="Tabla6.A1" office:value-type="string">
            <text:p text:style-name="P43">Crear una cuenta en la aplicación</text:p>
          </table:table-cell>
        </table:table-row>
        <table:table-row table:style-name="Tabla6.1">
          <table:table-cell table:style-name="Tabla6.A1" office:value-type="string">
            <text:p text:style-name="P43">Descripción</text:p>
          </table:table-cell>
          <table:table-cell table:style-name="Tabla6.A1" office:value-type="string">
            <text:p text:style-name="P43">El usuario desea crearse una cuenta en la aplicación.</text:p>
          </table:table-cell>
        </table:table-row>
        <table:table-row table:style-name="Tabla6.1">
          <table:table-cell table:style-name="Tabla6.A1" office:value-type="string">
            <text:p text:style-name="P43">Precondición</text:p>
          </table:table-cell>
          <table:table-cell table:style-name="Tabla6.A1" office:value-type="string">
            <text:p text:style-name="P43">Ninguna</text:p>
          </table:table-cell>
        </table:table-row>
        <table:table-row table:style-name="Tabla6.1">
          <table:table-cell table:style-name="Tabla6.A1" office:value-type="string">
            <text:p text:style-name="P43">Secuencia principal</text:p>
          </table:table-cell>
          <table:table-cell table:style-name="Tabla6.A1" office:value-type="string">
            <table:table table:name="Tabla5" table:style-name="Tabla5">
              <table:table-column table:style-name="Tabla5.A"/>
              <table:table-column table:style-name="Tabla5.B"/>
              <table:table-row table:style-name="Tabla5.1">
                <table:table-cell table:style-name="Tabla5.A1" office:value-type="string">
                  <text:p text:style-name="P44">1</text:p>
                </table:table-cell>
                <table:table-cell table:style-name="Tabla5.A1" office:value-type="string">
                  <text:p text:style-name="P43">El usuario hace click en el botón de “Crear cuenta”.</text:p>
                </table:table-cell>
              </table:table-row>
              <table:table-row table:style-name="Tabla5.1">
                <table:table-cell table:style-name="Tabla5.A1" office:value-type="string">
                  <text:p text:style-name="P44">2</text:p>
                </table:table-cell>
                <table:table-cell table:style-name="Tabla5.A1" office:value-type="string">
                  <text:p text:style-name="P43">El sistema carga un formulario para el usuario.</text:p>
                </table:table-cell>
              </table:table-row>
              <table:table-row table:style-name="Tabla5.1">
                <table:table-cell table:style-name="Tabla5.A1" office:value-type="string">
                  <text:p text:style-name="P44">3</text:p>
                </table:table-cell>
                <table:table-cell table:style-name="Tabla5.A1" office:value-type="string">
                  <text:p text:style-name="P43">El usuario rellena todos los datos necesarios del formulario.</text:p>
                </table:table-cell>
              </table:table-row>
              <table:table-row table:style-name="Tabla5.1">
                <table:table-cell table:style-name="Tabla5.A1" office:value-type="string">
                  <text:p text:style-name="P44">4</text:p>
                </table:table-cell>
                <table:table-cell table:style-name="Tabla5.A1" office:value-type="string">
                  <text:p text:style-name="P43">Si todos los datos son correctos, el sistema almacena los datos, carga la página de login de la aplicación e informa al usuario que su cuenta a sido creada con éxito.</text:p>
                </table:table-cell>
              </table:table-row>
            </table:table>
            <text:p text:style-name="P39"/>
          </table:table-cell>
        </table:table-row>
        <table:table-row table:style-name="Tabla6.1">
          <table:table-cell table:style-name="Tabla6.A1" office:value-type="string">
            <text:p text:style-name="P43">Errores / Alternativas</text:p>
          </table:table-cell>
          <table:table-cell table:style-name="Tabla6.A1" office:value-type="string">
            <text:p text:style-name="P43">Si los datos del formulario no son correctos, el sistema le informa de ello al usuario.</text:p>
          </table:table-cell>
        </table:table-row>
        <table:table-row table:style-name="Tabla6.1">
          <table:table-cell table:style-name="Tabla6.A1" office:value-type="string">
            <text:p text:style-name="P43">Postcondiciones</text:p>
          </table:table-cell>
          <table:table-cell table:style-name="Tabla6.A1" office:value-type="string">
            <text:p text:style-name="P43">Cuenta de usuario creada.</text:p>
          </table:table-cell>
        </table:table-row>
        <table:table-row table:style-name="Tabla6.1">
          <table:table-cell table:style-name="Tabla6.A1" office:value-type="string">
            <text:p text:style-name="P43">Notas</text:p>
          </table:table-cell>
          <table:table-cell table:style-name="Tabla6.A1" office:value-type="string">
            <text:p text:style-name="P43">No</text:p>
          </table:table-cell>
        </table:table-row>
      </table:table>
      <text:p text:style-name="P39"/>
      <table:table table:name="Tabla8" table:style-name="Tabla8">
        <table:table-column table:style-name="Tabla8.A"/>
        <table:table-column table:style-name="Tabla8.B"/>
        <table:table-row table:style-name="Tabla8.1">
          <table:table-cell table:style-name="Tabla8.A1" office:value-type="string">
            <text:p text:style-name="P43">Nombre</text:p>
          </table:table-cell>
          <table:table-cell table:style-name="Tabla8.A1" office:value-type="string">
            <text:p text:style-name="P43">Recuperar contraseña</text:p>
          </table:table-cell>
        </table:table-row>
        <table:table-row table:style-name="Tabla8.1">
          <table:table-cell table:style-name="Tabla8.A1" office:value-type="string">
            <text:p text:style-name="P43">Descripción</text:p>
          </table:table-cell>
          <table:table-cell table:style-name="Tabla8.A1" office:value-type="string">
            <text:p text:style-name="P43">El usuario desea recuperar su contraseña.</text:p>
          </table:table-cell>
        </table:table-row>
        <table:table-row table:style-name="Tabla8.1">
          <table:table-cell table:style-name="Tabla8.A1" office:value-type="string">
            <text:p text:style-name="P43">Precondición</text:p>
          </table:table-cell>
          <table:table-cell table:style-name="Tabla8.A1" office:value-type="string">
            <text:p text:style-name="P43">Ninguna.</text:p>
          </table:table-cell>
        </table:table-row>
        <table:table-row table:style-name="Tabla8.1">
          <table:table-cell table:style-name="Tabla8.A1" office:value-type="string">
            <text:p text:style-name="P43">Secuencia principal</text:p>
          </table:table-cell>
          <table:table-cell table:style-name="Tabla8.A1" office:value-type="string">
            <table:table table:name="Tabla7" table:style-name="Tabla7">
              <table:table-column table:style-name="Tabla7.A"/>
              <table:table-column table:style-name="Tabla7.B"/>
              <table:table-row table:style-name="Tabla7.1">
                <table:table-cell table:style-name="Tabla7.A1" office:value-type="string">
                  <text:p text:style-name="P44">1</text:p>
                </table:table-cell>
                <table:table-cell table:style-name="Tabla7.A1" office:value-type="string">
                  <text:p text:style-name="P43">El usuario hace click en “¿Olvido su contraseña?”.</text:p>
                </table:table-cell>
              </table:table-row>
              <table:table-row table:style-name="Tabla7.1">
                <table:table-cell table:style-name="Tabla7.A1" office:value-type="string">
                  <text:p text:style-name="P44">2</text:p>
                </table:table-cell>
                <table:table-cell table:style-name="Tabla7.A1" office:value-type="string">
                  <text:p text:style-name="P43">El sistema carga una nueva pantalla con un cuadro de texto para el correo electrónico.</text:p>
                </table:table-cell>
              </table:table-row>
              <table:table-row table:style-name="Tabla7.1">
                <table:table-cell table:style-name="Tabla7.A1" office:value-type="string">
                  <text:p text:style-name="P44">3</text:p>
                </table:table-cell>
                <table:table-cell table:style-name="Tabla7.A1" office:value-type="string">
                  <text:p text:style-name="P43">El usuario escribe su correo en el cuadro de texto y le da al botón enviar.</text:p>
                </table:table-cell>
              </table:table-row>
              <table:table-row table:style-name="Tabla7.1">
                <table:table-cell table:style-name="Tabla7.A1" office:value-type="string">
                  <text:p text:style-name="P44">4</text:p>
                </table:table-cell>
                <table:table-cell table:style-name="Tabla7.A1" office:value-type="string">
                  <text:p text:style-name="P43">Si el correo es válido y la aplicación tiene conexión a internet, el sistema carga una nueva pantalla con un cuadro de texto, envía un código de clave a ese correo e informa de ello al usuario.</text:p>
                </table:table-cell>
              </table:table-row>
              <table:table-row table:style-name="Tabla7.1">
                <table:table-cell table:style-name="Tabla7.A1" office:value-type="string">
                  <text:p text:style-name="P44">5</text:p>
                </table:table-cell>
                <table:table-cell table:style-name="Tabla7.A1" office:value-type="string">
                  <text:p text:style-name="P43">Si el usuario es el propietario de ese correo, obtendrá la clave, la insertará en el campo de texto y hará click en el campo de envío.</text:p>
                </table:table-cell>
              </table:table-row>
              <table:table-row table:style-name="Tabla7.1">
                <table:table-cell table:style-name="Tabla7.A1" office:value-type="string">
                  <text:p text:style-name="P44">6</text:p>
                </table:table-cell>
                <table:table-cell table:style-name="Tabla7.A1" office:value-type="string">
                  <text:p text:style-name="P43">Si la clave es válida y la aplicación tiene conexión a internet, el sistema carga una nueva pantalla con dos cuadros de texto para la nueva contraseña y un botón de envío.</text:p>
                </table:table-cell>
              </table:table-row>
              <table:table-row table:style-name="Tabla7.1">
                <table:table-cell table:style-name="Tabla7.A1" office:value-type="string">
                  <text:p text:style-name="P44">7</text:p>
                </table:table-cell>
                <table:table-cell table:style-name="Tabla7.A1" office:value-type="string">
                  <text:p text:style-name="P43">El usuario inserta dos veces la nueva contraseña y hace click en el botón de envío.</text:p>
                </table:table-cell>
              </table:table-row>
              <table:table-row table:style-name="Tabla7.1">
                <table:table-cell table:style-name="Tabla7.A1" office:value-type="string">
                  <text:p text:style-name="P44">8</text:p>
                </table:table-cell>
                <table:table-cell table:style-name="Tabla7.A1" office:value-type="string">
                  <text:p text:style-name="P43">Si las dos contraseñas son iguales y cumplen la seguridad mínima requerida por el sistema, el sistema carga la pantalla de login e informa al usuario que el cambio de <text:soft-page-break/>contraseña fue un éxito.</text:p>
                </table:table-cell>
              </table:table-row>
            </table:table>
            <text:p text:style-name="P39"/>
          </table:table-cell>
        </table:table-row>
        <table:table-row table:style-name="Tabla8.1">
          <table:table-cell table:style-name="Tabla8.A1" office:value-type="string">
            <text:p text:style-name="P43">Errores / Alternativas</text:p>
          </table:table-cell>
          <table:table-cell table:style-name="Tabla8.A1" office:value-type="string">
            <text:p text:style-name="P96"><text:span text:style-name="T3">3 </text:span><text:span text:style-name="T21"></text:span><text:span text:style-name="T3"> Si el correo tiene un formato incorrecto o sino se encuentra almacenado en la aplicación, muestra un mensaje de error por pantalla.</text:span></text:p>
            <text:p text:style-name="P96"><text:span text:style-name="T3">3 </text:span><text:span text:style-name="T21"></text:span><text:span text:style-name="T3"> Si la aplicación no tiene conexión a internet en ese momento, el sistema informa de ello al usuario impidiendo el cambio de contraseña.</text:span></text:p>
            <text:p text:style-name="P96"><text:span text:style-name="T3">6 </text:span><text:span text:style-name="T21"></text:span><text:span text:style-name="T3"> Si la clave no es válida le informa de ello al usuario.</text:span></text:p>
            <text:p text:style-name="P96"><text:span text:style-name="T3">6 </text:span><text:span text:style-name="T21"></text:span><text:span text:style-name="T3"> Si la aplicación no tiene conexión a internet en ese momento, el sistema informa de ello al usuario impidiendo la inserción de la clave.</text:span></text:p>
            <text:p text:style-name="P96"><text:span text:style-name="T3">8 </text:span><text:span text:style-name="T21"></text:span><text:span text:style-name="T3"> Si las contraseñas no son iguales o sino cumplen los requisitos mínimos de seguridad, el sistema informa de ello al usuario.</text:span></text:p>
            <text:p text:style-name="P96"><text:span text:style-name="T3">8 </text:span><text:span text:style-name="T21"></text:span><text:span text:style-name="T3"> Si la aplicación no tiene conexión a internet en ese momento, el sistema informa de ello al usuario impidiendo el cambio de contraseña.</text:span></text:p>
          </table:table-cell>
        </table:table-row>
        <table:table-row table:style-name="Tabla8.1">
          <table:table-cell table:style-name="Tabla8.A1" office:value-type="string">
            <text:p text:style-name="P43">Postcondiciones</text:p>
          </table:table-cell>
          <table:table-cell table:style-name="Tabla8.A1" office:value-type="string">
            <text:p text:style-name="P43">El usuario consigue cambiar su contraseña.</text:p>
          </table:table-cell>
        </table:table-row>
        <table:table-row table:style-name="Tabla8.1">
          <table:table-cell table:style-name="Tabla8.A1" office:value-type="string">
            <text:p text:style-name="P43">Notas</text:p>
          </table:table-cell>
          <table:table-cell table:style-name="Tabla8.A1" office:value-type="string">
            <text:p text:style-name="P43">En el paso número 5, si la aplicación se encontraba sin conexión el usuario puede volver a pedir al sistema que le envíe otra clave.</text:p>
          </table:table-cell>
        </table:table-row>
      </table:table>
      <text:p text:style-name="P39"/>
      <table:table table:name="Tabla10" table:style-name="Tabla10">
        <table:table-column table:style-name="Tabla10.A"/>
        <table:table-column table:style-name="Tabla10.B"/>
        <table:table-row table:style-name="Tabla10.1">
          <table:table-cell table:style-name="Tabla10.A1" office:value-type="string">
            <text:p text:style-name="P43">Nombre</text:p>
          </table:table-cell>
          <table:table-cell table:style-name="Tabla10.A1" office:value-type="string">
            <text:p text:style-name="P43">Moverse entre las pantallas de la aplicación</text:p>
          </table:table-cell>
        </table:table-row>
        <table:table-row table:style-name="Tabla10.1">
          <table:table-cell table:style-name="Tabla10.A1" office:value-type="string">
            <text:p text:style-name="P43">Descripción</text:p>
          </table:table-cell>
          <table:table-cell table:style-name="Tabla10.A1" office:value-type="string">
            <text:p text:style-name="P43">El usuario desea moverse a una de las pantallas adyacentes de la aplicación.</text:p>
          </table:table-cell>
        </table:table-row>
        <table:table-row table:style-name="Tabla10.1">
          <table:table-cell table:style-name="Tabla10.A1" office:value-type="string">
            <text:p text:style-name="P43">Precondición</text:p>
          </table:table-cell>
          <table:table-cell table:style-name="Tabla10.A1" office:value-type="string">
            <text:p text:style-name="P43">Ninguna</text:p>
          </table:table-cell>
        </table:table-row>
        <table:table-row table:style-name="Tabla10.1">
          <table:table-cell table:style-name="Tabla10.A1" office:value-type="string">
            <text:p text:style-name="P43">Secuencia principal</text:p>
          </table:table-cell>
          <table:table-cell table:style-name="Tabla10.A1" office:value-type="string">
            <table:table table:name="Tabla9" table:style-name="Tabla9">
              <table:table-column table:style-name="Tabla9.A"/>
              <table:table-column table:style-name="Tabla9.B"/>
              <table:table-row table:style-name="Tabla9.1">
                <table:table-cell table:style-name="Tabla9.A1" office:value-type="string">
                  <text:p text:style-name="P44">1</text:p>
                </table:table-cell>
                <table:table-cell table:style-name="Tabla9.A1" office:value-type="string">
                  <text:p text:style-name="P43">El usuario arrastra el dedo por la pantalla, en dirección a la pantalla que desea moverse. </text:p>
                </table:table-cell>
              </table:table-row>
              <table:table-row table:style-name="Tabla9.1">
                <table:table-cell table:style-name="Tabla9.A1" office:value-type="string">
                  <text:p text:style-name="P44">2</text:p>
                </table:table-cell>
                <table:table-cell table:style-name="Tabla9.A1" office:value-type="string">
                  <text:p text:style-name="P43">Si existe una pantalla en esa dirección, el sistema carga esa pantalla.</text:p>
                </table:table-cell>
              </table:table-row>
            </table:table>
            <text:p text:style-name="P39"/>
          </table:table-cell>
        </table:table-row>
        <table:table-row table:style-name="Tabla10.1">
          <table:table-cell table:style-name="Tabla10.A1" office:value-type="string">
            <text:p text:style-name="P43">Errores / Alternativas</text:p>
          </table:table-cell>
          <table:table-cell table:style-name="Tabla10.A1" office:value-type="string">
            <text:p text:style-name="P43">Si no existe una pantalla en esa dirección, se mantiene la pantalla actual. </text:p>
          </table:table-cell>
        </table:table-row>
        <table:table-row table:style-name="Tabla10.1">
          <table:table-cell table:style-name="Tabla10.A1" office:value-type="string">
            <text:p text:style-name="P43">Postcondiciones</text:p>
          </table:table-cell>
          <table:table-cell table:style-name="Tabla10.A1" office:value-type="string">
            <text:p text:style-name="P43">El usuario se mueve entre las pantallas principales de la aplicación.</text:p>
          </table:table-cell>
        </table:table-row>
        <table:table-row table:style-name="Tabla10.1">
          <table:table-cell table:style-name="Tabla10.A1" office:value-type="string">
            <text:p text:style-name="P43">Notas</text:p>
          </table:table-cell>
          <table:table-cell table:style-name="Tabla10.A1" office:value-type="string">
            <text:p text:style-name="P43">Sobre las pantallas principales de la aplicación existe un recuadro con los cuatro nombres de cada pantalla, se encontrará iluminado el nombre de la pantalla actual en la que se encuentre el usuario.</text:p>
          </table:table-cell>
        </table:table-row>
      </table:table>
      <text:p text:style-name="P39"/>
      <table:table table:name="Tabla12" table:style-name="Tabla12">
        <table:table-column table:style-name="Tabla12.A"/>
        <table:table-column table:style-name="Tabla12.B"/>
        <table:table-row table:style-name="Tabla12.1">
          <table:table-cell table:style-name="Tabla12.A1" office:value-type="string">
            <text:p text:style-name="P43">Nombre</text:p>
          </table:table-cell>
          <table:table-cell table:style-name="Tabla12.A1" office:value-type="string">
            <text:p text:style-name="P43">Modificar latitud del mapa de inicio</text:p>
          </table:table-cell>
        </table:table-row>
        <table:table-row table:style-name="Tabla12.1">
          <table:table-cell table:style-name="Tabla12.A1" office:value-type="string">
            <text:p text:style-name="P43">Descripción</text:p>
          </table:table-cell>
          <table:table-cell table:style-name="Tabla12.A1" office:value-type="string">
            <text:p text:style-name="P43">El usuario desea modificar la latitud del mapa de inicio.</text:p>
          </table:table-cell>
        </table:table-row>
        <table:table-row table:style-name="Tabla12.1">
          <table:table-cell table:style-name="Tabla12.A1" office:value-type="string">
            <text:p text:style-name="P43">Precondición</text:p>
          </table:table-cell>
          <table:table-cell table:style-name="Tabla12.A1" office:value-type="string">
            <text:p text:style-name="P43">Ninguna</text:p>
          </table:table-cell>
        </table:table-row>
        <table:table-row table:style-name="Tabla12.1">
          <table:table-cell table:style-name="Tabla12.A1" office:value-type="string">
            <text:p text:style-name="P43">Secuencia principal</text:p>
          </table:table-cell>
          <table:table-cell table:style-name="Tabla12.A1" office:value-type="string">
            <table:table table:name="Tabla11" table:style-name="Tabla11">
              <table:table-column table:style-name="Tabla11.A"/>
              <table:table-column table:style-name="Tabla11.B"/>
              <table:table-row table:style-name="Tabla11.1">
                <table:table-cell table:style-name="Tabla11.A1" office:value-type="string">
                  <text:p text:style-name="P44">1</text:p>
                </table:table-cell>
                <table:table-cell table:style-name="Tabla11.A1" office:value-type="string">
                  <text:p text:style-name="P43">El usuario modifica el estado de la barra de latitud del mapa.</text:p>
                </table:table-cell>
              </table:table-row>
              <table:table-row table:style-name="Tabla11.1">
                <table:table-cell table:style-name="Tabla11.A1" office:value-type="string">
                  <text:p text:style-name="P44">2</text:p>
                </table:table-cell>
                <table:table-cell table:style-name="Tabla11.A1" office:value-type="string">
                  <text:p text:style-name="P43">El sistema ajusta apariencia del mapa según la latitud obtenida por la barra tras ser modificada.</text:p>
                </table:table-cell>
              </table:table-row>
            </table:table>
            <text:p text:style-name="P39"/>
          </table:table-cell>
        </table:table-row>
        <table:table-row table:style-name="Tabla12.1">
          <table:table-cell table:style-name="Tabla12.A1" office:value-type="string">
            <text:p text:style-name="P43">Errores / Alternativas</text:p>
          </table:table-cell>
          <table:table-cell table:style-name="Tabla12.A1" office:value-type="string">
            <text:p text:style-name="P43">Nada</text:p>
          </table:table-cell>
        </table:table-row>
        <text:soft-page-break/>
        <table:table-row table:style-name="Tabla12.1">
          <table:table-cell table:style-name="Tabla12.A1" office:value-type="string">
            <text:p text:style-name="P43">Postcondiciones</text:p>
          </table:table-cell>
          <table:table-cell table:style-name="Tabla12.A1" office:value-type="string">
            <text:p text:style-name="P43">El usuario ha modificado la latitud del mapa.</text:p>
          </table:table-cell>
        </table:table-row>
        <table:table-row table:style-name="Tabla12.1">
          <table:table-cell table:style-name="Tabla12.A1" office:value-type="string">
            <text:p text:style-name="P43">Notas</text:p>
          </table:table-cell>
          <table:table-cell table:style-name="Tabla12.A1" office:value-type="string">
            <text:p text:style-name="P43">No</text:p>
          </table:table-cell>
        </table:table-row>
      </table:table>
      <text:p text:style-name="P39"><text:s text:c="2"/></text:p>
      <table:table table:name="Tabla14" table:style-name="Tabla14">
        <table:table-column table:style-name="Tabla14.A"/>
        <table:table-column table:style-name="Tabla14.B"/>
        <table:table-row table:style-name="Tabla14.1">
          <table:table-cell table:style-name="Tabla14.A1" office:value-type="string">
            <text:p text:style-name="P43">Nombre</text:p>
          </table:table-cell>
          <table:table-cell table:style-name="Tabla14.A1" office:value-type="string">
            <text:p text:style-name="P43">Filtrar Mapa</text:p>
          </table:table-cell>
        </table:table-row>
        <table:table-row table:style-name="Tabla14.1">
          <table:table-cell table:style-name="Tabla14.A1" office:value-type="string">
            <text:p text:style-name="P43">Descripción</text:p>
          </table:table-cell>
          <table:table-cell table:style-name="Tabla14.A1" office:value-type="string">
            <text:p text:style-name="P43">El usuario desea modificar el filtrado sobre el mapa de la pantalla de inicio.</text:p>
          </table:table-cell>
        </table:table-row>
        <table:table-row table:style-name="Tabla14.1">
          <table:table-cell table:style-name="Tabla14.A1" office:value-type="string">
            <text:p text:style-name="P43">Precondición</text:p>
          </table:table-cell>
          <table:table-cell table:style-name="Tabla14.A1" office:value-type="string">
            <text:p text:style-name="P43">Ninguna</text:p>
          </table:table-cell>
        </table:table-row>
        <table:table-row table:style-name="Tabla14.1">
          <table:table-cell table:style-name="Tabla14.A1" office:value-type="string">
            <text:p text:style-name="P43">Secuencia principal</text:p>
          </table:table-cell>
          <table:table-cell table:style-name="Tabla14.A1" office:value-type="string">
            <table:table table:name="Tabla13" table:style-name="Tabla13">
              <table:table-column table:style-name="Tabla13.A"/>
              <table:table-column table:style-name="Tabla13.B"/>
              <table:table-row table:style-name="Tabla13.1">
                <table:table-cell table:style-name="Tabla13.A1" office:value-type="string">
                  <text:p text:style-name="P44">1</text:p>
                </table:table-cell>
                <table:table-cell table:style-name="Tabla13.A1" office:value-type="string">
                  <text:p text:style-name="P43">El usuario realiza click sobre el spinner “Filtrar Mapa”.</text:p>
                </table:table-cell>
              </table:table-row>
              <table:table-row table:style-name="Tabla13.1">
                <table:table-cell table:style-name="Tabla13.A1" office:value-type="string">
                  <text:p text:style-name="P44">2</text:p>
                </table:table-cell>
                <table:table-cell table:style-name="Tabla13.A1" office:value-type="string">
                  <text:p text:style-name="P43">El sistema muestra los diferentes elementos del spinner.</text:p>
                </table:table-cell>
              </table:table-row>
              <table:table-row table:style-name="Tabla13.1">
                <table:table-cell table:style-name="Tabla13.A1" office:value-type="string">
                  <text:p text:style-name="P44">3</text:p>
                </table:table-cell>
                <table:table-cell table:style-name="Tabla13.A1" office:value-type="string">
                  <text:p text:style-name="P43">El usuario selecciona o deselecciona los elementos que desee.</text:p>
                </table:table-cell>
              </table:table-row>
              <table:table-row table:style-name="Tabla13.1">
                <table:table-cell table:style-name="Tabla13.A1" office:value-type="string">
                  <text:p text:style-name="P44">4</text:p>
                </table:table-cell>
                <table:table-cell table:style-name="Tabla13.A1" office:value-type="string">
                  <text:p text:style-name="P43">El sistema ajusta el mapa a los nuevos filtros.</text:p>
                </table:table-cell>
              </table:table-row>
            </table:table>
            <text:p text:style-name="P39"/>
          </table:table-cell>
        </table:table-row>
        <table:table-row table:style-name="Tabla14.1">
          <table:table-cell table:style-name="Tabla14.A1" office:value-type="string">
            <text:p text:style-name="P43">Errores / Alternativas</text:p>
          </table:table-cell>
          <table:table-cell table:style-name="Tabla14.A1" office:value-type="string">
            <text:p text:style-name="P43">Nada</text:p>
          </table:table-cell>
        </table:table-row>
        <table:table-row table:style-name="Tabla14.1">
          <table:table-cell table:style-name="Tabla14.A1" office:value-type="string">
            <text:p text:style-name="P43">Postcondiciones</text:p>
          </table:table-cell>
          <table:table-cell table:style-name="Tabla14.A1" office:value-type="string">
            <text:p text:style-name="P43">El usuario ajusta el tipo de filtrado y el mapa se ajusta a ellos.</text:p>
          </table:table-cell>
        </table:table-row>
        <table:table-row table:style-name="Tabla14.1">
          <table:table-cell table:style-name="Tabla14.A1" office:value-type="string">
            <text:p text:style-name="P43">Notas</text:p>
          </table:table-cell>
          <table:table-cell table:style-name="Tabla14.A1" office:value-type="string">
            <text:p text:style-name="P43">Por defecto, el filtro muestra todos los tipos de localización en el mapa.</text:p>
          </table:table-cell>
        </table:table-row>
      </table:table>
      <text:p text:style-name="P39"><text:s/></text:p>
      <table:table table:name="Tabla16" table:style-name="Tabla16">
        <table:table-column table:style-name="Tabla16.A"/>
        <table:table-column table:style-name="Tabla16.B"/>
        <table:table-row table:style-name="Tabla16.1">
          <table:table-cell table:style-name="Tabla16.A1" office:value-type="string">
            <text:p text:style-name="P43">Nombre</text:p>
          </table:table-cell>
          <table:table-cell table:style-name="Tabla16.A1" office:value-type="string">
            <text:p text:style-name="P43">Crear localización de interés</text:p>
          </table:table-cell>
        </table:table-row>
        <table:table-row table:style-name="Tabla16.1">
          <table:table-cell table:style-name="Tabla16.A1" office:value-type="string">
            <text:p text:style-name="P43">Descripción</text:p>
          </table:table-cell>
          <table:table-cell table:style-name="Tabla16.A1" office:value-type="string">
            <text:p text:style-name="P43">El usuario desea crear una localización de interés</text:p>
          </table:table-cell>
        </table:table-row>
        <table:table-row table:style-name="Tabla16.1">
          <table:table-cell table:style-name="Tabla16.A1" office:value-type="string">
            <text:p text:style-name="P43">Precondición</text:p>
          </table:table-cell>
          <table:table-cell table:style-name="Tabla16.A1" office:value-type="string">
            <text:p text:style-name="P43">Ninguna</text:p>
          </table:table-cell>
        </table:table-row>
        <table:table-row table:style-name="Tabla16.1">
          <table:table-cell table:style-name="Tabla16.A1" office:value-type="string">
            <text:p text:style-name="P43">Secuencia principal</text:p>
          </table:table-cell>
          <table:table-cell table:style-name="Tabla16.A1" office:value-type="string">
            <table:table table:name="Tabla15" table:style-name="Tabla15">
              <table:table-column table:style-name="Tabla15.A"/>
              <table:table-column table:style-name="Tabla15.B"/>
              <table:table-row table:style-name="Tabla15.1">
                <table:table-cell table:style-name="Tabla15.A1" office:value-type="string">
                  <text:p text:style-name="P44">1</text:p>
                </table:table-cell>
                <table:table-cell table:style-name="Tabla15.A1" office:value-type="string">
                  <text:p text:style-name="P43">El usuario realiza un long click sobre un espacio vacío en el mapa.</text:p>
                </table:table-cell>
              </table:table-row>
              <table:table-row table:style-name="Tabla15.1">
                <table:table-cell table:style-name="Tabla15.A1" office:value-type="string">
                  <text:p text:style-name="P44">2</text:p>
                </table:table-cell>
                <table:table-cell table:style-name="Tabla15.A1" office:value-type="string">
                  <text:p text:style-name="P43">Si el sistema detecta que se puede crear un punto de localización en esa posición, manda un mensaje por pantalla al usuario preguntándole si desea crear uno.</text:p>
                </table:table-cell>
              </table:table-row>
              <table:table-row table:style-name="Tabla15.1">
                <table:table-cell table:style-name="Tabla15.A1" office:value-type="string">
                  <text:p text:style-name="P44">3</text:p>
                </table:table-cell>
                <table:table-cell table:style-name="Tabla15.A1" office:value-type="string">
                  <text:p text:style-name="P43">El usuario responde al mensaje.</text:p>
                </table:table-cell>
              </table:table-row>
              <table:table-row table:style-name="Tabla15.1">
                <table:table-cell table:style-name="Tabla15.A1" office:value-type="string">
                  <text:p text:style-name="P44">4</text:p>
                </table:table-cell>
                <table:table-cell table:style-name="Tabla15.A1" office:value-type="string">
                  <text:p text:style-name="P43">Si el usuario ha seleccionado que quiere crear el punto en el mensaje, el sistema carga un formulario en una nueva pantalla.</text:p>
                </table:table-cell>
              </table:table-row>
              <table:table-row table:style-name="Tabla15.1">
                <table:table-cell table:style-name="Tabla15.A1" office:value-type="string">
                  <text:p text:style-name="P44">5</text:p>
                </table:table-cell>
                <table:table-cell table:style-name="Tabla15.A1" office:value-type="string">
                  <text:p text:style-name="P43">El usuario rellena los datos del formulario y hace click en “Crear localización”.</text:p>
                </table:table-cell>
              </table:table-row>
              <table:table-row table:style-name="Tabla15.1">
                <table:table-cell table:style-name="Tabla15.A1" office:value-type="string">
                  <text:p text:style-name="P44">6</text:p>
                </table:table-cell>
                <table:table-cell table:style-name="Tabla15.A1" office:value-type="string">
                  <text:p text:style-name="P43">Si los datos del formulario son válidos, el sistema almacena el nuevo punto de localización y actualiza el mapa actual para mostrarlo.</text:p>
                </table:table-cell>
              </table:table-row>
            </table:table>
            <text:p text:style-name="P39"/>
          </table:table-cell>
        </table:table-row>
        <table:table-row table:style-name="Tabla16.1">
          <table:table-cell table:style-name="Tabla16.A1" office:value-type="string">
            <text:p text:style-name="P43">Errores / Alternativas</text:p>
          </table:table-cell>
          <table:table-cell table:style-name="Tabla16.A1" office:value-type="string">
            <text:p text:style-name="P96"><text:span text:style-name="T3">2</text:span><text:span text:style-name="T21"></text:span><text:span text:style-name="T3">Si el sistema detecta que no se puede crear un punto de localización en esa posición, manda un mensaje explicativo al usuario.</text:span></text:p>
            <text:p text:style-name="P96"><text:span text:style-name="T3">4</text:span><text:span text:style-name="T21"></text:span><text:span text:style-name="T3">Si el usuario ha seleccionado que no desea crear el punto de localización, no ocurre nada.</text:span></text:p>
            <text:p text:style-name="P96"><text:span text:style-name="T3">6</text:span><text:span text:style-name="T21"></text:span><text:span text:style-name="T3">Si los datos del formulario no son válidos, el sistema informa de ello al usuario.</text:span></text:p>
          </table:table-cell>
        </table:table-row>
        <table:table-row table:style-name="Tabla16.1">
          <table:table-cell table:style-name="Tabla16.A1" office:value-type="string">
            <text:p text:style-name="P43">Postcondiciones</text:p>
          </table:table-cell>
          <table:table-cell table:style-name="Tabla16.A1" office:value-type="string">
            <text:p text:style-name="P43">El sistema almacena y muestra el nuevo punto de localización.</text:p>
          </table:table-cell>
        </table:table-row>
        <table:table-row table:style-name="Tabla16.1">
          <table:table-cell table:style-name="Tabla16.A1" office:value-type="string">
            <text:p text:style-name="P43">Notas</text:p>
          </table:table-cell>
          <table:table-cell table:style-name="Tabla16.A1" office:value-type="string">
            <text:p text:style-name="P43">No</text:p>
          </table:table-cell>
        </table:table-row>
      </table:table>
      <text:p text:style-name="P39"/>
      <text:p text:style-name="P39"><text:s/></text:p>
      <table:table table:name="Tabla18" table:style-name="Tabla18">
        <table:table-column table:style-name="Tabla18.A"/>
        <table:table-column table:style-name="Tabla18.B"/>
        <text:soft-page-break/>
        <table:table-row table:style-name="Tabla18.1">
          <table:table-cell table:style-name="Tabla18.A1" office:value-type="string">
            <text:p text:style-name="P43">Nombre</text:p>
          </table:table-cell>
          <table:table-cell table:style-name="Tabla18.A1" office:value-type="string">
            <text:p text:style-name="P43">Seleccionar localización de interés</text:p>
          </table:table-cell>
        </table:table-row>
        <table:table-row table:style-name="Tabla18.1">
          <table:table-cell table:style-name="Tabla18.A1" office:value-type="string">
            <text:p text:style-name="P43">Descripción</text:p>
          </table:table-cell>
          <table:table-cell table:style-name="Tabla18.A1" office:value-type="string">
            <text:p text:style-name="P43">El usuario desea seleccionar una localización de interés en el mapa de inicio.</text:p>
          </table:table-cell>
        </table:table-row>
        <table:table-row table:style-name="Tabla18.1">
          <table:table-cell table:style-name="Tabla18.A1" office:value-type="string">
            <text:p text:style-name="P43">Precondición</text:p>
          </table:table-cell>
          <table:table-cell table:style-name="Tabla18.A1" office:value-type="string">
            <text:p text:style-name="P43">Ninguna</text:p>
          </table:table-cell>
        </table:table-row>
        <table:table-row table:style-name="Tabla18.1">
          <table:table-cell table:style-name="Tabla18.A1" office:value-type="string">
            <text:p text:style-name="P43">Secuencia principal</text:p>
          </table:table-cell>
          <table:table-cell table:style-name="Tabla18.A1" office:value-type="string">
            <table:table table:name="Tabla17" table:style-name="Tabla17">
              <table:table-column table:style-name="Tabla17.A"/>
              <table:table-column table:style-name="Tabla17.B"/>
              <table:table-row table:style-name="Tabla17.1">
                <table:table-cell table:style-name="Tabla17.A1" office:value-type="string">
                  <text:p text:style-name="P44">1</text:p>
                </table:table-cell>
                <table:table-cell table:style-name="Tabla17.A1" office:value-type="string">
                  <text:p text:style-name="P43">El usuario selecciona una de las localizaciones del mapa.</text:p>
                </table:table-cell>
              </table:table-row>
              <table:table-row table:style-name="Tabla17.1">
                <table:table-cell table:style-name="Tabla17.A1" office:value-type="string">
                  <text:p text:style-name="P44">2</text:p>
                </table:table-cell>
                <table:table-cell table:style-name="Tabla17.A1" office:value-type="string">
                  <text:p text:style-name="P43">El sistema muestra por pantalla los datos de la localización, cargando un fragmento en la parte inferior de la actividad.</text:p>
                </table:table-cell>
              </table:table-row>
            </table:table>
            <text:p text:style-name="P39"/>
          </table:table-cell>
        </table:table-row>
        <table:table-row table:style-name="Tabla18.1">
          <table:table-cell table:style-name="Tabla18.A1" office:value-type="string">
            <text:p text:style-name="P43">Errores / Alternativas</text:p>
          </table:table-cell>
          <table:table-cell table:style-name="Tabla18.A1" office:value-type="string">
            <text:p text:style-name="P43">1º El usuario podrá indicar si la localización es correcta o incoherente según dos botones en el fragmento.</text:p>
            <text:p text:style-name="P43">2º El usuario podrá presionar un botón de expansión, que cargará los datos actuales en una nueva pantalla.</text:p>
            <text:p text:style-name="P43">3º El usuario podrá marcar un icono para almacenar el punto de interés en la lista de favoritos de la aplicación. </text:p>
            <text:p text:style-name="P43">4º El usuario puede valorar la localización entre 1 y 5 estrellas.</text:p>
          </table:table-cell>
        </table:table-row>
        <table:table-row table:style-name="Tabla18.1">
          <table:table-cell table:style-name="Tabla18.A1" office:value-type="string">
            <text:p text:style-name="P43">Postcondiciones</text:p>
          </table:table-cell>
          <table:table-cell table:style-name="Tabla18.A1" office:value-type="string">
            <text:p text:style-name="P43">El usuario obtiene la información del punto de localización y tiene la posibilidad de realizar una serie de acciones, comentadas más abajo.</text:p>
          </table:table-cell>
        </table:table-row>
        <table:table-row table:style-name="Tabla18.1">
          <table:table-cell table:style-name="Tabla18.A1" office:value-type="string">
            <text:p text:style-name="P43">Notas</text:p>
          </table:table-cell>
          <table:table-cell table:style-name="Tabla18.A1" office:value-type="string">
            <text:p text:style-name="P43">Las tres alternativas anteriores también son casos de uso.</text:p>
          </table:table-cell>
        </table:table-row>
      </table:table>
      <text:p text:style-name="P39"><text:s text:c="2"/></text:p>
      <table:table table:name="Tabla20" table:style-name="Tabla20">
        <table:table-column table:style-name="Tabla20.A"/>
        <table:table-column table:style-name="Tabla20.B"/>
        <table:table-row table:style-name="Tabla20.1">
          <table:table-cell table:style-name="Tabla20.A1" office:value-type="string">
            <text:p text:style-name="P43">Nombre</text:p>
          </table:table-cell>
          <table:table-cell table:style-name="Tabla20.A1" office:value-type="string">
            <text:p text:style-name="P43">Indicar localización válida</text:p>
          </table:table-cell>
        </table:table-row>
        <table:table-row table:style-name="Tabla20.1">
          <table:table-cell table:style-name="Tabla20.A1" office:value-type="string">
            <text:p text:style-name="P43">Descripción</text:p>
          </table:table-cell>
          <table:table-cell table:style-name="Tabla20.A1" office:value-type="string">
            <text:p text:style-name="P43">El usuario desea indicar si una localización es válida o incoherente.</text:p>
          </table:table-cell>
        </table:table-row>
        <table:table-row table:style-name="Tabla20.1">
          <table:table-cell table:style-name="Tabla20.A1" office:value-type="string">
            <text:p text:style-name="P43">Precondición</text:p>
          </table:table-cell>
          <table:table-cell table:style-name="Tabla20.A1" office:value-type="string">
            <text:p text:style-name="P43">Para llegar a este caso de uso es necesario haber completado el caso de uso “Seleccionar localización de interés”.</text:p>
          </table:table-cell>
        </table:table-row>
        <table:table-row table:style-name="Tabla20.1">
          <table:table-cell table:style-name="Tabla20.A1" office:value-type="string">
            <text:p text:style-name="P43">Secuencia principal</text:p>
          </table:table-cell>
          <table:table-cell table:style-name="Tabla20.A1" office:value-type="string">
            <table:table table:name="Tabla19" table:style-name="Tabla19">
              <table:table-column table:style-name="Tabla19.A"/>
              <table:table-column table:style-name="Tabla19.B"/>
              <table:table-row table:style-name="Tabla19.1">
                <table:table-cell table:style-name="Tabla19.A1" office:value-type="string">
                  <text:p text:style-name="P44">1</text:p>
                </table:table-cell>
                <table:table-cell table:style-name="Tabla19.A1" office:value-type="string">
                  <text:p text:style-name="P43">El usuario selecciona uno de los botones para indicar si la localización es o no válida.</text:p>
                </table:table-cell>
              </table:table-row>
              <table:table-row table:style-name="Tabla19.1">
                <table:table-cell table:style-name="Tabla19.A1" office:value-type="string">
                  <text:p text:style-name="P44">2</text:p>
                </table:table-cell>
                <table:table-cell table:style-name="Tabla19.A1" office:value-type="string">
                  <text:p text:style-name="P43">El sistema comprueba si es la primera vez que el usuario vota en la localización.</text:p>
                </table:table-cell>
              </table:table-row>
              <table:table-row table:style-name="Tabla19.1">
                <table:table-cell table:style-name="Tabla19.A1" office:value-type="string">
                  <text:p text:style-name="P44">3</text:p>
                </table:table-cell>
                <table:table-cell table:style-name="Tabla19.A1" office:value-type="string">
                  <text:p text:style-name="P43">Si es la primera vez que vota, el sistema almacena el nuevo voto.</text:p>
                </table:table-cell>
              </table:table-row>
            </table:table>
            <text:p text:style-name="P39"/>
          </table:table-cell>
        </table:table-row>
        <table:table-row table:style-name="Tabla20.1">
          <table:table-cell table:style-name="Tabla20.A1" office:value-type="string">
            <text:p text:style-name="P43">Errores / Alternativas</text:p>
          </table:table-cell>
          <table:table-cell table:style-name="Tabla20.A1" office:value-type="string">
            <text:p text:style-name="P96"><text:span text:style-name="T3">3 </text:span><text:span text:style-name="T21"></text:span><text:span text:style-name="T3"> Si no es la primera vez que vota, si el voto es diferente al de la primera vez, lo modifica. </text:span></text:p>
          </table:table-cell>
        </table:table-row>
        <table:table-row table:style-name="Tabla20.1">
          <table:table-cell table:style-name="Tabla20.A1" office:value-type="string">
            <text:p text:style-name="P43">Postcondiciones</text:p>
          </table:table-cell>
          <table:table-cell table:style-name="Tabla20.A1" office:value-type="string">
            <text:p text:style-name="P43">El usuario vota una localización y el sistema almacena el voto.</text:p>
          </table:table-cell>
        </table:table-row>
        <table:table-row table:style-name="Tabla20.1">
          <table:table-cell table:style-name="Tabla20.A1" office:value-type="string">
            <text:p text:style-name="P43">Notas</text:p>
          </table:table-cell>
          <table:table-cell table:style-name="Tabla20.A1" office:value-type="string">
            <text:p text:style-name="P43">No</text:p>
          </table:table-cell>
        </table:table-row>
      </table:table>
      <text:p text:style-name="P39"><text:s text:c="2"/></text:p>
      <table:table table:name="Tabla22" table:style-name="Tabla22">
        <table:table-column table:style-name="Tabla22.A"/>
        <table:table-column table:style-name="Tabla22.B"/>
        <table:table-row table:style-name="Tabla22.1">
          <table:table-cell table:style-name="Tabla22.A1" office:value-type="string">
            <text:p text:style-name="P43">Nombre</text:p>
          </table:table-cell>
          <table:table-cell table:style-name="Tabla22.A1" office:value-type="string">
            <text:p text:style-name="P43">Aumentar Localización</text:p>
          </table:table-cell>
        </table:table-row>
        <table:table-row table:style-name="Tabla22.1">
          <table:table-cell table:style-name="Tabla22.A1" office:value-type="string">
            <text:p text:style-name="P43">Descripción</text:p>
          </table:table-cell>
          <table:table-cell table:style-name="Tabla22.A1" office:value-type="string">
            <text:p text:style-name="P43">El usuario desea expandir los datos de una localización en una nueva pantalla completa.</text:p>
          </table:table-cell>
        </table:table-row>
        <table:table-row table:style-name="Tabla22.1">
          <table:table-cell table:style-name="Tabla22.A1" office:value-type="string">
            <text:p text:style-name="P43">Precondición</text:p>
          </table:table-cell>
          <table:table-cell table:style-name="Tabla22.A1" office:value-type="string">
            <text:p text:style-name="P43">Para llegar a este caso de uso es necesario haber completado el caso de uso “Seleccionar localización de interés”.</text:p>
          </table:table-cell>
        </table:table-row>
        <table:table-row table:style-name="Tabla22.1">
          <table:table-cell table:style-name="Tabla22.A1" office:value-type="string">
            <text:p text:style-name="P43">Secuencia principal</text:p>
          </table:table-cell>
          <table:table-cell table:style-name="Tabla22.A1" office:value-type="string">
            <table:table table:name="Tabla21" table:style-name="Tabla21">
              <table:table-column table:style-name="Tabla21.A"/>
              <table:table-column table:style-name="Tabla21.B"/>
              <table:table-row table:style-name="Tabla21.1">
                <table:table-cell table:style-name="Tabla21.A1" office:value-type="string">
                  <text:p text:style-name="P44">1</text:p>
                </table:table-cell>
                <table:table-cell table:style-name="Tabla21.A1" office:value-type="string">
                  <text:p text:style-name="P43">El usuario selecciona el botón de expandir.</text:p>
                </table:table-cell>
              </table:table-row>
              <table:table-row table:style-name="Tabla21.1">
                <table:table-cell table:style-name="Tabla21.A1" office:value-type="string">
                  <text:p text:style-name="P44">2</text:p>
                </table:table-cell>
                <table:table-cell table:style-name="Tabla21.A1" office:value-type="string">
                  <text:p text:style-name="P43">El sistema carga la información de la localización en una nueva pantalla.</text:p>
                </table:table-cell>
              </table:table-row>
            </table:table>
            <text:p text:style-name="P39"/>
          </table:table-cell>
        </table:table-row>
        <table:table-row table:style-name="Tabla22.1">
          <table:table-cell table:style-name="Tabla22.A1" office:value-type="string">
            <text:p text:style-name="P43">Errores / Alternativas</text:p>
          </table:table-cell>
          <table:table-cell table:style-name="Tabla22.A1" office:value-type="string">
            <text:p text:style-name="P43">Nada</text:p>
          </table:table-cell>
        </table:table-row>
        <text:soft-page-break/>
        <table:table-row table:style-name="Tabla22.1">
          <table:table-cell table:style-name="Tabla22.A1" office:value-type="string">
            <text:p text:style-name="P43">Postcondiciones</text:p>
          </table:table-cell>
          <table:table-cell table:style-name="Tabla22.A1" office:value-type="string">
            <text:p text:style-name="P43">El sistema expande la información de una localización en una nueva pantalla.</text:p>
          </table:table-cell>
        </table:table-row>
        <table:table-row table:style-name="Tabla22.1">
          <table:table-cell table:style-name="Tabla22.A1" office:value-type="string">
            <text:p text:style-name="P43">Notas</text:p>
          </table:table-cell>
          <table:table-cell table:style-name="Tabla22.A1" office:value-type="string">
            <text:p text:style-name="P43">No</text:p>
          </table:table-cell>
        </table:table-row>
      </table:table>
      <text:p text:style-name="P39"><text:s text:c="2"/></text:p>
      <table:table table:name="Tabla24" table:style-name="Tabla24">
        <table:table-column table:style-name="Tabla24.A"/>
        <table:table-column table:style-name="Tabla24.B"/>
        <table:table-row table:style-name="Tabla24.1">
          <table:table-cell table:style-name="Tabla24.A1" office:value-type="string">
            <text:p text:style-name="P43">Nombre</text:p>
          </table:table-cell>
          <table:table-cell table:style-name="Tabla24.A1" office:value-type="string">
            <text:p text:style-name="P43">Marcar Localización Favorita</text:p>
          </table:table-cell>
        </table:table-row>
        <table:table-row table:style-name="Tabla24.1">
          <table:table-cell table:style-name="Tabla24.A1" office:value-type="string">
            <text:p text:style-name="P43">Descripción</text:p>
          </table:table-cell>
          <table:table-cell table:style-name="Tabla24.A1" office:value-type="string">
            <text:p text:style-name="P43">El usuario desea marcar una localización como favorita.</text:p>
          </table:table-cell>
        </table:table-row>
        <table:table-row table:style-name="Tabla24.1">
          <table:table-cell table:style-name="Tabla24.A1" office:value-type="string">
            <text:p text:style-name="P43">Precondición</text:p>
          </table:table-cell>
          <table:table-cell table:style-name="Tabla24.A1" office:value-type="string">
            <text:p text:style-name="P43">Para llegar a este caso de uso es necesario haber completado el caso de uso “Seleccionar localización de interés”.</text:p>
          </table:table-cell>
        </table:table-row>
        <table:table-row table:style-name="Tabla24.1">
          <table:table-cell table:style-name="Tabla24.A1" office:value-type="string">
            <text:p text:style-name="P43">Secuencia principal</text:p>
          </table:table-cell>
          <table:table-cell table:style-name="Tabla24.A1" office:value-type="string">
            <table:table table:name="Tabla23" table:style-name="Tabla23">
              <table:table-column table:style-name="Tabla23.A"/>
              <table:table-column table:style-name="Tabla23.B"/>
              <table:table-row table:style-name="Tabla23.1">
                <table:table-cell table:style-name="Tabla23.A1" office:value-type="string">
                  <text:p text:style-name="P44">1</text:p>
                </table:table-cell>
                <table:table-cell table:style-name="Tabla23.A1" office:value-type="string">
                  <text:p text:style-name="P43">El usuario hace click en el icono de favorito.</text:p>
                </table:table-cell>
              </table:table-row>
              <table:table-row table:style-name="Tabla23.1">
                <table:table-cell table:style-name="Tabla23.A1" office:value-type="string">
                  <text:p text:style-name="P44">2</text:p>
                </table:table-cell>
                <table:table-cell table:style-name="Tabla23.A1" office:value-type="string">
                  <text:p text:style-name="P43">Si la localización no se encontraba en favoritos, el sistema almacena como favorita la localización.</text:p>
                </table:table-cell>
              </table:table-row>
            </table:table>
            <text:p text:style-name="P39"/>
          </table:table-cell>
        </table:table-row>
        <table:table-row table:style-name="Tabla24.1">
          <table:table-cell table:style-name="Tabla24.A1" office:value-type="string">
            <text:p text:style-name="P43">Errores / Alternativas</text:p>
          </table:table-cell>
          <table:table-cell table:style-name="Tabla24.A1" office:value-type="string">
            <text:p text:style-name="P43">Si la localización se encontraba en favoritos, el sistema elimina la localización de la lista de favoritos.</text:p>
          </table:table-cell>
        </table:table-row>
        <table:table-row table:style-name="Tabla24.1">
          <table:table-cell table:style-name="Tabla24.A1" office:value-type="string">
            <text:p text:style-name="P43">Postcondiciones</text:p>
          </table:table-cell>
          <table:table-cell table:style-name="Tabla24.A1" office:value-type="string">
            <text:p text:style-name="P43">El sistema añade una localización en la lista de favoritos del usuario.</text:p>
          </table:table-cell>
        </table:table-row>
        <table:table-row table:style-name="Tabla24.1">
          <table:table-cell table:style-name="Tabla24.A1" office:value-type="string">
            <text:p text:style-name="P43">Notas</text:p>
          </table:table-cell>
          <table:table-cell table:style-name="Tabla24.A1" office:value-type="string">
            <text:p text:style-name="P43">No</text:p>
          </table:table-cell>
        </table:table-row>
      </table:table>
      <text:p text:style-name="P39"><text:s text:c="2"/></text:p>
      <table:table table:name="Tabla26" table:style-name="Tabla26">
        <table:table-column table:style-name="Tabla26.A"/>
        <table:table-column table:style-name="Tabla26.B"/>
        <table:table-row table:style-name="Tabla26.1">
          <table:table-cell table:style-name="Tabla26.A1" office:value-type="string">
            <text:p text:style-name="P43">Nombre</text:p>
          </table:table-cell>
          <table:table-cell table:style-name="Tabla26.A1" office:value-type="string">
            <text:p text:style-name="P43">Valorar Localización</text:p>
          </table:table-cell>
        </table:table-row>
        <table:table-row table:style-name="Tabla26.1">
          <table:table-cell table:style-name="Tabla26.A1" office:value-type="string">
            <text:p text:style-name="P43">Descripción</text:p>
          </table:table-cell>
          <table:table-cell table:style-name="Tabla26.A1" office:value-type="string">
            <text:p text:style-name="P43">El usuario desea valorar una localización.</text:p>
          </table:table-cell>
        </table:table-row>
        <table:table-row table:style-name="Tabla26.1">
          <table:table-cell table:style-name="Tabla26.A1" office:value-type="string">
            <text:p text:style-name="P43">Precondición</text:p>
          </table:table-cell>
          <table:table-cell table:style-name="Tabla26.A1" office:value-type="string">
            <text:p text:style-name="P43">Para llegar a este caso de uso es necesario haber completado el caso de uso “Seleccionar localización de interés”.</text:p>
          </table:table-cell>
        </table:table-row>
        <table:table-row table:style-name="Tabla26.1">
          <table:table-cell table:style-name="Tabla26.A1" office:value-type="string">
            <text:p text:style-name="P43">Secuencia principal</text:p>
          </table:table-cell>
          <table:table-cell table:style-name="Tabla26.A1" office:value-type="string">
            <table:table table:name="Tabla25" table:style-name="Tabla25">
              <table:table-column table:style-name="Tabla25.A"/>
              <table:table-column table:style-name="Tabla25.B"/>
              <table:table-row table:style-name="Tabla25.1">
                <table:table-cell table:style-name="Tabla25.A1" office:value-type="string">
                  <text:p text:style-name="P44">1</text:p>
                </table:table-cell>
                <table:table-cell table:style-name="Tabla25.A1" office:value-type="string">
                  <text:p text:style-name="P43">El usuario elige un número de estrellas y hace click en el icono de favorito.</text:p>
                </table:table-cell>
              </table:table-row>
              <table:table-row table:style-name="Tabla25.1">
                <table:table-cell table:style-name="Tabla25.A1" office:value-type="string">
                  <text:p text:style-name="P44">2</text:p>
                </table:table-cell>
                <table:table-cell table:style-name="Tabla25.A1" office:value-type="string">
                  <text:p text:style-name="P43">Si la localización no fue valorada por el mismo usuario, el sistema almacena la nueva valoración.</text:p>
                </table:table-cell>
              </table:table-row>
              <table:table-row table:style-name="Tabla25.1">
                <table:table-cell table:style-name="Tabla25.A1" office:value-type="string">
                  <text:p text:style-name="P44">3</text:p>
                </table:table-cell>
                <table:table-cell table:style-name="Tabla25.A1" office:value-type="string">
                  <text:p text:style-name="P43">El sistema calcula y almacena la nueva valoración de la localización.</text:p>
                </table:table-cell>
              </table:table-row>
            </table:table>
            <text:p text:style-name="P39"/>
          </table:table-cell>
        </table:table-row>
        <table:table-row table:style-name="Tabla26.1">
          <table:table-cell table:style-name="Tabla26.A1" office:value-type="string">
            <text:p text:style-name="P43">Errores / Alternativas</text:p>
          </table:table-cell>
          <table:table-cell table:style-name="Tabla26.A1" office:value-type="string">
            <text:p text:style-name="P43">Si la localización ya fue valorada por el mismo usuario, el sistema modifica la valoración anterior.</text:p>
          </table:table-cell>
        </table:table-row>
        <table:table-row table:style-name="Tabla26.1">
          <table:table-cell table:style-name="Tabla26.A1" office:value-type="string">
            <text:p text:style-name="P43">Postcondiciones</text:p>
          </table:table-cell>
          <table:table-cell table:style-name="Tabla26.A1" office:value-type="string">
            <text:p text:style-name="P43">El sistema almacena la nueva valoración y puede llegar a modificar el estado de valoración de la localización.</text:p>
          </table:table-cell>
        </table:table-row>
        <table:table-row table:style-name="Tabla26.1">
          <table:table-cell table:style-name="Tabla26.A1" office:value-type="string">
            <text:p text:style-name="P43">Notas</text:p>
          </table:table-cell>
          <table:table-cell table:style-name="Tabla26.A1" office:value-type="string">
            <text:p text:style-name="P43">No</text:p>
          </table:table-cell>
        </table:table-row>
      </table:table>
      <text:p text:style-name="P39"><text:s/></text:p>
      <text:p text:style-name="P39"/>
      <table:table table:name="Tabla28" table:style-name="Tabla28">
        <table:table-column table:style-name="Tabla28.A"/>
        <table:table-column table:style-name="Tabla28.B"/>
        <table:table-row table:style-name="Tabla28.1">
          <table:table-cell table:style-name="Tabla28.A1" office:value-type="string">
            <text:p text:style-name="P43">Nombre</text:p>
          </table:table-cell>
          <table:table-cell table:style-name="Tabla28.A1" office:value-type="string">
            <text:p text:style-name="P43">Filtrar Listas</text:p>
          </table:table-cell>
        </table:table-row>
        <table:table-row table:style-name="Tabla28.1">
          <table:table-cell table:style-name="Tabla28.A1" office:value-type="string">
            <text:p text:style-name="P43">Descripción</text:p>
          </table:table-cell>
          <table:table-cell table:style-name="Tabla28.A1" office:value-type="string">
            <text:p text:style-name="P43">El usuario desea filtrar una de las listas de la aplicación.</text:p>
          </table:table-cell>
        </table:table-row>
        <table:table-row table:style-name="Tabla28.1">
          <table:table-cell table:style-name="Tabla28.A1" office:value-type="string">
            <text:p text:style-name="P43">Precondición</text:p>
          </table:table-cell>
          <table:table-cell table:style-name="Tabla28.A1" office:value-type="string">
            <text:p text:style-name="P43">Ninguna</text:p>
          </table:table-cell>
        </table:table-row>
        <table:table-row table:style-name="Tabla28.1">
          <table:table-cell table:style-name="Tabla28.A1" office:value-type="string">
            <text:p text:style-name="P43">Secuencia principal</text:p>
          </table:table-cell>
          <table:table-cell table:style-name="Tabla28.A1" office:value-type="string">
            <table:table table:name="Tabla27" table:style-name="Tabla27">
              <table:table-column table:style-name="Tabla27.A"/>
              <table:table-column table:style-name="Tabla27.B"/>
              <table:table-row table:style-name="Tabla27.1">
                <table:table-cell table:style-name="Tabla27.A1" office:value-type="string">
                  <text:p text:style-name="P44">1</text:p>
                </table:table-cell>
                <table:table-cell table:style-name="Tabla27.A1" office:value-type="string">
                  <text:p text:style-name="P43">El usuario puede seleccionar el spinner de filtrado.</text:p>
                </table:table-cell>
              </table:table-row>
              <table:table-row table:style-name="Tabla27.1">
                <table:table-cell table:style-name="Tabla27.A1" office:value-type="string">
                  <text:p text:style-name="P44">2</text:p>
                </table:table-cell>
                <table:table-cell table:style-name="Tabla27.A1" office:value-type="string">
                  <text:p text:style-name="P43">El sistema muestra los diferentes tipos de filtro.</text:p>
                </table:table-cell>
              </table:table-row>
              <table:table-row table:style-name="Tabla27.1">
                <table:table-cell table:style-name="Tabla27.A1" office:value-type="string">
                  <text:p text:style-name="P44">3</text:p>
                </table:table-cell>
                <table:table-cell table:style-name="Tabla27.A1" office:value-type="string">
                  <text:p text:style-name="P43">El usuario selecciona uno de ellos.</text:p>
                </table:table-cell>
              </table:table-row>
              <table:table-row table:style-name="Tabla27.1">
                <table:table-cell table:style-name="Tabla27.A1" office:value-type="string">
                  <text:p text:style-name="P44">4</text:p>
                </table:table-cell>
                <table:table-cell table:style-name="Tabla27.A1" office:value-type="string">
                  <text:p text:style-name="P43">El sistema ordena los elementos según el filtrado.</text:p>
                </table:table-cell>
              </table:table-row>
            </table:table>
            <text:p text:style-name="P39"/>
          </table:table-cell>
        </table:table-row>
        <table:table-row table:style-name="Tabla28.1">
          <table:table-cell table:style-name="Tabla28.A1" office:value-type="string">
            <text:p text:style-name="P43">Errores / Alternativas</text:p>
          </table:table-cell>
          <table:table-cell table:style-name="Tabla28.A1" office:value-type="string">
            <text:p text:style-name="P96"><text:span text:style-name="T3">1</text:span><text:span text:style-name="T21"></text:span><text:span text:style-name="T3"> El usuario también puede seleccionar el icono de favorito.</text:span></text:p>
            <text:p text:style-name="P96"><text:span text:style-name="T3">1</text:span><text:span text:style-name="T21"></text:span><text:span text:style-name="T3"> El sistema muestra primero todos los elementos favoritos.</text:span></text:p>
          </table:table-cell>
        </table:table-row>
        <table:table-row table:style-name="Tabla28.1">
          <table:table-cell table:style-name="Tabla28.A1" office:value-type="string">
            <text:p text:style-name="P43">Postcondiciones</text:p>
          </table:table-cell>
          <table:table-cell table:style-name="Tabla28.A1" office:value-type="string">
            <text:p text:style-name="P43">El sistema ordena los elementos de una de las listas según los filtros asignados por el usuario.</text:p>
          </table:table-cell>
        </table:table-row>
        <table:table-row table:style-name="Tabla28.1">
          <table:table-cell table:style-name="Tabla28.A1" office:value-type="string">
            <text:p text:style-name="P43">Notas</text:p>
          </table:table-cell>
          <table:table-cell table:style-name="Tabla28.A1" office:value-type="string">
            <text:p text:style-name="P43">No</text:p>
          </table:table-cell>
        </table:table-row>
      </table:table>
      <text:p text:style-name="P39"><text:soft-page-break/><text:s/></text:p>
      <text:p text:style-name="P39"/>
      <table:table table:name="Tabla30" table:style-name="Tabla30">
        <table:table-column table:style-name="Tabla30.A"/>
        <table:table-column table:style-name="Tabla30.B"/>
        <table:table-row table:style-name="Tabla30.1">
          <table:table-cell table:style-name="Tabla30.A1" office:value-type="string">
            <text:p text:style-name="P43">Nombre</text:p>
          </table:table-cell>
          <table:table-cell table:style-name="Tabla30.A1" office:value-type="string">
            <text:p text:style-name="P43">Eliminar elemento</text:p>
          </table:table-cell>
        </table:table-row>
        <table:table-row table:style-name="Tabla30.1">
          <table:table-cell table:style-name="Tabla30.A1" office:value-type="string">
            <text:p text:style-name="P43">Descripción</text:p>
          </table:table-cell>
          <table:table-cell table:style-name="Tabla30.A1" office:value-type="string">
            <text:p text:style-name="P43">El usuario desea eliminar uno de los elementos de la lista.</text:p>
          </table:table-cell>
        </table:table-row>
        <table:table-row table:style-name="Tabla30.1">
          <table:table-cell table:style-name="Tabla30.A1" office:value-type="string">
            <text:p text:style-name="P43">Precondición</text:p>
          </table:table-cell>
          <table:table-cell table:style-name="Tabla30.A1" office:value-type="string">
            <text:p text:style-name="P43">Ninguna</text:p>
          </table:table-cell>
        </table:table-row>
        <table:table-row table:style-name="Tabla30.1">
          <table:table-cell table:style-name="Tabla30.A1" office:value-type="string">
            <text:p text:style-name="P43">Secuencia principal</text:p>
          </table:table-cell>
          <table:table-cell table:style-name="Tabla30.A1" office:value-type="string">
            <table:table table:name="Tabla29" table:style-name="Tabla29">
              <table:table-column table:style-name="Tabla29.A"/>
              <table:table-column table:style-name="Tabla29.B"/>
              <table:table-row table:style-name="Tabla29.1">
                <table:table-cell table:style-name="Tabla29.A1" office:value-type="string">
                  <text:p text:style-name="P44">1</text:p>
                </table:table-cell>
                <table:table-cell table:style-name="Tabla29.A1" office:value-type="string">
                  <text:p text:style-name="P43">El usuario hace un long click en uno de los elementos de la lista.</text:p>
                </table:table-cell>
              </table:table-row>
              <table:table-row table:style-name="Tabla29.1">
                <table:table-cell table:style-name="Tabla29.A1" office:value-type="string">
                  <text:p text:style-name="P44">2</text:p>
                </table:table-cell>
                <table:table-cell table:style-name="Tabla29.A1" office:value-type="string">
                  <text:p text:style-name="P43">El sistema muestra todos los elementos de la lista, junto con un checkbox. El elemento al que se le aplicó el long click se encontrará marcado.</text:p>
                </table:table-cell>
              </table:table-row>
              <table:table-row table:style-name="Tabla29.1">
                <table:table-cell table:style-name="Tabla29.A1" office:value-type="string">
                  <text:p text:style-name="P44">3</text:p>
                </table:table-cell>
                <table:table-cell table:style-name="Tabla29.A1" office:value-type="string">
                  <text:p text:style-name="P43">El usuario podrá ir marcando más elementos, simplemente pulsando en el checkbox.</text:p>
                </table:table-cell>
              </table:table-row>
              <table:table-row table:style-name="Tabla29.1">
                <table:table-cell table:style-name="Tabla29.A1" office:value-type="string">
                  <text:p text:style-name="P44">4</text:p>
                </table:table-cell>
                <table:table-cell table:style-name="Tabla29.A1" office:value-type="string">
                  <text:p text:style-name="P43">Si el usuario tiene algún elemento marcado, puede seleccionar el botón de borrado.</text:p>
                </table:table-cell>
              </table:table-row>
              <table:table-row table:style-name="Tabla29.1">
                <table:table-cell table:style-name="Tabla29.A1" office:value-type="string">
                  <text:p text:style-name="P44">5</text:p>
                </table:table-cell>
                <table:table-cell table:style-name="Tabla29.A1" office:value-type="string">
                  <text:p text:style-name="P43">El sistema envía una pequeña pantalla de mensaje preguntando al usuario si de verdad quiere realizar el borrado.</text:p>
                </table:table-cell>
              </table:table-row>
              <table:table-row table:style-name="Tabla29.1">
                <table:table-cell table:style-name="Tabla29.A1" office:value-type="string">
                  <text:p text:style-name="P44">6</text:p>
                </table:table-cell>
                <table:table-cell table:style-name="Tabla29.A1" office:value-type="string">
                  <text:p text:style-name="P43">El usuario indica su intención sobre el borrado.</text:p>
                </table:table-cell>
              </table:table-row>
              <table:table-row table:style-name="Tabla29.1">
                <table:table-cell table:style-name="Tabla29.A1" office:value-type="string">
                  <text:p text:style-name="P44">7</text:p>
                </table:table-cell>
                <table:table-cell table:style-name="Tabla29.A1" office:value-type="string">
                  <text:p text:style-name="P43">Si el usuario indicó que deseaba realizar la eliminación, el sistema eliminará los elementos marcados de la lista.</text:p>
                </table:table-cell>
              </table:table-row>
            </table:table>
            <text:p text:style-name="P39"/>
          </table:table-cell>
        </table:table-row>
        <table:table-row table:style-name="Tabla30.1">
          <table:table-cell table:style-name="Tabla30.A1" office:value-type="string">
            <text:p text:style-name="P43">Errores / Alternativas</text:p>
          </table:table-cell>
          <table:table-cell table:style-name="Tabla30.A1" office:value-type="string">
            <text:p text:style-name="P96"><text:span text:style-name="T3">3 </text:span><text:span text:style-name="T21"></text:span><text:span text:style-name="T3"> El usuario también podrá ir desmarcando elementos. Si no existen elementos marcados, la lista pierde los checkbox y se volverá al paso 1.</text:span></text:p>
            <text:p text:style-name="P96"><text:span text:style-name="T3">7 </text:span><text:span text:style-name="T21"></text:span><text:span text:style-name="T3"> Si el usuario indicó que no deseaba realizar la eliminación, el sistema quitará los checkbox de los elementos de la lista.</text:span></text:p>
          </table:table-cell>
        </table:table-row>
        <table:table-row table:style-name="Tabla30.1">
          <table:table-cell table:style-name="Tabla30.A1" office:value-type="string">
            <text:p text:style-name="P43">Postcondiciones</text:p>
          </table:table-cell>
          <table:table-cell table:style-name="Tabla30.A1" office:value-type="string">
            <text:p text:style-name="P43">El sistema elimina los elementos marcados.</text:p>
          </table:table-cell>
        </table:table-row>
        <table:table-row table:style-name="Tabla30.1">
          <table:table-cell table:style-name="Tabla30.A1" office:value-type="string">
            <text:p text:style-name="P43">Notas</text:p>
          </table:table-cell>
          <table:table-cell table:style-name="Tabla30.A1" office:value-type="string">
            <text:p text:style-name="P43">Cuando existe un elemento marcado en la lista, se habilita el botón de borrado del panel inferior de la pantalla.</text:p>
          </table:table-cell>
        </table:table-row>
      </table:table>
      <text:p text:style-name="P39"><text:s/></text:p>
      <text:p text:style-name="P39"/>
      <table:table table:name="Tabla32" table:style-name="Tabla32">
        <table:table-column table:style-name="Tabla32.A"/>
        <table:table-column table:style-name="Tabla32.B"/>
        <table:table-row table:style-name="Tabla32.1">
          <table:table-cell table:style-name="Tabla32.A1" office:value-type="string">
            <text:p text:style-name="P43">Nombre</text:p>
          </table:table-cell>
          <table:table-cell table:style-name="Tabla32.A1" office:value-type="string">
            <text:p text:style-name="P43">Compartir localización</text:p>
          </table:table-cell>
        </table:table-row>
        <table:table-row table:style-name="Tabla32.1">
          <table:table-cell table:style-name="Tabla32.A1" office:value-type="string">
            <text:p text:style-name="P43">Descripción</text:p>
          </table:table-cell>
          <table:table-cell table:style-name="Tabla32.A1" office:value-type="string">
            <text:p text:style-name="P43">El usuario desea compartir una localización para todo el mundo.</text:p>
          </table:table-cell>
        </table:table-row>
        <table:table-row table:style-name="Tabla32.1">
          <table:table-cell table:style-name="Tabla32.A1" office:value-type="string">
            <text:p text:style-name="P43">Precondición</text:p>
          </table:table-cell>
          <table:table-cell table:style-name="Tabla32.A1" office:value-type="string">
            <text:p text:style-name="P43">Debe existir al menos una localización en la lista.</text:p>
          </table:table-cell>
        </table:table-row>
        <table:table-row table:style-name="Tabla32.1">
          <table:table-cell table:style-name="Tabla32.A1" office:value-type="string">
            <text:p text:style-name="P43">Secuencia principal</text:p>
          </table:table-cell>
          <table:table-cell table:style-name="Tabla32.A1" office:value-type="string">
            <table:table table:name="Tabla31" table:style-name="Tabla31">
              <table:table-column table:style-name="Tabla31.A"/>
              <table:table-column table:style-name="Tabla31.B"/>
              <table:table-row table:style-name="Tabla31.1">
                <table:table-cell table:style-name="Tabla31.A1" office:value-type="string">
                  <text:p text:style-name="P44">1</text:p>
                </table:table-cell>
                <table:table-cell table:style-name="Tabla31.A1" office:value-type="string">
                  <text:p text:style-name="P43">El usuario hace un long click en uno de los elementos de la lista.</text:p>
                </table:table-cell>
              </table:table-row>
              <table:table-row table:style-name="Tabla31.1">
                <table:table-cell table:style-name="Tabla31.A1" office:value-type="string">
                  <text:p text:style-name="P44">2</text:p>
                </table:table-cell>
                <table:table-cell table:style-name="Tabla31.A1" office:value-type="string">
                  <text:p text:style-name="P43">El sistema muestra todos los elementos de la lista, junto con un checkbox. El elemento al que se le aplicó el long click se encontrará marcado.</text:p>
                </table:table-cell>
              </table:table-row>
              <table:table-row table:style-name="Tabla31.1">
                <table:table-cell table:style-name="Tabla31.A1" office:value-type="string">
                  <text:p text:style-name="P44">3</text:p>
                </table:table-cell>
                <table:table-cell table:style-name="Tabla31.A1" office:value-type="string">
                  <text:p text:style-name="P43">El usuario podrá ir marcando más elementos, simplemente pulsando en el checkbox.</text:p>
                </table:table-cell>
              </table:table-row>
              <table:table-row table:style-name="Tabla31.1">
                <table:table-cell table:style-name="Tabla31.A1" office:value-type="string">
                  <text:p text:style-name="P44">4</text:p>
                </table:table-cell>
                <table:table-cell table:style-name="Tabla31.A1" office:value-type="string">
                  <text:p text:style-name="P43">Si el usuario tiene algún elemento marcado, puede seleccionar el botón de compartir.</text:p>
                </table:table-cell>
              </table:table-row>
              <table:table-row table:style-name="Tabla31.1">
                <table:table-cell table:style-name="Tabla31.A1" office:value-type="string">
                  <text:p text:style-name="P44">5</text:p>
                </table:table-cell>
                <table:table-cell table:style-name="Tabla31.A1" office:value-type="string">
                  <text:p text:style-name="P43">El sistema envía una pequeña pantalla de mensaje preguntando al usuario si de verdad quiere compartir las rutas.</text:p>
                </table:table-cell>
              </table:table-row>
              <table:table-row table:style-name="Tabla31.1">
                <table:table-cell table:style-name="Tabla31.A1" office:value-type="string">
                  <text:p text:style-name="P44">6</text:p>
                </table:table-cell>
                <table:table-cell table:style-name="Tabla31.A1" office:value-type="string">
                  <text:p text:style-name="P43">El usuario indica su intención sobre la compartición.</text:p>
                </table:table-cell>
              </table:table-row>
              <table:table-row table:style-name="Tabla31.1">
                <table:table-cell table:style-name="Tabla31.A1" office:value-type="string">
                  <text:p text:style-name="P44"><text:soft-page-break/>7</text:p>
                </table:table-cell>
                <table:table-cell table:style-name="Tabla31.A1" office:value-type="string">
                  <text:p text:style-name="P43">Si el usuario indicó que deseaba compartir las localizaciones, el sistema intentará compartirlas.</text:p>
                </table:table-cell>
              </table:table-row>
            </table:table>
            <text:p text:style-name="P39"/>
          </table:table-cell>
        </table:table-row>
        <table:table-row table:style-name="Tabla32.1">
          <table:table-cell table:style-name="Tabla32.A1" office:value-type="string">
            <text:p text:style-name="P43">Errores / Alternativas</text:p>
          </table:table-cell>
          <table:table-cell table:style-name="Tabla32.A1" office:value-type="string">
            <text:p text:style-name="P96"><text:span text:style-name="T3">7 </text:span><text:span text:style-name="T21"></text:span><text:span text:style-name="T3"> Si no se puede compartir alguna ruta porque ya existe alguna muy cercana o no hay conexión actual a internet, informará de ello al usuario.</text:span></text:p>
          </table:table-cell>
        </table:table-row>
        <table:table-row table:style-name="Tabla32.1">
          <table:table-cell table:style-name="Tabla32.A1" office:value-type="string">
            <text:p text:style-name="P43">Postcondiciones</text:p>
          </table:table-cell>
          <table:table-cell table:style-name="Tabla32.A1" office:value-type="string">
            <text:p text:style-name="P43">El sistema comparte las localizaciones seleccionadas.</text:p>
          </table:table-cell>
        </table:table-row>
        <table:table-row table:style-name="Tabla32.1">
          <table:table-cell table:style-name="Tabla32.A1" office:value-type="string">
            <text:p text:style-name="P43">Notas</text:p>
          </table:table-cell>
          <table:table-cell table:style-name="Tabla32.A1" office:value-type="string">
            <text:p text:style-name="P43">Si no se marca una localización del usuario no se activará el botón de compartir.</text:p>
          </table:table-cell>
        </table:table-row>
      </table:table>
      <text:p text:style-name="P39"><text:s/></text:p>
      <text:p text:style-name="P39"/>
      <table:table table:name="Tabla34" table:style-name="Tabla34">
        <table:table-column table:style-name="Tabla34.A"/>
        <table:table-column table:style-name="Tabla34.B"/>
        <table:table-row table:style-name="Tabla34.1">
          <table:table-cell table:style-name="Tabla34.A1" office:value-type="string">
            <text:p text:style-name="P43">Nombre</text:p>
          </table:table-cell>
          <table:table-cell table:style-name="Tabla34.A1" office:value-type="string">
            <text:p text:style-name="P43">Crear Nueva Ruta</text:p>
          </table:table-cell>
        </table:table-row>
        <table:table-row table:style-name="Tabla34.1">
          <table:table-cell table:style-name="Tabla34.A1" office:value-type="string">
            <text:p text:style-name="P43">Descripción</text:p>
          </table:table-cell>
          <table:table-cell table:style-name="Tabla34.A1" office:value-type="string">
            <text:p text:style-name="P43">El usuario desea crear una nueva ruta.</text:p>
          </table:table-cell>
        </table:table-row>
        <table:table-row table:style-name="Tabla34.1">
          <table:table-cell table:style-name="Tabla34.A1" office:value-type="string">
            <text:p text:style-name="P43">Precondición</text:p>
          </table:table-cell>
          <table:table-cell table:style-name="Tabla34.A1" office:value-type="string">
            <text:p text:style-name="P43">El usuario se debe encontrar en la pantalla de lista de rutas.</text:p>
            <text:p text:style-name="P43">El usuario debe tener activado el GPS en el teléfono.</text:p>
            <text:p text:style-name="P43">El usuario debe haber concedido los permisos de localización a la aplicación.</text:p>
          </table:table-cell>
        </table:table-row>
        <table:table-row table:style-name="Tabla34.1">
          <table:table-cell table:style-name="Tabla34.A1" office:value-type="string">
            <text:p text:style-name="P43">Secuencia principal</text:p>
          </table:table-cell>
          <table:table-cell table:style-name="Tabla34.A1" office:value-type="string">
            <table:table table:name="Tabla33" table:style-name="Tabla33">
              <table:table-column table:style-name="Tabla33.A"/>
              <table:table-column table:style-name="Tabla33.B"/>
              <table:table-row table:style-name="Tabla33.1">
                <table:table-cell table:style-name="Tabla33.A1" office:value-type="string">
                  <text:p text:style-name="P44">1</text:p>
                </table:table-cell>
                <table:table-cell table:style-name="Tabla33.A1" office:value-type="string">
                  <text:p text:style-name="P43">El usuario pulsa el botón “Crear ruta”</text:p>
                </table:table-cell>
              </table:table-row>
              <table:table-row table:style-name="Tabla33.1">
                <table:table-cell table:style-name="Tabla33.A1" office:value-type="string">
                  <text:p text:style-name="P44">2</text:p>
                </table:table-cell>
                <table:table-cell table:style-name="Tabla33.A1" office:value-type="string">
                  <text:p text:style-name="P43">El sistema carga un mapa por defecto, donde el eje central es la posición de usuario.</text:p>
                </table:table-cell>
              </table:table-row>
              <table:table-row table:style-name="Tabla33.1">
                <table:table-cell table:style-name="Tabla33.A1" office:value-type="string">
                  <text:p text:style-name="P44">3</text:p>
                </table:table-cell>
                <table:table-cell table:style-name="Tabla33.A1" office:value-type="string">
                  <text:p text:style-name="P43">El usuario señala un lugar en el mapa y pulsa un icono para marcar ese lugar como un punto de la ruta.</text:p>
                </table:table-cell>
              </table:table-row>
              <table:table-row table:style-name="Tabla33.1">
                <table:table-cell table:style-name="Tabla33.A1" office:value-type="string">
                  <text:p text:style-name="P44">4</text:p>
                </table:table-cell>
                <table:table-cell table:style-name="Tabla33.A1" office:value-type="string">
                  <text:p text:style-name="P43">El sistema genera un marcador en ese punto.</text:p>
                </table:table-cell>
              </table:table-row>
              <table:table-row table:style-name="Tabla33.1">
                <table:table-cell table:style-name="Tabla33.A1" office:value-type="string">
                  <text:p text:style-name="P44">5</text:p>
                </table:table-cell>
                <table:table-cell table:style-name="Tabla33.A1" office:value-type="string">
                  <text:p text:style-name="P43">El usuario deberá repetir el punto 3 y 4 como mínimo una vez más.</text:p>
                </table:table-cell>
              </table:table-row>
              <table:table-row table:style-name="Tabla33.1">
                <table:table-cell table:style-name="Tabla33.A1" office:value-type="string">
                  <text:p text:style-name="P44">6</text:p>
                </table:table-cell>
                <table:table-cell table:style-name="Tabla33.A1" office:value-type="string">
                  <text:p text:style-name="P43">El usuario selecciona el botón de “Ruta formada”.</text:p>
                </table:table-cell>
              </table:table-row>
              <table:table-row table:style-name="Tabla33.1">
                <table:table-cell table:style-name="Tabla33.A1" office:value-type="string">
                  <text:p text:style-name="P44">7</text:p>
                </table:table-cell>
                <table:table-cell table:style-name="Tabla33.A1" office:value-type="string">
                  <text:p text:style-name="P43">Si la ruta contiene más de un punto de ruta, el sistema carga un formulario en una nueva pantalla.</text:p>
                </table:table-cell>
              </table:table-row>
              <table:table-row table:style-name="Tabla33.1">
                <table:table-cell table:style-name="Tabla33.A1" office:value-type="string">
                  <text:p text:style-name="P44">8</text:p>
                </table:table-cell>
                <table:table-cell table:style-name="Tabla33.A1" office:value-type="string">
                  <text:p text:style-name="P43">El usuario rellena los datos del formulario y selecciona el botón de “Guardar ruta”</text:p>
                </table:table-cell>
              </table:table-row>
              <table:table-row table:style-name="Tabla33.1">
                <table:table-cell table:style-name="Tabla33.A1" office:value-type="string">
                  <text:p text:style-name="P44">9</text:p>
                </table:table-cell>
                <table:table-cell table:style-name="Tabla33.A1" office:value-type="string">
                  <text:p text:style-name="P43">Si todos los datos del formulario son válidos, el sistema almacena la nueva ruta.</text:p>
                </table:table-cell>
              </table:table-row>
            </table:table>
            <text:p text:style-name="P39"/>
          </table:table-cell>
        </table:table-row>
        <table:table-row table:style-name="Tabla34.1">
          <table:table-cell table:style-name="Tabla34.A1" office:value-type="string">
            <text:p text:style-name="P43">Errores / Alternativas</text:p>
          </table:table-cell>
          <table:table-cell table:style-name="Tabla34.A1" office:value-type="string">
            <text:p text:style-name="P96"><text:span text:style-name="T3">7 </text:span><text:span text:style-name="T21"></text:span><text:span text:style-name="T3"> Si la ruta contiene menos de dos puntos de ruta, mandará un mensaje de error por pantalla. Informando al usuario que debe marcar como mínimo dos puntos de ruta. </text:span></text:p>
            <text:p text:style-name="P96"><text:span text:style-name="T3">9 </text:span><text:span text:style-name="T21"></text:span><text:span text:style-name="T3"> Si existe algún campo vacío o dato incorrecto, el sistema informa de ello al usuario.</text:span></text:p>
          </table:table-cell>
        </table:table-row>
        <table:table-row table:style-name="Tabla34.1">
          <table:table-cell table:style-name="Tabla34.A1" office:value-type="string">
            <text:p text:style-name="P43">Postcondiciones</text:p>
          </table:table-cell>
          <table:table-cell table:style-name="Tabla34.A1" office:value-type="string">
            <text:p text:style-name="P43">El sistema almacena la nueva ruta.</text:p>
          </table:table-cell>
        </table:table-row>
        <table:table-row table:style-name="Tabla34.1">
          <table:table-cell table:style-name="Tabla34.A1" office:value-type="string">
            <text:p text:style-name="P43">Notas</text:p>
          </table:table-cell>
          <table:table-cell table:style-name="Tabla34.A1" office:value-type="string">
            <text:p text:style-name="P43">No</text:p>
          </table:table-cell>
        </table:table-row>
      </table:table>
      <text:p text:style-name="P39"><text:s/></text:p>
      <text:p text:style-name="P39"/>
      <text:p text:style-name="P29"/>
      <table:table table:name="Tabla35" table:style-name="Tabla35">
        <table:table-column table:style-name="Tabla35.A"/>
        <table:table-column table:style-name="Tabla35.B"/>
        <table:table-row table:style-name="Tabla35.1">
          <table:table-cell table:style-name="Tabla35.A1" office:value-type="string">
            <text:p text:style-name="P50">Nombre</text:p>
          </table:table-cell>
          <table:table-cell table:style-name="Tabla35.A1" office:value-type="string">
            <text:p text:style-name="P53">Descargar Mapa Offline</text:p>
          </table:table-cell>
        </table:table-row>
        <table:table-row table:style-name="Tabla35.1">
          <table:table-cell table:style-name="Tabla35.A1" office:value-type="string">
            <text:p text:style-name="P50">Descripción</text:p>
          </table:table-cell>
          <table:table-cell table:style-name="Tabla35.A1" office:value-type="string">
            <text:p text:style-name="P97"><text:span text:style-name="T3">El usuario desea </text:span><text:span text:style-name="T4">descargar una región offline</text:span><text:span text:style-name="T3">.</text:span></text:p>
          </table:table-cell>
        </table:table-row>
        <table:table-row table:style-name="Tabla35.1">
          <table:table-cell table:style-name="Tabla35.A1" office:value-type="string">
            <text:p text:style-name="P50">Precondición</text:p>
          </table:table-cell>
          <table:table-cell table:style-name="Tabla35.A1" office:value-type="string">
            <text:p text:style-name="P97"><text:span text:style-name="T3">El usuario se debe encontrar en la pantalla de </text:span><text:span text:style-name="T4">descarga de mapas</text:span><text:span text:style-name="T3">.</text:span></text:p>
            <text:p text:style-name="P50">El usuario debe tener activado el GPS en el teléfono.</text:p>
            <text:p text:style-name="P50">El usuario debe haber concedido los permisos de localización a la <text:soft-page-break/>aplicación.</text:p>
          </table:table-cell>
        </table:table-row>
        <table:table-row table:style-name="Tabla35.1">
          <table:table-cell table:style-name="Tabla35.A1" office:value-type="string">
            <text:p text:style-name="P50">Secuencia principal</text:p>
          </table:table-cell>
          <table:table-cell table:style-name="Tabla35.A1" office:value-type="string">
            <table:table table:name="Tabla36" table:style-name="Tabla36">
              <table:table-column table:style-name="Tabla36.A"/>
              <table:table-column table:style-name="Tabla36.B"/>
              <table:table-row table:style-name="Tabla36.1">
                <table:table-cell table:style-name="Tabla36.A1" office:value-type="string">
                  <text:p text:style-name="P45">1</text:p>
                </table:table-cell>
                <table:table-cell table:style-name="Tabla36.A1" office:value-type="string">
                  <text:p text:style-name="P97"><text:span text:style-name="T3">El </text:span><text:span text:style-name="T4">usuario navega por el mapa hasta la región que desea descargar </text:span><text:span text:style-name="T5">y pulsa en el botón de descarga de la pantalla</text:span><text:span text:style-name="T4">.</text:span></text:p>
                </table:table-cell>
              </table:table-row>
              <table:table-row table:style-name="Tabla36.1">
                <table:table-cell table:style-name="Tabla36.A1" office:value-type="string">
                  <text:p text:style-name="P45">2</text:p>
                </table:table-cell>
                <table:table-cell table:style-name="Tabla36.A1" office:value-type="string">
                  <text:p text:style-name="P97"><text:span text:style-name="T3">El sistema </text:span><text:span text:style-name="T5">muestra un dialogo por pantalla pidiendo el nombre de la región a descargar.</text:span></text:p>
                </table:table-cell>
              </table:table-row>
              <table:table-row table:style-name="Tabla36.1">
                <table:table-cell table:style-name="Tabla36.A1" office:value-type="string">
                  <text:p text:style-name="P45">3</text:p>
                </table:table-cell>
                <table:table-cell table:style-name="Tabla36.A1" office:value-type="string">
                  <text:p text:style-name="P97"><text:span text:style-name="T3">El </text:span><text:span text:style-name="T5">usuario introduce un nombre y lo confirma.</text:span></text:p>
                </table:table-cell>
              </table:table-row>
              <table:table-row table:style-name="Tabla36.1">
                <table:table-cell table:style-name="Tabla36.A1" office:value-type="string">
                  <text:p text:style-name="P45">4</text:p>
                </table:table-cell>
                <table:table-cell table:style-name="Tabla36.A1" office:value-type="string">
                  <text:p text:style-name="P98"><text:span text:style-name="T3">El sistema </text:span><text:span text:style-name="T5">descarga el área que ocupa la pantalla actual.</text:span></text:p>
                </table:table-cell>
              </table:table-row>
            </table:table>
            <text:p text:style-name="P40"/>
          </table:table-cell>
        </table:table-row>
        <table:table-row table:style-name="Tabla35.1">
          <table:table-cell table:style-name="Tabla35.A1" office:value-type="string">
            <text:p text:style-name="P50">Errores / Alternativas</text:p>
          </table:table-cell>
          <table:table-cell table:style-name="Tabla35.A1" office:value-type="string">
            <text:p text:style-name="P97"><text:span text:style-name="T5">3</text:span><text:span text:style-name="T3"> </text:span><text:span text:style-name="T21"></text:span><text:span text:style-name="T3"> Si </text:span><text:span text:style-name="T5">el nombre de la nueva región se encuentra vacío el sistema informa de ello y esperá a que el usuario inserte un nombre válido.</text:span></text:p>
            <text:p text:style-name="P97"><text:span text:style-name="T5">4</text:span><text:span text:style-name="T3"> </text:span><text:span text:style-name="T21"></text:span><text:span text:style-name="T3"> S</text:span><text:span text:style-name="T5">i el usuario ha superado la tasa de descargar disponible, no se descarga la región y el sistema informa de ello.</text:span></text:p>
          </table:table-cell>
        </table:table-row>
        <table:table-row table:style-name="Tabla35.1">
          <table:table-cell table:style-name="Tabla35.A1" office:value-type="string">
            <text:p text:style-name="P50">Postcondiciones</text:p>
          </table:table-cell>
          <table:table-cell table:style-name="Tabla35.A1" office:value-type="string">
            <text:p text:style-name="P97"><text:span text:style-name="T3">El sistema </text:span><text:span text:style-name="T5">descarga la nueva región del mapa</text:span><text:span text:style-name="T3">.</text:span></text:p>
          </table:table-cell>
        </table:table-row>
        <table:table-row table:style-name="Tabla35.1">
          <table:table-cell table:style-name="Tabla35.A1" office:value-type="string">
            <text:p text:style-name="P50">Notas</text:p>
          </table:table-cell>
          <table:table-cell table:style-name="Tabla35.A1" office:value-type="string">
            <text:p text:style-name="P50">No</text:p>
          </table:table-cell>
        </table:table-row>
      </table:table>
      <text:p text:style-name="P29"/>
      <text:p text:style-name="P41"/>
      <table:table table:name="Tabla37" table:style-name="Tabla37">
        <table:table-column table:style-name="Tabla37.A"/>
        <table:table-column table:style-name="Tabla37.B"/>
        <table:table-row table:style-name="Tabla37.1">
          <table:table-cell table:style-name="Tabla37.A1" office:value-type="string">
            <text:p text:style-name="P51">Nombre</text:p>
          </table:table-cell>
          <table:table-cell table:style-name="Tabla37.A1" office:value-type="string">
            <text:p text:style-name="P100"><text:span text:style-name="T5">Eliminar</text:span><text:span text:style-name="T3"> Mapa Offline</text:span></text:p>
          </table:table-cell>
        </table:table-row>
        <table:table-row table:style-name="Tabla37.1">
          <table:table-cell table:style-name="Tabla37.A1" office:value-type="string">
            <text:p text:style-name="P51">Descripción</text:p>
          </table:table-cell>
          <table:table-cell table:style-name="Tabla37.A1" office:value-type="string">
            <text:p text:style-name="P98"><text:span text:style-name="T3">El usuario desea </text:span><text:span text:style-name="T5">eliminar</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7.1">
          <table:table-cell table:style-name="Tabla37.A1" office:value-type="string">
            <text:p text:style-name="P51">Precondición</text:p>
          </table:table-cell>
          <table:table-cell table:style-name="Tabla37.A1" office:value-type="string">
            <text:p text:style-name="P98"><text:span text:style-name="T3">El usuario se debe encontrar en la pantalla de </text:span><text:span text:style-name="T4">descarga de mapas</text:span><text:span text:style-name="T3">.</text:span></text:p>
            <text:p text:style-name="P51">El usuario debe tener activado el GPS en el teléfono.</text:p>
            <text:p text:style-name="P51">El usuario debe haber concedido los permisos de localización a la aplicación.</text:p>
          </table:table-cell>
        </table:table-row>
        <table:table-row table:style-name="Tabla37.1">
          <table:table-cell table:style-name="Tabla37.A1" office:value-type="string">
            <text:p text:style-name="P51">Secuencia principal</text:p>
          </table:table-cell>
          <table:table-cell table:style-name="Tabla37.A1" office:value-type="string">
            <table:table table:name="Tabla38" table:style-name="Tabla38">
              <table:table-column table:style-name="Tabla38.A"/>
              <table:table-column table:style-name="Tabla38.B"/>
              <table:table-row table:style-name="Tabla38.1">
                <table:table-cell table:style-name="Tabla38.A1" office:value-type="string">
                  <text:p text:style-name="P46">1</text:p>
                </table:table-cell>
                <table:table-cell table:style-name="Tabla38.A1" office:value-type="string">
                  <text:p text:style-name="P98"><text:span text:style-name="T3">El </text:span><text:span text:style-name="T4">usuario </text:span><text:span text:style-name="T5">selecciona la lista de regiones descargadas.</text:span></text:p>
                </table:table-cell>
              </table:table-row>
              <table:table-row table:style-name="Tabla38.1">
                <table:table-cell table:style-name="Tabla38.A1" office:value-type="string">
                  <text:p text:style-name="P46">2</text:p>
                </table:table-cell>
                <table:table-cell table:style-name="Tabla38.A1" office:value-type="string">
                  <text:p text:style-name="P98"><text:span text:style-name="T3">El sistema </text:span><text:span text:style-name="T5">muestra una lista con las regiones descargadas.</text:span></text:p>
                </table:table-cell>
              </table:table-row>
              <table:table-row table:style-name="Tabla38.1">
                <table:table-cell table:style-name="Tabla38.A1" office:value-type="string">
                  <text:p text:style-name="P46">3</text:p>
                </table:table-cell>
                <table:table-cell table:style-name="Tabla38.A1" office:value-type="string">
                  <text:p text:style-name="P98"><text:span text:style-name="T3">El </text:span><text:span text:style-name="T5">usuario selecciona una de las regiones y pulsa en un botón eliminar.</text:span></text:p>
                </table:table-cell>
              </table:table-row>
              <table:table-row table:style-name="Tabla38.1">
                <table:table-cell table:style-name="Tabla38.A1" office:value-type="string">
                  <text:p text:style-name="P46">4</text:p>
                </table:table-cell>
                <table:table-cell table:style-name="Tabla38.A1" office:value-type="string">
                  <text:p text:style-name="P98"><text:span text:style-name="T3">El sistema </text:span><text:span text:style-name="T6">pregunta al usuario si realmente desea eliminar esa región descargada.</text:span></text:p>
                </table:table-cell>
              </table:table-row>
              <table:table-row table:style-name="Tabla38.1">
                <table:table-cell table:style-name="Tabla38.A5" office:value-type="string">
                  <text:p text:style-name="P73">5</text:p>
                </table:table-cell>
                <table:table-cell table:style-name="Tabla38.A5" office:value-type="string">
                  <text:p text:style-name="P74">El usuario confirma la eliminación.</text:p>
                </table:table-cell>
              </table:table-row>
              <table:table-row table:style-name="Tabla38.1">
                <table:table-cell table:style-name="Tabla38.A5" office:value-type="string">
                  <text:p text:style-name="P73">6</text:p>
                </table:table-cell>
                <table:table-cell table:style-name="Tabla38.A5" office:value-type="string">
                  <text:p text:style-name="P74">El sistema elimina esa región de la lista, liberando el espacio en memoria.</text:p>
                </table:table-cell>
              </table:table-row>
            </table:table>
            <text:p text:style-name="P41"/>
          </table:table-cell>
        </table:table-row>
        <table:table-row table:style-name="Tabla37.1">
          <table:table-cell table:style-name="Tabla37.A1" office:value-type="string">
            <text:p text:style-name="P51">Errores / Alternativas</text:p>
          </table:table-cell>
          <table:table-cell table:style-name="Tabla37.A1" office:value-type="string">
            <text:p text:style-name="P98"><text:span text:style-name="T6">5</text:span><text:span text:style-name="T3"> </text:span><text:span text:style-name="T21"></text:span><text:span text:style-name="T3"> Si </text:span><text:span text:style-name="T5">el </text:span><text:span text:style-name="T6">usuario cancela la eliminación, se cerrará el dialogo de confirmación dejando visible nuevamente la lista de regiones descargadas.</text:span></text:p>
          </table:table-cell>
        </table:table-row>
        <table:table-row table:style-name="Tabla37.1">
          <table:table-cell table:style-name="Tabla37.A1" office:value-type="string">
            <text:p text:style-name="P51">Postcondiciones</text:p>
          </table:table-cell>
          <table:table-cell table:style-name="Tabla37.A1" office:value-type="string">
            <text:p text:style-name="P98"><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7.1">
          <table:table-cell table:style-name="Tabla37.A1" office:value-type="string">
            <text:p text:style-name="P51">Notas</text:p>
          </table:table-cell>
          <table:table-cell table:style-name="Tabla37.A1" office:value-type="string">
            <text:p text:style-name="P51">No</text:p>
          </table:table-cell>
        </table:table-row>
      </table:table>
      <text:p text:style-name="P30"/>
      <text:p text:style-name="P42"/>
      <table:table table:name="Tabla39" table:style-name="Tabla39">
        <table:table-column table:style-name="Tabla39.A"/>
        <table:table-column table:style-name="Tabla39.B"/>
        <table:table-row table:style-name="Tabla39.1">
          <table:table-cell table:style-name="Tabla39.A1" office:value-type="string">
            <text:p text:style-name="P52">Nombre</text:p>
          </table:table-cell>
          <table:table-cell table:style-name="Tabla39.A1" office:value-type="string">
            <text:p text:style-name="P101"><text:span text:style-name="T7">Navegar a una región</text:span><text:span text:style-name="T3"> </text:span><text:span text:style-name="T7">o</text:span><text:span text:style-name="T3">ffline</text:span></text:p>
          </table:table-cell>
        </table:table-row>
        <table:table-row table:style-name="Tabla39.1">
          <table:table-cell table:style-name="Tabla39.A1" office:value-type="string">
            <text:p text:style-name="P52">Descripción</text:p>
          </table:table-cell>
          <table:table-cell table:style-name="Tabla39.A1" office:value-type="string">
            <text:p text:style-name="P99"><text:span text:style-name="T3">El usuario desea </text:span><text:span text:style-name="T7">navegar a</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9.1">
          <table:table-cell table:style-name="Tabla39.A1" office:value-type="string">
            <text:p text:style-name="P52">Precondición</text:p>
          </table:table-cell>
          <table:table-cell table:style-name="Tabla39.A1" office:value-type="string">
            <text:p text:style-name="P99"><text:span text:style-name="T3">El usuario se debe encontrar en la pantalla de </text:span><text:span text:style-name="T4">descarga de mapas</text:span><text:span text:style-name="T3">.</text:span></text:p>
            <text:p text:style-name="P52">El usuario debe tener activado el GPS en el teléfono.</text:p>
            <text:p text:style-name="P52">El usuario debe haber concedido los permisos de localización a la aplicación.</text:p>
          </table:table-cell>
        </table:table-row>
        <table:table-row table:style-name="Tabla39.1">
          <table:table-cell table:style-name="Tabla39.A1" office:value-type="string">
            <text:p text:style-name="P52">Secuencia principal</text:p>
          </table:table-cell>
          <table:table-cell table:style-name="Tabla39.A1" office:value-type="string">
            <table:table table:name="Tabla40" table:style-name="Tabla40">
              <table:table-column table:style-name="Tabla40.A"/>
              <table:table-column table:style-name="Tabla40.B"/>
              <table:table-row table:style-name="Tabla40.1">
                <table:table-cell table:style-name="Tabla40.A1" office:value-type="string">
                  <text:p text:style-name="P47">1</text:p>
                </table:table-cell>
                <table:table-cell table:style-name="Tabla40.A1" office:value-type="string">
                  <text:p text:style-name="P99"><text:span text:style-name="T3">El </text:span><text:span text:style-name="T4">usuario </text:span><text:span text:style-name="T5">selecciona la lista de regiones descargadas.</text:span></text:p>
                </table:table-cell>
              </table:table-row>
              <table:table-row table:style-name="Tabla40.1">
                <table:table-cell table:style-name="Tabla40.A1" office:value-type="string">
                  <text:p text:style-name="P47">2</text:p>
                </table:table-cell>
                <table:table-cell table:style-name="Tabla40.A1" office:value-type="string">
                  <text:p text:style-name="P99"><text:span text:style-name="T3">El sistema </text:span><text:span text:style-name="T5">muestra una lista con las regiones descargadas.</text:span></text:p>
                </table:table-cell>
              </table:table-row>
              <table:table-row table:style-name="Tabla40.1">
                <table:table-cell table:style-name="Tabla40.A1" office:value-type="string">
                  <text:p text:style-name="P47"><text:soft-page-break/>3</text:p>
                </table:table-cell>
                <table:table-cell table:style-name="Tabla40.A1" office:value-type="string">
                  <text:p text:style-name="P99"><text:span text:style-name="T3">El </text:span><text:span text:style-name="T5">usuario selecciona una de las regiones y pulsa en un botón </text:span><text:span text:style-name="T7">de navegar</text:span><text:span text:style-name="T5">.</text:span></text:p>
                </table:table-cell>
              </table:table-row>
              <table:table-row table:style-name="Tabla40.1">
                <table:table-cell table:style-name="Tabla40.A1" office:value-type="string">
                  <text:p text:style-name="P47">4</text:p>
                </table:table-cell>
                <table:table-cell table:style-name="Tabla40.A1" office:value-type="string">
                  <text:p text:style-name="P99"><text:span text:style-name="T3">El sistem</text:span><text:span text:style-name="T7">a actualiza el mapa, situando el foco en la región seleccionada.</text:span></text:p>
                </table:table-cell>
              </table:table-row>
            </table:table>
            <text:p text:style-name="P42"/>
          </table:table-cell>
        </table:table-row>
        <table:table-row table:style-name="Tabla39.1">
          <table:table-cell table:style-name="Tabla39.A1" office:value-type="string">
            <text:p text:style-name="P52">Errores / Alternativas</text:p>
          </table:table-cell>
          <table:table-cell table:style-name="Tabla39.A1" office:value-type="string">
            <text:p text:style-name="P102"><text:span text:style-name="T6">N</text:span><text:span text:style-name="T3">ada.</text:span></text:p>
          </table:table-cell>
        </table:table-row>
        <table:table-row table:style-name="Tabla39.1">
          <table:table-cell table:style-name="Tabla39.A1" office:value-type="string">
            <text:p text:style-name="P52">Postcondiciones</text:p>
          </table:table-cell>
          <table:table-cell table:style-name="Tabla39.A1" office:value-type="string">
            <text:p text:style-name="P99"><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9.1">
          <table:table-cell table:style-name="Tabla39.A1" office:value-type="string">
            <text:p text:style-name="P52">Notas</text:p>
          </table:table-cell>
          <table:table-cell table:style-name="Tabla39.A1" office:value-type="string">
            <text:p text:style-name="P52">No</text:p>
          </table:table-cell>
        </table:table-row>
      </table:table>
      <text:p text:style-name="P31"/>
      <text:p text:style-name="P34">3.6 Especificación sobre la interfaz del sistema</text:p>
      <table:table table:name="Tabla49" table:style-name="Tabla49">
        <table:table-column table:style-name="Tabla49.A"/>
        <table:table-column table:style-name="Tabla49.B"/>
        <table:table-row>
          <table:table-cell table:style-name="Tabla49.A1" office:value-type="string">
            <text:p text:style-name="P181">Pantalla</text:p>
          </table:table-cell>
          <table:table-cell table:style-name="Tabla49.B1" office:value-type="string">
            <text:p text:style-name="P181">Requisitos Gráficos</text:p>
          </table:table-cell>
        </table:table-row>
        <table:table-row>
          <table:table-cell table:style-name="Tabla49.A2" office:value-type="string">
            <text:p text:style-name="P107">Login</text:p>
          </table:table-cell>
          <table:table-cell table:style-name="Tabla49.B2" office:value-type="string">
            <text:list xml:id="list2214269008" text:style-name="L5">
              <text:list-item>
                <text:p text:style-name="P224">Icono de la App <text:span text:style-name="T67">en la parte superior central</text:span>.</text:p>
              </text:list-item>
              <text:list-item>
                <text:p text:style-name="P224">EditText para el Nick del usuario.</text:p>
              </text:list-item>
              <text:list-item>
                <text:p text:style-name="P224">EditText para la contraseña del usuario.</text:p>
              </text:list-item>
              <text:list-item>
                <text:p text:style-name="P224">Un hiperenlace para <text:span text:style-name="T67">recuperar la contraseña</text:span>.</text:p>
              </text:list-item>
              <text:list-item>
                <text:p text:style-name="P224">Un botón para loguearse.</text:p>
              </text:list-item>
              <text:list-item>
                <text:p text:style-name="P224">Un botón para crear una <text:span text:style-name="T67">nueva</text:span> cuenta en la aplicación.</text:p>
              </text:list-item>
            </text:list>
          </table:table-cell>
        </table:table-row>
        <table:table-row>
          <table:table-cell table:style-name="Tabla49.A2" office:value-type="string">
            <text:p text:style-name="P107">Inicio</text:p>
          </table:table-cell>
          <table:table-cell table:style-name="Tabla49.B2" office:value-type="string">
            <text:list xml:id="list1596918914" text:style-name="L6">
              <text:list-item>
                <text:p text:style-name="P225"><text:span text:style-name="T67">T</text:span>ab que nos permi<text:span text:style-name="T67">ta</text:span> verificar en que sección se encuentra el usuario en la aplicación.</text:p>
              </text:list-item>
              <text:list-item>
                <text:p text:style-name="P228"><text:span text:style-name="T67">Un </text:span>mapa que ocupará casi toda la pantalla <text:span text:style-name="T24">y con el que el usuario pueda interactuar.</text:span></text:p>
              </text:list-item>
              <text:list-item>
                <text:p text:style-name="P228">Un botón <text:span text:style-name="T67">para</text:span> filtrar las localizaciones en el mapa.</text:p>
              </text:list-item>
              <text:list-item>
                <text:p text:style-name="P228"><text:span text:style-name="T67">A</text:span>nimación <text:span text:style-name="T67">de una brújula funcional </text:span>en la esquina superior derecha de la pantalla.</text:p>
              </text:list-item>
              <text:list-item>
                <text:p text:style-name="P229">Un seekbar para cambiar el zoom sobre el mapa.</text:p>
              </text:list-item>
            </text:list>
          </table:table-cell>
        </table:table-row>
        <table:table-row>
          <table:table-cell table:style-name="Tabla49.A2" office:value-type="string">
            <text:p text:style-name="P108">Listado de Localizaciones</text:p>
          </table:table-cell>
          <table:table-cell table:style-name="Tabla49.B2" office:value-type="string">
            <text:list xml:id="list2855265820" text:style-name="L7">
              <text:list-item>
                <text:p text:style-name="P226"><text:span text:style-name="T67">T</text:span>ab que nos permi<text:span text:style-name="T67">ta</text:span> verificar en que sección se encuentra el usuario en la aplicación.</text:p>
              </text:list-item>
              <text:list-item>
                <text:p text:style-name="P230">Una lista de localizaciones, cada localización mostrada contendrá lo siguiente:</text:p>
                <text:list>
                  <text:list-item>
                    <text:p text:style-name="P230">Nombre de la localización.</text:p>
                  </text:list-item>
                  <text:list-item>
                    <text:p text:style-name="P230">Fecha de creación de la localización.</text:p>
                  </text:list-item>
                  <text:list-item>
                    <text:p text:style-name="P230">Un icono de favorito, relleno cuando la localización este marcada como favorita.</text:p>
                  </text:list-item>
                </text:list>
              </text:list-item>
              <text:list-item>
                <text:p text:style-name="P232">La parte inferior de la pantalla <text:span text:style-name="T68">tendrá</text:span> lo siguiente:</text:p>
                <text:list>
                  <text:list-item>
                    <text:p text:style-name="P232">Un spinner y un botón de favorito que nos permitirá ordenar los items según un criterio específico.</text:p>
                  </text:list-item>
                  <text:list-item>
                    <text:p text:style-name="P232">Un botón para compartir una localización seleccionada.</text:p>
                  </text:list-item>
                  <text:list-item>
                    <text:p text:style-name="P232">Un botón para eliminar las localizaciones seleccionadas.</text:p>
                  </text:list-item>
                </text:list>
              </text:list-item>
            </text:list>
          </table:table-cell>
        </table:table-row>
        <table:table-row>
          <table:table-cell table:style-name="Tabla49.A2" office:value-type="string">
            <text:p text:style-name="P109">Listado de Rutas</text:p>
          </table:table-cell>
          <table:table-cell table:style-name="Tabla49.B2" office:value-type="string">
            <text:list xml:id="list3333958240" text:style-name="L8">
              <text:list-item>
                <text:p text:style-name="P227"><text:span text:style-name="T67">T</text:span>ab que nos permi<text:span text:style-name="T67">ta</text:span> verificar en que sección se <text:soft-page-break/>encuentra el usuario en la aplicación.</text:p>
              </text:list-item>
              <text:list-item>
                <text:p text:style-name="P231">Una lista de <text:span text:style-name="T25">rutas</text:span>, cada <text:span text:style-name="T25">ruta</text:span> mostrada contendrá lo siguiente:</text:p>
                <text:list>
                  <text:list-item>
                    <text:p text:style-name="P231">Nombre de la <text:span text:style-name="T25">ruta</text:span>.</text:p>
                  </text:list-item>
                  <text:list-item>
                    <text:p text:style-name="P231">Fecha de creación de la <text:span text:style-name="T25">ruta</text:span>.</text:p>
                  </text:list-item>
                  <text:list-item>
                    <text:p text:style-name="P231">Un icono de favorito, relleno cuando la <text:span text:style-name="T25">ruta</text:span> este marcada como favorita.</text:p>
                  </text:list-item>
                </text:list>
              </text:list-item>
              <text:list-item>
                <text:p text:style-name="P233">La parte inferior de la pantalla <text:span text:style-name="T68">tendrá</text:span> lo siguiente:</text:p>
                <text:list>
                  <text:list-item>
                    <text:p text:style-name="P233">Un spinner y un botón de favorito que nos permitirá ordenar los items según un criterio específico.</text:p>
                  </text:list-item>
                  <text:list-item>
                    <text:p text:style-name="P233">Un botón para crear una nueva ruta.</text:p>
                  </text:list-item>
                  <text:list-item>
                    <text:p text:style-name="P233">Un botón para eliminar las rutas seleccionadas.</text:p>
                  </text:list-item>
                </text:list>
              </text:list-item>
            </text:list>
          </table:table-cell>
        </table:table-row>
        <table:table-row>
          <table:table-cell table:style-name="Tabla49.A2" office:value-type="string">
            <text:p text:style-name="P109">Creación de una Ruta </text:p>
            <text:p text:style-name="P109">1º Pantalla</text:p>
          </table:table-cell>
          <table:table-cell table:style-name="Tabla49.B2" office:value-type="string">
            <text:list xml:id="list2738720927" text:style-name="L9">
              <text:list-item>
                <text:p text:style-name="P234">Un mapa con el que el usuario podrá interactuar para crear los puntos de la ruta.</text:p>
              </text:list-item>
              <text:list-item>
                <text:p text:style-name="P234">Dos botones en la parte inferior de la pantalla:</text:p>
                <text:list>
                  <text:list-item>
                    <text:p text:style-name="P234">Un botón para cancelar la creación de la nueva ruta.</text:p>
                  </text:list-item>
                  <text:list-item>
                    <text:p text:style-name="P234">Un botón para guardar la nueva ruta. </text:p>
                  </text:list-item>
                </text:list>
              </text:list-item>
            </text:list>
          </table:table-cell>
        </table:table-row>
        <table:table-row>
          <table:table-cell table:style-name="Tabla49.A2" office:value-type="string">
            <text:p text:style-name="P109">Creación de una Ruta </text:p>
            <text:p text:style-name="P109">2º Pantalla</text:p>
          </table:table-cell>
          <table:table-cell table:style-name="Tabla49.B2" office:value-type="string">
            <text:list xml:id="list3611457267" text:style-name="L10">
              <text:list-item>
                <text:p text:style-name="P236">Un label para cada EditText indicando el valor que se debe insertar.</text:p>
              </text:list-item>
              <text:list-item>
                <text:p text:style-name="P236">Un EditText para el nombre de la ruta.</text:p>
              </text:list-item>
              <text:list-item>
                <text:p text:style-name="P236">Un EditText para la descripción de la ruta.</text:p>
              </text:list-item>
              <text:list-item>
                <text:p text:style-name="P239"><text:span text:style-name="T12">Un botón con el icono de una estrella que será utilizado para marcar como favorita la </text:span><text:span text:style-name="T13">ruta</text:span><text:span text:style-name="T12">.</text:span></text:p>
              </text:list-item>
              <text:list-item>
                <text:p text:style-name="P236"><text:s/><text:span text:style-name="T26">Un botón para crear la ruta.</text:span></text:p>
              </text:list-item>
            </text:list>
          </table:table-cell>
        </table:table-row>
        <table:table-row>
          <table:table-cell table:style-name="Tabla49.A2" office:value-type="string">
            <text:p text:style-name="P109">Creación Punto de <text:s/>Localización</text:p>
          </table:table-cell>
          <table:table-cell table:style-name="Tabla49.B2" office:value-type="string">
            <text:list xml:id="list1943034254" text:style-name="L11">
              <text:list-item>
                <text:p text:style-name="P237">Un label para cada EditText indicando el valor que se debe insertar.</text:p>
              </text:list-item>
              <text:list-item>
                <text:p text:style-name="P240"><text:span text:style-name="T12">Un EditText para el nombre de</text:span><text:span text:style-name="T14">l punto de </text:span><text:span text:style-name="T15">localización</text:span><text:span text:style-name="T12">.</text:span></text:p>
              </text:list-item>
              <text:list-item>
                <text:p text:style-name="P240"><text:span text:style-name="T12">Un EditText para la descripción de</text:span><text:span text:style-name="T14">l punto de </text:span><text:span text:style-name="T15">localización</text:span><text:span text:style-name="T12">.</text:span></text:p>
              </text:list-item>
              <text:list-item>
                <text:p text:style-name="P237">Una lista de CheckBox para indicar el tipo de localización.</text:p>
              </text:list-item>
              <text:list-item>
                <text:p text:style-name="P240"><text:span text:style-name="T12">Un botón con el icono de una estrella que será utilizado para marcar como favorit</text:span><text:span text:style-name="T14">o el punto de </text:span><text:span text:style-name="T15">localización</text:span><text:span text:style-name="T12">.</text:span></text:p>
              </text:list-item>
              <text:list-item>
                <text:p text:style-name="P237"><text:s/><text:span text:style-name="T26">Un botón para crear el punto de localización.</text:span></text:p>
              </text:list-item>
            </text:list>
          </table:table-cell>
        </table:table-row>
        <table:table-row>
          <table:table-cell table:style-name="Tabla49.A2" office:value-type="string">
            <text:p text:style-name="P109">Mapas Offline</text:p>
          </table:table-cell>
          <table:table-cell table:style-name="Tabla49.B2" office:value-type="string">
            <text:list xml:id="list523491523" text:style-name="L12">
              <text:list-item>
                <text:p text:style-name="P238">Un mapa con el que el usuario podrá interactuar.</text:p>
              </text:list-item>
              <text:list-item>
                <text:p text:style-name="P235">Dos botones en la parte inferior de la pantalla:</text:p>
                <text:list>
                  <text:list-item>
                    <text:p text:style-name="P235">Un botón para <text:span text:style-name="T27">descargar la región actual que muestra el mapa.</text:span></text:p>
                  </text:list-item>
                  <text:list-item>
                    <text:p text:style-name="P235"><text:soft-page-break/>Un botón para <text:span text:style-name="T27">mostrar el listado de mapas offline descargados</text:span>. </text:p>
                  </text:list-item>
                </text:list>
              </text:list-item>
            </text:list>
          </table:table-cell>
        </table:table-row>
      </table:table>
      <text:p text:style-name="P18"/>
      <text:p text:style-name="P36">3.9 Clases asociadas a los casos de uso</text:p>
      <table:table table:name="Tabla41" table:style-name="Tabla41">
        <table:table-column table:style-name="Tabla41.A"/>
        <table:table-column table:style-name="Tabla41.B"/>
        <table:table-row>
          <table:table-cell table:style-name="Tabla41.A1" office:value-type="string">
            <text:p text:style-name="P180">Casos de Uso</text:p>
          </table:table-cell>
          <table:table-cell table:style-name="Tabla41.B1" office:value-type="string">
            <text:p text:style-name="P180">Clases asociadas</text:p>
          </table:table-cell>
        </table:table-row>
        <table:table-row>
          <table:table-cell table:style-name="Tabla41.A2" office:value-type="string">
            <text:p text:style-name="P48">Loguearse en la aplicación</text:p>
          </table:table-cell>
          <table:table-cell table:style-name="Tabla41.B2" office:value-type="string">
            <text:p text:style-name="P189">ClsUser</text:p>
          </table:table-cell>
        </table:table-row>
        <table:table-row>
          <table:table-cell table:style-name="Tabla41.A2" office:value-type="string">
            <text:p text:style-name="P49">Crear una cuenta en la aplicación</text:p>
          </table:table-cell>
          <table:table-cell table:style-name="Tabla41.B2" office:value-type="string">
            <text:p text:style-name="P188">ClsUser</text:p>
          </table:table-cell>
        </table:table-row>
        <table:table-row>
          <table:table-cell table:style-name="Tabla41.A2" office:value-type="string">
            <text:p text:style-name="P49">Recuperar contraseña</text:p>
          </table:table-cell>
          <table:table-cell table:style-name="Tabla41.B2" office:value-type="string">
            <text:p text:style-name="P188">ClsUser</text:p>
          </table:table-cell>
        </table:table-row>
        <table:table-row>
          <table:table-cell table:style-name="Tabla41.A2" office:value-type="string">
            <text:p text:style-name="P49">Moverse entre las pantallas de la aplicación</text:p>
          </table:table-cell>
          <table:table-cell table:style-name="Tabla41.B2" office:value-type="string">
            <text:p text:style-name="P190">Dependiendo de la pantalla que nos encontremos tendrá diferentes clases asociadas.</text:p>
          </table:table-cell>
        </table:table-row>
        <table:table-row>
          <table:table-cell table:style-name="Tabla41.A2" office:value-type="string">
            <text:p text:style-name="P49">Modificar latitud del mapa de inicio</text:p>
          </table:table-cell>
          <table:table-cell table:style-name="Tabla41.B2" office:value-type="string">
            <text:p text:style-name="P190">Ninguna</text:p>
          </table:table-cell>
        </table:table-row>
        <table:table-row>
          <table:table-cell table:style-name="Tabla41.A2" office:value-type="string">
            <text:p text:style-name="P49">Filtrar Mapa</text:p>
          </table:table-cell>
          <table:table-cell table:style-name="Tabla41.B2" office:value-type="string">
            <text:p text:style-name="P190">ClsLocalizationPoint</text:p>
          </table:table-cell>
        </table:table-row>
        <table:table-row>
          <table:table-cell table:style-name="Tabla41.A2" office:value-type="string">
            <text:p text:style-name="P49">Crear localización de interés</text:p>
          </table:table-cell>
          <table:table-cell table:style-name="Tabla41.B2" office:value-type="string">
            <text:p text:style-name="P190">ClsLocalizationPoint</text:p>
          </table:table-cell>
        </table:table-row>
        <table:table-row>
          <table:table-cell table:style-name="Tabla41.A2" office:value-type="string">
            <text:p text:style-name="P49">Seleccionar localización de interés</text:p>
          </table:table-cell>
          <table:table-cell table:style-name="Tabla41.B2" office:value-type="string">
            <text:p text:style-name="P190">ClsLocalizationPoint</text:p>
          </table:table-cell>
        </table:table-row>
        <table:table-row>
          <table:table-cell table:style-name="Tabla41.A2" office:value-type="string">
            <text:p text:style-name="P49">Indicar localización válida</text:p>
          </table:table-cell>
          <table:table-cell table:style-name="Tabla41.B2" office:value-type="string">
            <text:p text:style-name="P190">ClsLocalizationPoint</text:p>
          </table:table-cell>
        </table:table-row>
        <table:table-row>
          <table:table-cell table:style-name="Tabla41.A2" office:value-type="string">
            <text:p text:style-name="P49">Aumentar Localización</text:p>
          </table:table-cell>
          <table:table-cell table:style-name="Tabla41.B2" office:value-type="string">
            <text:p text:style-name="P190">ClsLocalizationPoint</text:p>
          </table:table-cell>
        </table:table-row>
        <table:table-row>
          <table:table-cell table:style-name="Tabla41.A2" office:value-type="string">
            <text:p text:style-name="P49">Marcar Localización Favorita</text:p>
          </table:table-cell>
          <table:table-cell table:style-name="Tabla41.B2" office:value-type="string">
            <text:p text:style-name="P190">ClsLocalizationPoint</text:p>
          </table:table-cell>
        </table:table-row>
        <table:table-row>
          <table:table-cell table:style-name="Tabla41.A2" office:value-type="string">
            <text:p text:style-name="P49">Valorar Localización</text:p>
          </table:table-cell>
          <table:table-cell table:style-name="Tabla41.B2" office:value-type="string">
            <text:p text:style-name="P190">ClsLocalizationPoint</text:p>
          </table:table-cell>
        </table:table-row>
        <table:table-row>
          <table:table-cell table:style-name="Tabla41.A2" office:value-type="string">
            <text:p text:style-name="P49">Filtrar Listas</text:p>
          </table:table-cell>
          <table:table-cell table:style-name="Tabla41.B2" office:value-type="string">
            <text:p text:style-name="P190">Dependiendo de la lista la clase asociada podrá ser una de las siguientes:</text:p>
            <text:list xml:id="list1527513545" text:style-name="L13">
              <text:list-item>
                <text:p text:style-name="P241">ClsRoute</text:p>
              </text:list-item>
              <text:list-item>
                <text:p text:style-name="P241">ClsLocalizationPoint</text:p>
              </text:list-item>
            </text:list>
          </table:table-cell>
        </table:table-row>
        <table:table-row>
          <table:table-cell table:style-name="Tabla41.A2" office:value-type="string">
            <text:p text:style-name="P49">Eliminar elemento</text:p>
          </table:table-cell>
          <table:table-cell table:style-name="Tabla41.B2" office:value-type="string">
            <text:p text:style-name="P190">Dependiendo de la lista la clase asociada podrá ser una de las siguientes:</text:p>
            <text:list xml:id="list151721063369961" text:continue-numbering="true" text:style-name="L13">
              <text:list-item>
                <text:p text:style-name="P241">ClsRoute</text:p>
              </text:list-item>
              <text:list-item>
                <text:p text:style-name="P241">ClsLocalizationPoint</text:p>
              </text:list-item>
            </text:list>
          </table:table-cell>
        </table:table-row>
        <table:table-row>
          <table:table-cell table:style-name="Tabla41.A2" office:value-type="string">
            <text:p text:style-name="P72">Compartir localización</text:p>
          </table:table-cell>
          <table:table-cell table:style-name="Tabla41.B2" office:value-type="string">
            <text:p text:style-name="P190">ClsLocalizationPoint</text:p>
          </table:table-cell>
        </table:table-row>
        <table:table-row>
          <table:table-cell table:style-name="Tabla41.A2" office:value-type="string">
            <text:p text:style-name="P72">Crear Nueva Ruta</text:p>
          </table:table-cell>
          <table:table-cell table:style-name="Tabla41.B2" office:value-type="string">
            <text:p text:style-name="P190">ClsRoute</text:p>
          </table:table-cell>
        </table:table-row>
        <text:soft-page-break/>
        <table:table-row>
          <table:table-cell table:style-name="Tabla41.A2" office:value-type="string">
            <text:p text:style-name="P54">Descargar Mapa Offline</text:p>
          </table:table-cell>
          <table:table-cell table:style-name="Tabla41.B2" office:value-type="string">
            <text:p text:style-name="P190">Ninguna, Mapbox se encarga de esto.</text:p>
          </table:table-cell>
        </table:table-row>
        <table:table-row>
          <table:table-cell table:style-name="Tabla41.A2" office:value-type="string">
            <text:p text:style-name="P54"><text:span text:style-name="T28">Eliminar</text:span> Mapa Offline</text:p>
          </table:table-cell>
          <table:table-cell table:style-name="Tabla41.B2" office:value-type="string">
            <text:p text:style-name="P190">Ninguna, Mapbox se encarga de esto.</text:p>
          </table:table-cell>
        </table:table-row>
        <table:table-row>
          <table:table-cell table:style-name="Tabla41.A2" office:value-type="string">
            <text:p text:style-name="P55"><text:span text:style-name="T29">Navegar a una región</text:span> <text:span text:style-name="T29">o</text:span>ffline</text:p>
          </table:table-cell>
          <table:table-cell table:style-name="Tabla41.B2" office:value-type="string">
            <text:p text:style-name="P190">Ninguna, Mapbox se encarga de esto.</text:p>
          </table:table-cell>
        </table:table-row>
      </table:table>
      <text:p text:style-name="P17"/>
      <text:p text:style-name="P6">DSI 4: Diseño de clases</text:p>
      <text:p text:style-name="P75">(Esperar a corregir el diagrama de clases)</text:p>
      <text:p text:style-name="P35">DSI 6: Diseño físico de datos</text:p>
      <text:p text:style-name="P35">DSI 6.1: Diseño del modelo físico de datos</text:p>
      <table:table table:name="Tabla42" table:style-name="Tabla42">
        <table:table-column table:style-name="Tabla42.A"/>
        <table:table-column table:style-name="Tabla42.B"/>
        <table:table-row>
          <table:table-cell table:style-name="Tabla42.A1" office:value-type="string">
            <text:p text:style-name="P106">Tablas</text:p>
          </table:table-cell>
          <table:table-cell table:style-name="Tabla42.B1" office:value-type="string">
            <text:p text:style-name="P106">Columnas</text:p>
          </table:table-cell>
        </table:table-row>
        <table:table-row>
          <table:table-cell table:style-name="Tabla42.A2" office:value-type="string">
            <text:p text:style-name="P191">Users</text:p>
          </table:table-cell>
          <table:table-cell table:style-name="Tabla42.B2" office:value-type="string">
            <text:list xml:id="list2441648454" text:style-name="L14">
              <text:list-item>
                <text:p text:style-name="P242">String NickName</text:p>
              </text:list-item>
              <text:list-item>
                <text:p text:style-name="P242">String Password</text:p>
              </text:list-item>
              <text:list-item>
                <text:p text:style-name="P242">String FirstName</text:p>
              </text:list-item>
              <text:list-item>
                <text:p text:style-name="P242">String LastName</text:p>
              </text:list-item>
              <text:list-item>
                <text:p text:style-name="P242">String Email</text:p>
              </text:list-item>
            </text:list>
          </table:table-cell>
        </table:table-row>
        <table:table-row>
          <table:table-cell table:style-name="Tabla42.A2" office:value-type="string">
            <text:p text:style-name="P191">Route</text:p>
          </table:table-cell>
          <table:table-cell table:style-name="Tabla42.B2" office:value-type="string">
            <text:list xml:id="list1498704391" text:style-name="L15">
              <text:list-item>
                <text:p text:style-name="P243">Int Id</text:p>
              </text:list-item>
              <text:list-item>
                <text:p text:style-name="P243">String Name</text:p>
              </text:list-item>
              <text:list-item>
                <text:p text:style-name="P243">String Description</text:p>
              </text:list-item>
              <text:list-item>
                <text:p text:style-name="P243">boolean Favourite</text:p>
              </text:list-item>
              <text:list-item>
                <text:p text:style-name="P243">SmallDateTime DateOfCreation</text:p>
              </text:list-item>
              <text:list-item>
                <text:p text:style-name="P243">String UserNickName </text:p>
              </text:list-item>
            </text:list>
          </table:table-cell>
        </table:table-row>
        <table:table-row>
          <table:table-cell table:style-name="Tabla42.A2" office:value-type="string">
            <text:p text:style-name="P192">RoutePoint</text:p>
          </table:table-cell>
          <table:table-cell table:style-name="Tabla42.B2" office:value-type="string">
            <text:list xml:id="list1429254552" text:style-name="L16">
              <text:list-item>
                <text:p text:style-name="P245">Int SecuencePriority</text:p>
              </text:list-item>
              <text:list-item>
                <text:p text:style-name="P245">Int RouteId</text:p>
              </text:list-item>
              <text:list-item>
                <text:p text:style-name="P245">double Latitude</text:p>
              </text:list-item>
              <text:list-item>
                <text:p text:style-name="P245">double Longitude</text:p>
              </text:list-item>
            </text:list>
          </table:table-cell>
        </table:table-row>
        <table:table-row>
          <table:table-cell table:style-name="Tabla42.A2" office:value-type="string">
            <text:p text:style-name="P192">LocalizationPoint</text:p>
          </table:table-cell>
          <table:table-cell table:style-name="Tabla42.B2" office:value-type="string">
            <text:list xml:id="list1798238979" text:style-name="L17">
              <text:list-item>
                <text:p text:style-name="P246">String Name</text:p>
              </text:list-item>
              <text:list-item>
                <text:p text:style-name="P246">String Description</text:p>
              </text:list-item>
              <text:list-item>
                <text:p text:style-name="P246">double Latitude</text:p>
              </text:list-item>
              <text:list-item>
                <text:p text:style-name="P246">double Longitude</text:p>
              </text:list-item>
              <text:list-item>
                <text:p text:style-name="P244">boolean Favourite</text:p>
              </text:list-item>
              <text:list-item>
                <text:p text:style-name="P244"><text:soft-page-break/>SmallDateTime DateOfCreation</text:p>
              </text:list-item>
              <text:list-item>
                <text:p text:style-name="P244">String UserNickName </text:p>
              </text:list-item>
            </text:list>
          </table:table-cell>
        </table:table-row>
        <table:table-row>
          <table:table-cell table:style-name="Tabla42.A2" office:value-type="string">
            <text:p text:style-name="P192">LocalizationType</text:p>
          </table:table-cell>
          <table:table-cell table:style-name="Tabla42.B2" office:value-type="string">
            <text:list xml:id="list609669311" text:style-name="L18">
              <text:list-item>
                <text:p text:style-name="P247">String name</text:p>
              </text:list-item>
            </text:list>
          </table:table-cell>
        </table:table-row>
        <table:table-row>
          <table:table-cell table:style-name="Tabla42.A2" office:value-type="string">
            <text:p text:style-name="P192">LocalizationPointLocalizationType</text:p>
          </table:table-cell>
          <table:table-cell table:style-name="Tabla42.B2" office:value-type="string">
            <text:list xml:id="list3815396933" text:style-name="L19">
              <text:list-item>
                <text:p text:style-name="P248">String LocalizationPointName</text:p>
              </text:list-item>
              <text:list-item>
                <text:p text:style-name="P248">String LocalizationTypeName</text:p>
              </text:list-item>
            </text:list>
          </table:table-cell>
        </table:table-row>
      </table:table>
      <text:p text:style-name="P76"/>
      <text:p text:style-name="P37"><text:span text:style-name="T69">4.6 </text:span>Plan de pruebas</text:p>
      <text:p text:style-name="P78"><text:span text:style-name="T69">4.6.1 </text:span>Especificación del entorno de pruebas</text:p>
      <text:p text:style-name="P77">La aplicación tendrá un periodo de prueba de una semana, más que suficiente debido a su tamaño.</text:p>
      <text:p text:style-name="P206"/>
      <text:p text:style-name="P38"><text:span text:style-name="T71">4.6.2 </text:span><text:span text:style-name="T70">Especificación técnica de niveles de prueba</text:span></text:p>
      <text:list xml:id="list609591810" text:style-name="L20">
        <text:list-item>
          <text:p text:style-name="P205">Pruebas individuales de cada módulo. Probaremos que la interfaz de cada módulo responde como debe.</text:p>
        </text:list-item>
        <text:list-item>
          <text:p text:style-name="P205">Pruebas unitarias entre diferentes módulos. Cuando se haya verificado que cada módulo hace lo que debe, comenzaremos a realizar pruebas funcionamiento entre diferentes módulos <text:span text:style-name="T72">relacionados</text:span>.</text:p>
        </text:list-item>
        <text:list-item>
          <text:p text:style-name="P205">Pruebas globales sobre la aplicación. Esta será la fase final donde comprobaremos que la aplicación funciona en todos los aspectos. Durante esta fase pasaremos una demo de la app a una serie de usuario<text:span text:style-name="T72">s</text:span> en busca de posibles errores no encontrados hasta entonces.</text:p>
        </text:list-item>
      </text:list>
      <text:p text:style-name="P78"/>
      <table:table table:name="Tabla50" table:style-name="Tabla50">
        <table:table-column table:style-name="Tabla50.A"/>
        <table:table-column table:style-name="Tabla50.B"/>
        <table:table-column table:style-name="Tabla50.C"/>
        <table:table-row>
          <table:table-cell table:style-name="Tabla50.A1" office:value-type="string">
            <text:p text:style-name="P182">Código</text:p>
          </table:table-cell>
          <table:table-cell table:style-name="Tabla50.A1" office:value-type="string">
            <text:p text:style-name="P182">Descripción</text:p>
          </table:table-cell>
          <table:table-cell table:style-name="Tabla50.C1" office:value-type="string">
            <text:p text:style-name="P182">Nivel</text:p>
          </table:table-cell>
        </table:table-row>
        <table:table-row>
          <table:table-cell table:style-name="Tabla50.A2" office:value-type="string">
            <text:p text:style-name="P110">PR1</text:p>
          </table:table-cell>
          <table:table-cell table:style-name="Tabla50.A2" office:value-type="string">
            <text:p text:style-name="P115">Creación de una nueva cuenta en la aplicación</text:p>
          </table:table-cell>
          <table:table-cell table:style-name="Tabla50.C2" office:value-type="string">
            <text:p text:style-name="P112">Individual</text:p>
          </table:table-cell>
        </table:table-row>
        <table:table-row>
          <table:table-cell table:style-name="Tabla50.A2" office:value-type="string">
            <text:p text:style-name="P110">PR2</text:p>
          </table:table-cell>
          <table:table-cell table:style-name="Tabla50.A2" office:value-type="string">
            <text:p text:style-name="P115">Logueo con una cuenta</text:p>
          </table:table-cell>
          <table:table-cell table:style-name="Tabla50.C2" office:value-type="string">
            <text:p text:style-name="P113">Individual</text:p>
          </table:table-cell>
        </table:table-row>
        <table:table-row>
          <table:table-cell table:style-name="Tabla50.A2" office:value-type="string">
            <text:p text:style-name="P110">PR3</text:p>
          </table:table-cell>
          <table:table-cell table:style-name="Tabla50.A2" office:value-type="string">
            <text:p text:style-name="P116">Cambio de contraseña <text:span text:style-name="T73">de</text:span> una cuenta </text:p>
          </table:table-cell>
          <table:table-cell table:style-name="Tabla50.C2" office:value-type="string">
            <text:p text:style-name="P114">Individual</text:p>
          </table:table-cell>
        </table:table-row>
        <table:table-row>
          <table:table-cell table:style-name="Tabla50.A2" office:value-type="string">
            <text:p text:style-name="P110">PR4</text:p>
          </table:table-cell>
          <table:table-cell table:style-name="Tabla50.A2" office:value-type="string">
            <text:p text:style-name="P117">Desplazamiento entre las diferentes pantallas de la aplicación</text:p>
          </table:table-cell>
          <table:table-cell table:style-name="Tabla50.C2" office:value-type="string">
            <text:p text:style-name="P117">Unitaria</text:p>
          </table:table-cell>
        </table:table-row>
        <table:table-row>
          <table:table-cell table:style-name="Tabla50.A2" office:value-type="string">
            <text:p text:style-name="P110">PR5</text:p>
          </table:table-cell>
          <table:table-cell table:style-name="Tabla50.A2" office:value-type="string">
            <text:p text:style-name="P118">Creación de un punto de localización</text:p>
          </table:table-cell>
          <table:table-cell table:style-name="Tabla50.C2" office:value-type="string">
            <text:p text:style-name="P119">Individual</text:p>
          </table:table-cell>
        </table:table-row>
        <table:table-row>
          <table:table-cell table:style-name="Tabla50.A2" office:value-type="string">
            <text:p text:style-name="P110">PR6</text:p>
          </table:table-cell>
          <table:table-cell table:style-name="Tabla50.A2" office:value-type="string">
            <text:p text:style-name="P119">Filtrar el mapa por cada uno de los tipos de filtro</text:p>
          </table:table-cell>
          <table:table-cell table:style-name="Tabla50.C2" office:value-type="string">
            <text:p text:style-name="P119">Individual</text:p>
          </table:table-cell>
        </table:table-row>
        <table:table-row>
          <table:table-cell table:style-name="Tabla50.A2" office:value-type="string">
            <text:p text:style-name="P110">PR7</text:p>
          </table:table-cell>
          <table:table-cell table:style-name="Tabla50.A2" office:value-type="string">
            <text:p text:style-name="P119">Ver detalles de una localización</text:p>
          </table:table-cell>
          <table:table-cell table:style-name="Tabla50.C2" office:value-type="string">
            <text:p text:style-name="P119">Individual</text:p>
          </table:table-cell>
        </table:table-row>
        <table:table-row>
          <table:table-cell table:style-name="Tabla50.A2" office:value-type="string">
            <text:p text:style-name="P110">PR8</text:p>
          </table:table-cell>
          <table:table-cell table:style-name="Tabla50.A2" office:value-type="string">
            <text:p text:style-name="P119">Guardar una localización como favorita</text:p>
          </table:table-cell>
          <table:table-cell table:style-name="Tabla50.C2" office:value-type="string">
            <text:p text:style-name="P119">Individual</text:p>
          </table:table-cell>
        </table:table-row>
        <table:table-row>
          <table:table-cell table:style-name="Tabla50.A2" office:value-type="string">
            <text:p text:style-name="P110">PR9</text:p>
          </table:table-cell>
          <table:table-cell table:style-name="Tabla50.A2" office:value-type="string">
            <text:p text:style-name="P119">Eliminar una localización a través del mapa <text:span text:style-name="T74">de inicio</text:span></text:p>
          </table:table-cell>
          <table:table-cell table:style-name="Tabla50.C2" office:value-type="string">
            <text:p text:style-name="P119">Individual</text:p>
          </table:table-cell>
        </table:table-row>
        <table:table-row>
          <table:table-cell table:style-name="Tabla50.A2" office:value-type="string">
            <text:p text:style-name="P110">PR10</text:p>
          </table:table-cell>
          <table:table-cell table:style-name="Tabla50.A2" office:value-type="string">
            <text:p text:style-name="P120">Modificar una localización a través del mapa de inicio</text:p>
          </table:table-cell>
          <table:table-cell table:style-name="Tabla50.C2" office:value-type="string">
            <text:p text:style-name="P120">Individual</text:p>
          </table:table-cell>
        </table:table-row>
        <table:table-row>
          <table:table-cell table:style-name="Tabla50.A2" office:value-type="string">
            <text:p text:style-name="P110">PR11</text:p>
          </table:table-cell>
          <table:table-cell table:style-name="Tabla50.A2" office:value-type="string">
            <text:p text:style-name="P120">Realizar <text:s/>todo tipo de filtrados en el listado de puntos de localización</text:p>
          </table:table-cell>
          <table:table-cell table:style-name="Tabla50.C2" office:value-type="string">
            <text:p text:style-name="P120">Individual</text:p>
          </table:table-cell>
        </table:table-row>
        <table:table-row>
          <table:table-cell table:style-name="Tabla50.A2" office:value-type="string">
            <text:p text:style-name="P110">PR12</text:p>
          </table:table-cell>
          <table:table-cell table:style-name="Tabla50.A2" office:value-type="string">
            <text:p text:style-name="P120">Compartir un punto de localización con la app</text:p>
          </table:table-cell>
          <table:table-cell table:style-name="Tabla50.C2" office:value-type="string">
            <text:p text:style-name="P120">Individual</text:p>
          </table:table-cell>
        </table:table-row>
        <text:soft-page-break/>
        <table:table-row>
          <table:table-cell table:style-name="Tabla50.A2" office:value-type="string">
            <text:p text:style-name="P110">PR13</text:p>
          </table:table-cell>
          <table:table-cell table:style-name="Tabla50.A2" office:value-type="string">
            <text:p text:style-name="P123">Eliminar un punto de localización de la lista</text:p>
          </table:table-cell>
          <table:table-cell table:style-name="Tabla50.C2" office:value-type="string">
            <text:p text:style-name="P121">Individual</text:p>
          </table:table-cell>
        </table:table-row>
        <table:table-row>
          <table:table-cell table:style-name="Tabla50.A2" office:value-type="string">
            <text:p text:style-name="P110">PR14</text:p>
          </table:table-cell>
          <table:table-cell table:style-name="Tabla50.A2" office:value-type="string">
            <text:p text:style-name="P131">Modificar un punto de localización de la lista</text:p>
          </table:table-cell>
          <table:table-cell table:style-name="Tabla50.C2" office:value-type="string">
            <text:p text:style-name="P124">Individual</text:p>
          </table:table-cell>
        </table:table-row>
        <table:table-row>
          <table:table-cell table:style-name="Tabla50.A2" office:value-type="string">
            <text:p text:style-name="P110">PR1<text:span text:style-name="T74">5</text:span></text:p>
          </table:table-cell>
          <table:table-cell table:style-name="Tabla50.A2" office:value-type="string">
            <text:p text:style-name="P125">Marcar o desmarcar un punto de localización en la lista como favorito</text:p>
          </table:table-cell>
          <table:table-cell table:style-name="Tabla50.C2" office:value-type="string">
            <text:p text:style-name="P125">Individual</text:p>
          </table:table-cell>
        </table:table-row>
        <table:table-row>
          <table:table-cell table:style-name="Tabla50.A2" office:value-type="string">
            <text:p text:style-name="P110">PR1<text:span text:style-name="T74">6</text:span></text:p>
          </table:table-cell>
          <table:table-cell table:style-name="Tabla50.A2" office:value-type="string">
            <text:p text:style-name="P132">Crear un a nueva ruta</text:p>
          </table:table-cell>
          <table:table-cell table:style-name="Tabla50.C2" office:value-type="string">
            <text:p text:style-name="P126">Individual</text:p>
          </table:table-cell>
        </table:table-row>
        <table:table-row>
          <table:table-cell table:style-name="Tabla50.A2" office:value-type="string">
            <text:p text:style-name="P111">PR1<text:span text:style-name="T74">7</text:span></text:p>
          </table:table-cell>
          <table:table-cell table:style-name="Tabla50.A2" office:value-type="string">
            <text:p text:style-name="P132">Modificar la descripción de una ruta</text:p>
          </table:table-cell>
          <table:table-cell table:style-name="Tabla50.C2" office:value-type="string">
            <text:p text:style-name="P126">Individual</text:p>
          </table:table-cell>
        </table:table-row>
        <table:table-row>
          <table:table-cell table:style-name="Tabla50.A2" office:value-type="string">
            <text:p text:style-name="P111">PR1<text:span text:style-name="T74">8</text:span></text:p>
          </table:table-cell>
          <table:table-cell table:style-name="Tabla50.A2" office:value-type="string">
            <text:p text:style-name="P133">Eliminar una ruta</text:p>
          </table:table-cell>
          <table:table-cell table:style-name="Tabla50.C2" office:value-type="string">
            <text:p text:style-name="P127">Individual</text:p>
          </table:table-cell>
        </table:table-row>
        <table:table-row>
          <table:table-cell table:style-name="Tabla50.A2" office:value-type="string">
            <text:p text:style-name="P111">PR1<text:span text:style-name="T74">9</text:span></text:p>
          </table:table-cell>
          <table:table-cell table:style-name="Tabla50.A2" office:value-type="string">
            <text:p text:style-name="P133">Marcar o desmarcar una ruta como favorita</text:p>
          </table:table-cell>
          <table:table-cell table:style-name="Tabla50.C2" office:value-type="string">
            <text:p text:style-name="P127">Individual</text:p>
          </table:table-cell>
        </table:table-row>
        <table:table-row>
          <table:table-cell table:style-name="Tabla50.A2" office:value-type="string">
            <text:p text:style-name="P111">PR<text:span text:style-name="T74">20</text:span></text:p>
          </table:table-cell>
          <table:table-cell table:style-name="Tabla50.A2" office:value-type="string">
            <text:p text:style-name="P122">Realizar <text:s/>todo tipo de filtrados en el listado de <text:span text:style-name="T75">rutas</text:span></text:p>
          </table:table-cell>
          <table:table-cell table:style-name="Tabla50.C2" office:value-type="string">
            <text:p text:style-name="P127">Individual</text:p>
          </table:table-cell>
        </table:table-row>
        <table:table-row>
          <table:table-cell table:style-name="Tabla50.A2" office:value-type="string">
            <text:p text:style-name="P111">PR<text:span text:style-name="T74">21</text:span></text:p>
          </table:table-cell>
          <table:table-cell table:style-name="Tabla50.A2" office:value-type="string">
            <text:p text:style-name="P133">Navegar por el mapa de una ruta ya creada</text:p>
          </table:table-cell>
          <table:table-cell table:style-name="Tabla50.C2" office:value-type="string">
            <text:p text:style-name="P127">Individual</text:p>
          </table:table-cell>
        </table:table-row>
        <table:table-row>
          <table:table-cell table:style-name="Tabla50.A2" office:value-type="string">
            <text:p text:style-name="P111">PR<text:span text:style-name="T74">22</text:span></text:p>
          </table:table-cell>
          <table:table-cell table:style-name="Tabla50.A2" office:value-type="string">
            <text:p text:style-name="P134">Navegar por el mapa offline</text:p>
          </table:table-cell>
          <table:table-cell table:style-name="Tabla50.C2" office:value-type="string">
            <text:p text:style-name="P128">Individual</text:p>
          </table:table-cell>
        </table:table-row>
        <table:table-row>
          <table:table-cell table:style-name="Tabla50.A2" office:value-type="string">
            <text:p text:style-name="P111">PR<text:span text:style-name="T74">23</text:span></text:p>
          </table:table-cell>
          <table:table-cell table:style-name="Tabla50.A2" office:value-type="string">
            <text:p text:style-name="P134">Descargar una región offline</text:p>
          </table:table-cell>
          <table:table-cell table:style-name="Tabla50.C2" office:value-type="string">
            <text:p text:style-name="P128">Individual</text:p>
          </table:table-cell>
        </table:table-row>
        <table:table-row>
          <table:table-cell table:style-name="Tabla50.A2" office:value-type="string">
            <text:p text:style-name="P111">PR<text:span text:style-name="T74">24</text:span></text:p>
          </table:table-cell>
          <table:table-cell table:style-name="Tabla50.A2" office:value-type="string">
            <text:p text:style-name="P134">Mostrar el listado de regiones descargadas</text:p>
          </table:table-cell>
          <table:table-cell table:style-name="Tabla50.C2" office:value-type="string">
            <text:p text:style-name="P128">Individual</text:p>
          </table:table-cell>
        </table:table-row>
        <table:table-row>
          <table:table-cell table:style-name="Tabla50.A2" office:value-type="string">
            <text:p text:style-name="P111">PR<text:span text:style-name="T74">25</text:span></text:p>
          </table:table-cell>
          <table:table-cell table:style-name="Tabla50.A2" office:value-type="string">
            <text:p text:style-name="P134">Navegar a regiones ya descargadas</text:p>
          </table:table-cell>
          <table:table-cell table:style-name="Tabla50.C2" office:value-type="string">
            <text:p text:style-name="P128">Individual</text:p>
          </table:table-cell>
        </table:table-row>
        <table:table-row>
          <table:table-cell table:style-name="Tabla50.A2" office:value-type="string">
            <text:p text:style-name="P111">PR<text:span text:style-name="T74">26</text:span></text:p>
          </table:table-cell>
          <table:table-cell table:style-name="Tabla50.A2" office:value-type="string">
            <text:p text:style-name="P135">Comprobar que se muestran los puntos de localización en el mapa offline</text:p>
          </table:table-cell>
          <table:table-cell table:style-name="Tabla50.C2" office:value-type="string">
            <text:p text:style-name="P129">Individual</text:p>
          </table:table-cell>
        </table:table-row>
        <table:table-row>
          <table:table-cell table:style-name="Tabla50.A2" office:value-type="string">
            <text:p text:style-name="P111">PR<text:span text:style-name="T74">27</text:span></text:p>
          </table:table-cell>
          <table:table-cell table:style-name="Tabla50.A2" office:value-type="string">
            <text:p text:style-name="P136">Valorar un punto de localización</text:p>
          </table:table-cell>
          <table:table-cell table:style-name="Tabla50.C2" office:value-type="string">
            <text:p text:style-name="P130">Individual</text:p>
          </table:table-cell>
        </table:table-row>
        <table:table-row>
          <table:table-cell table:style-name="Tabla50.A2" office:value-type="string">
            <text:p text:style-name="P111">PR<text:span text:style-name="T74">28</text:span></text:p>
          </table:table-cell>
          <table:table-cell table:style-name="Tabla50.A2" office:value-type="string">
            <text:p text:style-name="P137">Comprobar que a la hora de crear una ruta se almacena en la lista de rutas</text:p>
          </table:table-cell>
          <table:table-cell table:style-name="Tabla50.C2" office:value-type="string">
            <text:p text:style-name="P137">Unitaria</text:p>
          </table:table-cell>
        </table:table-row>
        <table:table-row>
          <table:table-cell table:style-name="Tabla50.A2" office:value-type="string">
            <text:p text:style-name="P111">PR<text:span text:style-name="T74">29</text:span></text:p>
          </table:table-cell>
          <table:table-cell table:style-name="Tabla50.A2" office:value-type="string">
            <text:p text:style-name="P137">Comprobar que a la hora de crear un punto de localización se almacena en la lista de localizaciones</text:p>
          </table:table-cell>
          <table:table-cell table:style-name="Tabla50.C2" office:value-type="string">
            <text:p text:style-name="P137">Unitaria</text:p>
          </table:table-cell>
        </table:table-row>
        <table:table-row>
          <table:table-cell table:style-name="Tabla50.A2" office:value-type="string">
            <text:p text:style-name="P111">PR<text:span text:style-name="T74">30</text:span></text:p>
          </table:table-cell>
          <table:table-cell table:style-name="Tabla50.A2" office:value-type="string">
            <text:p text:style-name="P137">Comprobar que a la hora de eliminar un punto de localización desde la lista desaparece del mapa y viceversa</text:p>
          </table:table-cell>
          <table:table-cell table:style-name="Tabla50.C2" office:value-type="string">
            <text:p text:style-name="P137">Unitaria</text:p>
          </table:table-cell>
        </table:table-row>
        <table:table-row>
          <table:table-cell table:style-name="Tabla50.A2" office:value-type="string">
            <text:p text:style-name="P111">PR<text:span text:style-name="T74">31</text:span></text:p>
          </table:table-cell>
          <table:table-cell table:style-name="Tabla50.A2" office:value-type="string">
            <text:p text:style-name="P138">Respuesta de la aplicación frente a problemas de conexión</text:p>
          </table:table-cell>
          <table:table-cell table:style-name="Tabla50.C2" office:value-type="string">
            <text:p text:style-name="P138">Global</text:p>
          </table:table-cell>
        </table:table-row>
        <table:table-row>
          <table:table-cell table:style-name="Tabla50.A2" office:value-type="string">
            <text:p text:style-name="P111">PR<text:span text:style-name="T74">32</text:span></text:p>
          </table:table-cell>
          <table:table-cell table:style-name="Tabla50.A2" office:value-type="string">
            <text:p text:style-name="P138">Respuesta de la aplicación frente a problemas de localización</text:p>
          </table:table-cell>
          <table:table-cell table:style-name="Tabla50.C2" office:value-type="string">
            <text:p text:style-name="P138">Global</text:p>
          </table:table-cell>
        </table:table-row>
        <table:table-row>
          <table:table-cell table:style-name="Tabla50.A2" office:value-type="string">
            <text:p text:style-name="P111">PR<text:span text:style-name="T74">33</text:span></text:p>
          </table:table-cell>
          <table:table-cell table:style-name="Tabla50.A2" office:value-type="string">
            <text:p text:style-name="P143">Respuesta de la aplicación frente a localizaciones <text:s/>duplicadas</text:p>
          </table:table-cell>
          <table:table-cell table:style-name="Tabla50.C2" office:value-type="string">
            <text:p text:style-name="P139">Global</text:p>
          </table:table-cell>
        </table:table-row>
        <table:table-row>
          <table:table-cell table:style-name="Tabla50.A2" office:value-type="string">
            <text:p text:style-name="P111">PR<text:span text:style-name="T74">34</text:span></text:p>
          </table:table-cell>
          <table:table-cell table:style-name="Tabla50.A2" office:value-type="string">
            <text:p text:style-name="P145">Pruebas de adaptación de la interfaz en diferentes dispositivos móviles y tablets</text:p>
          </table:table-cell>
          <table:table-cell table:style-name="Tabla50.C2" office:value-type="string">
            <text:p text:style-name="P141">Global</text:p>
          </table:table-cell>
        </table:table-row>
        <table:table-row>
          <table:table-cell table:style-name="Tabla50.A2" office:value-type="string">
            <text:p text:style-name="P111">PR<text:span text:style-name="T74">35</text:span></text:p>
          </table:table-cell>
          <table:table-cell table:style-name="Tabla50.A2" office:value-type="string">
            <text:p text:style-name="P146">Pruebas de consumo de la aplicación</text:p>
          </table:table-cell>
          <table:table-cell table:style-name="Tabla50.C2" office:value-type="string">
            <text:p text:style-name="P142">Global</text:p>
          </table:table-cell>
        </table:table-row>
        <table:table-row>
          <table:table-cell table:style-name="Tabla50.A2" office:value-type="string">
            <text:p text:style-name="P111">PR<text:span text:style-name="T74">36</text:span></text:p>
          </table:table-cell>
          <table:table-cell table:style-name="Tabla50.A2" office:value-type="string">
            <text:p text:style-name="P144">Respuesta de la aplicación tras una semana de pruebas entre diferentes usuarios</text:p>
          </table:table-cell>
          <table:table-cell table:style-name="Tabla50.C2" office:value-type="string">
            <text:p text:style-name="P140">Global</text:p>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ray Manuel Campanario Fernández</meta:initial-creator>
    <meta:editing-cycles>438</meta:editing-cycles>
    <meta:creation-date>2019-10-09T10:59:00</meta:creation-date>
    <dc:date>2020-02-22T14:51:35.311000000</dc:date>
    <meta:editing-duration>PT16H15M58S</meta:editing-duration>
    <meta:generator>LibreOffice/6.2.0.3$Windows_X86_64 LibreOffice_project/98c6a8a1c6c7b144ce3cc729e34964b47ce25d62</meta:generator>
    <meta:document-statistic meta:table-count="50" meta:image-count="0" meta:object-count="1" meta:page-count="25" meta:paragraph-count="1069" meta:word-count="6801" meta:character-count="40691" meta:non-whitespace-character-count="350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3cm" svg:width="9.098cm" svg:height="7.13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